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1" svg:font-family="Arial1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37"/>
    <style:style style:name="ce4" style:family="table-cell" style:parent-style-name="Default" style:data-style-name="N37">
      <style:table-cell-properties fo:background-color="#FFF2CC"/>
    </style:style>
    <style:style style:name="ce5" style:family="table-cell" style:parent-style-name="Default" style:data-style-name="N37">
      <style:table-cell-properties fo:background-color="transparent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15">
      <style:table-cell-properties fo:background-color="#FFF2CC"/>
    </style:style>
    <style:style style:name="ce8" style:family="table-cell" style:parent-style-name="Default" style:data-style-name="N15"/>
    <style:style style:name="ce9" style:family="table-cell" style:parent-style-name="Default" style:data-style-name="N15">
      <style:table-cell-properties style:vertical-align="middle" style:repeat-content="false"/>
      <style:paragraph-properties fo:text-align="center"/>
    </style:style>
    <style:style style:name="ce10" style:family="table-cell" style:parent-style-name="Default" style:data-style-name="N36"/>
    <style:style style:name="ce11" style:family="table-cell" style:parent-style-name="Default" style:data-style-name="N15">
      <style:table-cell-properties fo:background-color="transparent"/>
    </style:style>
    <style:style style:name="ce12" style:family="table-cell" style:parent-style-name="Default" style:data-style-name="N0">
      <style:table-cell-properties fo:background-color="#FFF2CC"/>
    </style:style>
    <style:style style:name="ce13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4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5" style:family="table-cell" style:parent-style-name="Normal_32_2" style:data-style-name="N38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6" style:family="table-cell" style:parent-style-name="Normal_32_2" style:data-style-name="N2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7" style:family="table-cell" style:parent-style-name="Normal_32_2" style:data-style-name="N0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8" style:family="table-cell" style:parent-style-name="Normal_32_2" style:data-style-name="N15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9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fo:color="#FF0000" style:font-name="Arial" style:font-name-asian="Arial" style:font-name-complex="Arial" fo:font-size="12pt" style:font-size-asian="12pt" style:font-size-complex="12pt" style:font-family-generic="swiss"/>
    </style:style>
    <style:style style:name="ce20" style:family="table-cell" style:parent-style-name="Normal_32_2" style:data-style-name="N0">
      <style:table-cell-properties style:vertical-align="middle" fo:background-color="transparent" style:repeat-content="false"/>
      <style:paragraph-properties fo:text-align="start" fo:margin-left="0cm"/>
      <style:text-properties fo:color="#FF0000" style:font-name="Arial" style:font-name-asian="Arial" style:font-name-complex="Arial" fo:font-size="12pt" style:font-size-asian="12pt" style:font-size-complex="12pt" style:font-family-generic="swiss"/>
    </style:style>
    <style:style style:name="ce21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FF0000" style:font-name="Arial" style:font-name-asian="Arial" style:font-name-complex="Arial" fo:font-size="12pt" style:font-size-asian="12pt" style:font-size-complex="12pt" style:font-family-generic="swiss"/>
    </style:style>
    <style:style style:name="ce22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23" style:family="table-cell" style:parent-style-name="Default" style:data-style-name="N37"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24" style:family="table-cell" style:parent-style-name="Normal_32_2" style:data-style-name="N15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5" style:family="table-cell" style:parent-style-name="Normal_32_2" style:data-style-name="N37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26" style:family="table-cell" style:parent-style-name="Normal_32_2" style:data-style-name="N37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7" style:family="table-cell" style:parent-style-name="Normal_32_2" style:data-style-name="N38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8" style:family="table-cell" style:parent-style-name="Normal_32_2" style:data-style-name="N38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9" style:family="table-cell" style:parent-style-name="Normal_32_2" style:data-style-name="N38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0" style:family="table-cell" style:parent-style-name="Normal_32_2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1" style:family="table-cell" style:parent-style-name="Normal_32_2" style:data-style-name="N38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2" style:family="table-cell" style:parent-style-name="Normal_32_2" style:data-style-name="N0">
      <style:table-cell-properties fo:border-top="none" fo:border-bottom="thick solid #000000" fo:border-left="none" fo:border-right="none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3" style:family="table-cell" style:parent-style-name="Normal_32_2" style:data-style-name="N0">
      <style:table-cell-properties fo:border-top="thick solid #000000" fo:border-bottom="thin solid #000000" fo:border-left="thick solid #000000" fo:border-right="thick solid #000000" style:vertical-align="automatic" fo:background-color="transparent" style:repeat-content="false"/>
      <style:paragraph-properties fo:text-align="center"/>
      <style:text-properties fo:color="#FF0000" style:font-name="Arial" style:font-name-asian="Arial" style:font-name-complex="Arial" fo:font-size="12pt" style:font-size-asian="12pt" style:font-size-complex="12pt" style:font-family-generic="swiss"/>
    </style:style>
    <style:style style:name="ce34" style:family="table-cell" style:parent-style-name="Normal_32_2" style:data-style-name="N0">
      <style:table-cell-properties fo:border-top="none" fo:border-bottom="none" fo:border-left="thick solid #000000" fo:border-right="none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5" style:family="table-cell" style:parent-style-name="Normal_32_2" style:data-style-name="N0">
      <style:table-cell-properties fo:border-top="none" fo:border-bottom="none" fo:border-left="none" fo:border-right="2pt solid #000000" style:vertical-align="top" fo:background-color="transparent"/>
      <style:text-properties fo:color="#FF0000" style:font-name="Arial" style:font-name-asian="Arial" style:font-name-complex="Arial" fo:font-size="14pt" style:font-size-asian="14pt" style:font-size-complex="14pt" style:font-family-generic="swiss"/>
    </style:style>
    <style:style style:name="ce36" style:family="table-cell" style:parent-style-name="Normal_32_2" style:data-style-name="N0">
      <style:table-cell-properties fo:border-top="none" fo:border-bottom="none" fo:border-left="2pt solid #000000" fo:border-right="thin solid #000000" style:vertical-align="middle" fo:wrap-option="wrap" fo:background-color="transparent" style:repeat-content="false"/>
      <style:paragraph-properties fo:text-align="center"/>
      <style:text-properties fo:color="#FF0000" style:font-name="Arial" style:font-name-asian="Arial" style:font-name-complex="Arial" fo:font-size="14pt" style:font-size-asian="14pt" style:font-size-complex="14pt" style:font-family-generic="swiss"/>
    </style:style>
    <style:style style:name="ce37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38" style:family="table-cell" style:parent-style-name="Normal_32_2" style:data-style-name="N0">
      <style:table-cell-properties fo:border-top="thin solid #000000" fo:border-bottom="thin solid #000000" fo:border-left="2pt solid #000000" fo:border-right="none" style:vertical-align="automatic" fo:background-color="#E2EFDA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9" style:family="table-cell" style:parent-style-name="Normal_32_2" style:data-style-name="N38">
      <style:table-cell-properties fo:border-top="none" fo:border-bottom="none" fo:border-left="none" fo:border-right="2pt solid #000000" style:vertical-align="middle" fo:wrap-option="wrap" fo:background-color="#FBEFF9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40" style:family="table-cell" style:parent-style-name="Normal_32_2" style:data-style-name="N2">
      <style:table-cell-properties style:vertical-align="middle" fo:background-color="transparent" style:repeat-content="false"/>
      <style:paragraph-properties fo:text-align="center"/>
      <style:text-properties fo:color="#FF0000" style:font-name="Arial" style:font-name-asian="Arial" style:font-name-complex="Arial" fo:font-size="14pt" style:font-size-asian="14pt" style:font-size-complex="14pt" style:font-family-generic="swiss"/>
    </style:style>
    <style:style style:name="ce41" style:family="table-cell" style:parent-style-name="Normal_32_2" style:data-style-name="N0">
      <style:table-cell-properties fo:border-top="thin solid #000000" fo:border-bottom="thin solid #000000" fo:border-left="2pt solid #000000" fo:border-right="none" style:vertical-align="automatic" fo:background-color="#C6E0B4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2" style:family="table-cell" style:parent-style-name="Normal_32_2" style:data-style-name="N38">
      <style:table-cell-properties fo:border-top="none" fo:border-bottom="thin solid #000000" fo:border-left="thick solid #000000" fo:border-right="none" style:vertical-align="middle" fo:background-color="transparent" style:repeat-content="false"/>
      <style:paragraph-properties fo:text-align="center"/>
      <style:text-properties fo:color="#FF0000" style:font-name="Arial" style:font-name-asian="Arial" style:font-name-complex="Arial" fo:font-size="12pt" style:font-size-asian="12pt" style:font-size-complex="12pt" style:font-family-generic="swiss"/>
    </style:style>
    <style:style style:name="ce43" style:family="table-cell" style:parent-style-name="Normal_32_2" style:data-style-name="N38">
      <style:table-cell-properties fo:border-top="none" fo:border-bottom="2pt solid #000000" fo:border-left="none" fo:border-right="2pt solid #000000" style:vertical-align="middle" fo:wrap-option="wrap" fo:background-color="#FBEFF9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44" style:family="table-cell" style:parent-style-name="Normal_32_2" style:data-style-name="N0">
      <style:table-cell-properties style:vertical-align="automatic" fo:background-color="transparent"/>
      <style:text-properties fo:color="#FF0000" style:font-name="Arial" style:font-name-asian="Arial" style:font-name-complex="Arial" fo:font-size="14pt" style:font-size-asian="14pt" style:font-size-complex="14pt" style:font-family-generic="swiss"/>
    </style:style>
    <style:style style:name="ce45" style:family="table-cell" style:parent-style-name="Normal_32_2" style:data-style-name="N0">
      <style:table-cell-properties fo:border="thin solid #000000" style:vertical-align="middle" fo:background-color="#E7E6E6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6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middle" fo:background-color="#E7E6E6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7" style:family="table-cell" style:parent-style-name="Normal_32_2" style:data-style-name="N0">
      <style:table-cell-properties fo:border-top="thin solid #000000" fo:border-bottom="none" fo:border-left="2pt solid #000000" fo:border-right="2pt solid #000000" style:vertical-align="middle" fo:background-color="#A9D08E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8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#B4C6E7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9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middle" fo:background-color="#B4C6E7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50" style:family="table-cell" style:parent-style-name="Normal_32_2" style:data-style-name="N0">
      <style:table-cell-properties fo:border-top="thin solid #000000" fo:border-bottom="none" fo:border-left="thin solid #000000" fo:border-right="2pt solid #000000" style:vertical-align="middle" fo:background-color="#B4C6E7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51" style:family="table-cell" style:parent-style-name="Normal_32_2" style:data-style-name="N38">
      <style:table-cell-properties fo:border-top="thin solid #000000" fo:border-bottom="thin solid #000000" fo:border-left="none" fo:border-right="thin solid #000000" style:vertical-align="middle" fo:background-color="#F8D3FB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52" style:family="table-cell" style:parent-style-name="Normal_32_2" style:data-style-name="N0">
      <style:table-cell-properties fo:border-top="none" fo:border-bottom="thin solid #000000" fo:border-left="thin solid #000000" fo:border-right="thin solid #000000" style:vertical-align="middle" fo:background-color="#E7E6E6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53" style:family="table-cell" style:parent-style-name="Normal_32_2" style:data-style-name="N0">
      <style:table-cell-properties fo:border-top="none" fo:border-bottom="thin solid #000000" fo:border-left="thin solid #000000" fo:border-right="thin solid #000000" style:vertical-align="middle" fo:background-color="#B4C6E7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54" style:family="table-cell" style:parent-style-name="Normal_32_2" style:data-style-name="N15">
      <style:table-cell-properties fo:border-top="none" fo:border-bottom="thin solid #000000" fo:border-left="thin solid #000000" fo:border-right="thin solid #000000" style:vertical-align="middle" fo:background-color="#B4C6E7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55" style:family="table-cell" style:parent-style-name="Normal_32_2" style:data-style-name="N38">
      <style:table-cell-properties fo:border-top="none" fo:border-bottom="thin solid #000000" fo:border-left="none" fo:border-right="thin solid #000000" style:vertical-align="middle" fo:background-color="#F8D3FB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56" style:family="table-cell" style:parent-style-name="Normal_32_2" style:data-style-name="N0">
      <style:table-cell-properties fo:border="thin solid #000000" style:vertical-align="middle" fo:background-color="#F8CBAD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57" style:family="table-cell" style:parent-style-name="Normal_32_2" style:data-style-name="N2">
      <style:table-cell-properties fo:border="thin solid #000000" style:vertical-align="middle" fo:background-color="#FFE699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58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59" style:family="table-cell" style:parent-style-name="Default" style:data-style-name="N37">
      <style:table-cell-properties fo:background-color="#FFFF00"/>
      <style:text-properties style:font-name="Arial" style:font-name-asian="Arial" style:font-name-complex="Arial" style:font-family-generic="swiss"/>
    </style:style>
    <style:style style:name="ce60" style:family="table-cell" style:parent-style-name="Normal_32_2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61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62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63" style:family="table-cell" style:parent-style-name="Normal_32_2" style:data-style-name="N15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64" style:family="table-cell" style:parent-style-name="Normal_32_2" style:data-style-name="N15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6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66" style:family="table-cell" style:parent-style-name="Default" style:data-style-name="N15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67" style:family="table-cell" style:parent-style-name="Normal_32_2" style:data-style-name="N15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68" style:family="table-cell" style:parent-style-name="Normal_32_2" style:data-style-name="N37">
      <style:table-cell-properties style:vertical-align="automatic" fo:background-color="transparent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69" style:family="table-cell" style:parent-style-name="Normal_32_2" style:data-style-name="N15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70" style:family="table-cell" style:parent-style-name="Default" style:data-style-name="N37">
      <style:text-properties style:font-name="Arial" style:font-name-asian="Arial" style:font-name-complex="Arial" style:font-family-generic="swiss"/>
    </style:style>
    <style:style style:name="ce71" style:family="table-cell" style:parent-style-name="Normal_32_2" style:data-style-name="N15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72" style:family="table-cell" style:parent-style-name="Normal_32_2" style:data-style-name="N15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73" style:family="table-cell" style:parent-style-name="Normal_32_2" style:data-style-name="N0">
      <style:table-cell-properties style:vertical-align="middle" fo:background-color="transparent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74" style:family="table-cell" style:parent-style-name="Normal_32_2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75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76" style:family="table-cell" style:parent-style-name="Normal_32_2" style:data-style-name="N15">
      <style:table-cell-properties fo:border-top="thin solid #000000" fo:border-bottom="none" fo:border-left="none" fo:border-right="thin solid #000000" style:vertical-align="automatic" fo:background-color="#FFFF00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77" style:family="table-cell" style:parent-style-name="Normal_32_2" style:data-style-name="N15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78" style:family="table-cell" style:parent-style-name="Default" style:data-style-name="N15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79" style:family="table-cell" style:parent-style-name="Default" style:data-style-name="N0">
      <style:table-cell-properties style:vertical-align="middle" fo:background-color="#FFFF00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80" style:family="table-cell" style:parent-style-name="Normal_32_2" style:data-style-name="N15">
      <style:table-cell-properties style:vertical-align="middle" fo:background-color="#FFFF00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81" style:family="table-cell" style:parent-style-name="Normal_32_2" style:data-style-name="N0">
      <style:table-cell-properties style:vertical-align="automatic" fo:background-color="transparent"/>
      <style:text-properties fo:color="#FF0000" style:font-name="Arial" style:font-name-asian="Arial" style:font-name-complex="Arial" fo:font-size="12pt" style:font-size-asian="12pt" style:font-size-complex="12pt" style:font-family-generic="swiss"/>
    </style:style>
    <style:style style:name="ce82" style:family="table-cell" style:parent-style-name="Normal_32_2" style:data-style-name="N37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83" style:family="table-cell" style:parent-style-name="Normal_32_2" style:data-style-name="N38">
      <style:table-cell-properties fo:border="thin solid #000000" style:vertical-align="automatic" fo:background-color="#F8D3FB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84" style:family="table-cell" style:parent-style-name="Normal_32_2" style:data-style-name="N38">
      <style:table-cell-properties fo:border="thin solid #000000" style:vertical-align="automatic" fo:background-color="#FBEFF9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85" style:family="table-cell" style:parent-style-name="Normal_32_2" style:data-style-name="N0">
      <style:table-cell-properties style:vertical-align="automatic" fo:background-color="#F8CBAD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86" style:family="table-cell" style:parent-style-name="Normal_32_2" style:data-style-name="N38">
      <style:table-cell-properties fo:border="thin solid #000000" style:vertical-align="automatic" fo:background-color="#FBEFF9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87" style:family="table-cell" style:parent-style-name="Normal_32_2" style:data-style-name="N0">
      <style:table-cell-properties fo:border-top="thin solid #000000" fo:border-bottom="thin double #000000" fo:border-left="none" fo:border-right="none" style:vertical-align="automatic" fo:background-color="transparent" style:repeat-content="false"/>
      <style:paragraph-properties fo:text-align="center"/>
      <style:text-properties fo:color="#FF0000" style:font-name="Arial" style:font-name-asian="Arial" style:font-name-complex="Arial" fo:font-size="14pt" style:font-size-asian="14pt" style:font-size-complex="14pt" style:font-family-generic="swiss"/>
    </style:style>
    <style:style style:name="ce88" style:family="table-cell" style:parent-style-name="Normal_32_2" style:data-style-name="N0">
      <style:table-cell-properties fo:border-top="thin double #000000" fo:border-bottom="2pt solid #000000" fo:border-left="2pt solid #000000" fo:border-right="none" style:vertical-align="top" fo:background-color="transparent" style:repeat-content="false"/>
      <style:paragraph-properties fo:text-align="center"/>
      <style:text-properties fo:color="#FF0000" style:font-name="Arial" style:font-name-asian="Arial" style:font-name-complex="Arial" fo:font-size="14pt" style:font-size-asian="14pt" style:font-size-complex="14pt" style:font-family-generic="swiss"/>
    </style:style>
    <style:style style:name="ce89" style:family="table-cell" style:parent-style-name="Normal_32_2" style:data-style-name="N0">
      <style:table-cell-properties fo:border-top="thick solid #000000" fo:border-bottom="thin solid #000000" fo:border-left="thick solid #000000" fo:border-right="thick solid #000000" style:vertical-align="automatic" fo:background-color="transparent" style:repeat-content="false"/>
      <style:paragraph-properties fo:text-align="center"/>
      <style:text-properties fo:color="#FF0000" style:font-name="Arial" style:font-name-asian="Arial" style:font-name-complex="Arial" fo:font-size="12pt" style:font-size-asian="12pt" style:font-size-complex="12pt" style:font-family-generic="swiss"/>
    </style:style>
    <style:style style:name="ce90" style:family="table-cell" style:parent-style-name="Normal_32_2" style:data-style-name="N0">
      <style:table-cell-properties fo:border-top="none" fo:border-bottom="thin solid #000000" fo:border-left="2pt solid #000000" fo:border-right="thin solid #000000" style:vertical-align="middle" fo:background-color="transparent" style:repeat-content="false"/>
      <style:paragraph-properties fo:text-align="center"/>
      <style:text-properties fo:color="#FF0000" style:font-name="Arial" style:font-name-asian="Arial" style:font-name-complex="Arial" fo:font-size="14pt" style:font-size-asian="14pt" style:font-size-complex="14pt" style:font-family-generic="swiss"/>
    </style:style>
    <style:style style:name="ce91" style:family="table-cell" style:parent-style-name="Normal_32_2" style:data-style-name="N0">
      <style:table-cell-properties fo:border-top="thin solid #000000" fo:border-bottom="thin solid #000000" fo:border-left="thick solid #000000" fo:border-right="thick solid #000000" style:vertical-align="automatic" fo:background-color="#D9E1F2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92" style:family="table-cell" style:parent-style-name="Default" style:data-style-name="N39"/>
    <style:style style:name="ce9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94" style:family="table-cell" style:parent-style-name="Default" style:data-style-name="N2"/>
    <style:style style:name="ce95" style:family="table-cell" style:parent-style-name="Default" style:data-style-name="N0">
      <style:text-properties fo:color="#FF3333"/>
    </style:style>
    <style:style style:name="ce96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3333"/>
    </style:style>
    <style:style style:name="ce97" style:family="table-cell" style:parent-style-name="Default" style:data-style-name="N15">
      <style:table-cell-properties style:vertical-align="middle" style:repeat-content="false"/>
      <style:paragraph-properties fo:text-align="center"/>
      <style:text-properties fo:color="#FF3333"/>
    </style:style>
    <style:style style:name="ce98" style:family="table-cell" style:parent-style-name="Default" style:data-style-name="N2">
      <style:text-properties fo:color="#FF3333"/>
    </style:style>
    <style:style style:name="ce99" style:family="table-cell" style:parent-style-name="Normal_32_2" style:data-style-name="N1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00" style:family="table-cell" style:parent-style-name="Default" style:data-style-name="N37">
      <style:text-properties fo:font-size="14pt" style:font-size-asian="14pt" style:font-size-complex="14pt"/>
    </style:style>
    <style:style style:name="ce101" style:family="table-cell" style:parent-style-name="Normal_32_2" style:data-style-name="N38">
      <style:table-cell-properties style:vertical-align="middle" fo:wrap-option="wrap" fo:background-color="#FBEFF9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02" style:family="table-cell" style:parent-style-name="Normal_32_2" style:data-style-name="N0">
      <style:table-cell-properties fo:border-top="none" fo:border-bottom="none" fo:border-left="none" fo:border-right="thin solid #000000" style:vertical-align="middle" fo:wrap-option="wrap" fo:background-color="transparent" style:repeat-content="false"/>
      <style:paragraph-properties fo:text-align="center"/>
      <style:text-properties fo:color="#FF0000" style:font-name="Arial" style:font-name-asian="Arial" style:font-name-complex="Arial" fo:font-size="12pt" style:font-size-asian="12pt" style:font-size-complex="12pt" style:font-family-generic="swiss"/>
    </style:style>
    <style:style style:name="ce103" style:family="table-cell" style:parent-style-name="Normal_32_2" style:data-style-name="N38">
      <style:table-cell-properties style:vertical-align="middle" fo:background-color="#FBEFF9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04" style:family="table-cell" style:parent-style-name="Normal_32_2" style:data-style-name="N2">
      <style:table-cell-properties style:vertical-align="middle" fo:background-color="transparent" style:repeat-content="false"/>
      <style:paragraph-properties fo:text-align="center"/>
      <style:text-properties fo:color="#FF0000" style:font-name="Arial" style:font-name-asian="Arial" style:font-name-complex="Arial" fo:font-size="12pt" style:font-size-asian="12pt" style:font-size-complex="12pt" style:font-family-generic="swiss"/>
    </style:style>
    <style:style style:name="ce105" style:family="table-cell" style:parent-style-name="Normal_32_2" style:data-style-name="N0">
      <style:table-cell-properties fo:border-top="thin solid #000000" fo:border-bottom="none" fo:border-left="2pt solid #000000" fo:border-right="2pt solid #000000" style:vertical-align="middle" fo:wrap-option="wrap" fo:background-color="#A9D08E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06" style:family="table-cell" style:parent-style-name="Normal_32_2" style:data-style-name="N0">
      <style:table-cell-properties fo:border-top="none" fo:border-bottom="thin solid #000000" fo:border-left="thin solid #000000" fo:border-right="thin solid #000000" style:vertical-align="middle" fo:background-color="#E7E6E6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07" style:family="table-cell" style:parent-style-name="Normal_32_2" style:data-style-name="N0">
      <style:table-cell-properties fo:border-top="none" fo:border-bottom="thin solid #000000" fo:border-left="thin solid #000000" fo:border-right="thin solid #000000" style:vertical-align="middle" fo:background-color="#B4C6E7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08" style:family="table-cell" style:parent-style-name="Normal_32_2" style:data-style-name="N15">
      <style:table-cell-properties fo:border-top="none" fo:border-bottom="thin solid #000000" fo:border-left="thin solid #000000" fo:border-right="thin solid #000000" style:vertical-align="middle" fo:background-color="#B4C6E7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09" style:family="table-cell" style:parent-style-name="Normal_32_2" style:data-style-name="N38">
      <style:table-cell-properties fo:border-top="none" fo:border-bottom="thin solid #000000" fo:border-left="none" fo:border-right="thin solid #000000" style:vertical-align="middle" fo:background-color="#F8D3FB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10" style:family="table-cell" style:parent-style-name="Normal_32_2" style:data-style-name="N0">
      <style:table-cell-properties fo:border="thin solid #000000" style:vertical-align="middle" fo:background-color="#F8CBAD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11" style:family="table-cell" style:parent-style-name="Normal_32_2" style:data-style-name="N2">
      <style:table-cell-properties fo:border="thin solid #000000" style:vertical-align="middle" fo:background-color="#FFE699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12" style:family="table-cell" style:parent-style-name="Default" style:data-style-name="N37">
      <style:table-cell-properties fo:background-color="#FFFF00"/>
    </style:style>
    <style:style style:name="ce113" style:family="table-cell" style:parent-style-name="Normal_32_2" style:data-style-name="N15">
      <style:table-cell-properties style:vertical-align="automatic" fo:background-color="#FFFF00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14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fo:color="#FF0000" style:font-name="Arial" style:font-name-asian="Arial" style:font-name-complex="Arial" fo:font-size="12pt" style:font-size-asian="12pt" style:font-size-complex="12pt" style:font-family-generic="swiss"/>
    </style:style>
    <style:style style:name="ce115" style:family="table-cell" style:parent-style-name="Normal_32_2" style:data-style-name="N0">
      <style:table-cell-properties fo:border-top="thin double #000000" fo:border-bottom="2pt solid #000000" fo:border-left="2pt solid #000000" fo:border-right="none" style:vertical-align="top" fo:background-color="transparent" style:repeat-content="false"/>
      <style:paragraph-properties fo:text-align="center"/>
      <style:text-properties fo:color="#FF0000" style:font-name="Arial" style:font-name-asian="Arial" style:font-name-complex="Arial" fo:font-size="12pt" style:font-size-asian="12pt" style:font-size-complex="12pt" style:font-family-generic="swiss"/>
    </style:style>
    <style:style style:name="ce116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color="#FF0000" style:font-name="Arial" style:font-name-asian="Arial" style:font-name-complex="Arial" fo:font-size="12pt" style:font-size-asian="12pt" style:font-size-complex="12pt" style:font-family-generic="swiss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2.67229166666667cm"/>
    </style:style>
    <style:style style:name="co5" style:family="table-column">
      <style:table-column-properties fo:break-before="auto" style:column-width="1.87854166666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0.846666666666667cm"/>
    </style:style>
    <style:style style:name="co8" style:family="table-column">
      <style:table-column-properties fo:break-before="auto" style:column-width="1.32291666666667cm" style:use-optimal-column-width="true"/>
    </style:style>
    <style:style style:name="co9" style:family="table-column">
      <style:table-column-properties fo:break-before="auto" style:column-width="2.01083333333333cm" style:use-optimal-column-width="true"/>
    </style:style>
    <style:style style:name="co10" style:family="table-column">
      <style:table-column-properties fo:break-before="auto" style:column-width="2.03729166666667cm"/>
    </style:style>
    <style:style style:name="co11" style:family="table-column">
      <style:table-column-properties fo:break-before="auto" style:column-width="2.72520833333333cm"/>
    </style:style>
    <style:style style:name="co12" style:family="table-column">
      <style:table-column-properties fo:break-before="auto" style:column-width="2.75166666666667cm"/>
    </style:style>
    <style:style style:name="co13" style:family="table-column">
      <style:table-column-properties fo:break-before="auto" style:column-width="1.45520833333333cm"/>
    </style:style>
    <style:style style:name="co14" style:family="table-column">
      <style:table-column-properties fo:break-before="auto" style:column-width="2.11666666666667cm"/>
    </style:style>
    <style:style style:name="co15" style:family="table-column">
      <style:table-column-properties fo:break-before="auto" style:column-width="1.190625cm"/>
    </style:style>
    <style:style style:name="co16" style:family="table-column">
      <style:table-column-properties fo:break-before="auto" style:column-width="1.87854166666667cm" style:use-optimal-column-width="true"/>
    </style:style>
    <style:style style:name="co17" style:family="table-column">
      <style:table-column-properties fo:break-before="auto" style:column-width="3.254375cm"/>
    </style:style>
    <style:style style:name="co18" style:family="table-column">
      <style:table-column-properties fo:break-before="auto" style:column-width="3.20145833333333cm"/>
    </style:style>
    <style:style style:name="co19" style:family="table-column">
      <style:table-column-properties fo:break-before="auto" style:column-width="2.91041666666667cm"/>
    </style:style>
    <style:style style:name="co20" style:family="table-column">
      <style:table-column-properties fo:break-before="auto" style:column-width="3.06916666666667cm"/>
    </style:style>
    <style:style style:name="co21" style:family="table-column">
      <style:table-column-properties fo:break-before="auto" style:column-width="3.78354166666667cm"/>
    </style:style>
    <style:style style:name="co22" style:family="table-column">
      <style:table-column-properties fo:break-before="auto" style:column-width="2.80458333333333cm"/>
    </style:style>
    <style:style style:name="co23" style:family="table-column">
      <style:table-column-properties fo:break-before="auto" style:column-width="0.767291666666667cm"/>
    </style:style>
    <style:style style:name="co24" style:family="table-column">
      <style:table-column-properties fo:break-before="auto" style:column-width="3.413125cm"/>
    </style:style>
    <style:style style:name="co25" style:family="table-column">
      <style:table-column-properties fo:break-before="auto" style:column-width="2.85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2.75pt" style:use-optimal-row-height="fals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8.75pt" style:use-optimal-row-height="true" fo:break-before="auto"/>
    </style:style>
    <style:style style:name="ro7" style:family="table-row">
      <style:table-row-properties style:row-height="19.5pt" style:use-optimal-row-height="true" fo:break-before="auto"/>
    </style:style>
    <style:style style:name="ro8" style:family="table-row">
      <style:table-row-properties style:row-height="15.4pt" style:use-optimal-row-height="false" fo:break-before="auto"/>
    </style:style>
    <style:style style:name="ro9" style:family="table-row">
      <style:table-row-properties style:row-height="27.75pt" style:use-optimal-row-height="false" fo:break-before="auto"/>
    </style:style>
    <style:style style:name="ro10" style:family="table-row">
      <style:table-row-properties style:row-height="15.75pt" style:use-optimal-row-height="tru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lehr_TimingAnalysis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4" table:number-columns-repeated="2" table:default-cell-style-name="ce1"/>
        <table:table-column table:style-name="co1" table:number-columns-repeated="3" table:default-cell-style-name="ce1"/>
        <table:table-column table:style-name="co5" table:number-columns-repeated="1013" table:default-cell-style-name="ce1"/>
        <table:table-column table:style-name="co6" table:number-columns-repeated="15360" table:default-cell-style-name="ce1"/>
        <table:table-row table:number-rows-repeated="3"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Mark Sort → C''N^2+C'N^1+CN^0</text:p>
          </table:table-cell>
          <table:table-cell table:number-columns-repeated="16379" table:style-name="ce1"/>
        </table:table-row>
        <table:table-row table:number-rows-repeated="3"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style-name="ce2"/>
          <table:table-cell office:value-type="string" table:style-name="ce2">
            <text:p>Data X or r</text:p>
          </table:table-cell>
          <table:table-cell table:style-name="ce2"/>
          <table:table-cell office:value-type="string" table:style-name="ce2">
            <text:p>Data f</text:p>
          </table:table-cell>
          <table:table-cell office:value-type="string" table:style-name="ce1">
            <text:p>Curve Fit</text:p>
          </table:table-cell>
          <table:table-cell table:number-columns-repeated="16378" table:style-name="ce1"/>
        </table:table-row>
        <table:table-row table:style-name="ro1">
          <table:table-cell/>
          <table:table-cell table:number-columns-repeated="4" table:style-name="ce2"/>
          <table:table-cell office:value-type="string" table:style-name="ce1">
            <text:p>Computation</text:p>
          </table:table-cell>
          <table:table-cell table:style-name="ce1"/>
          <table:table-cell office:value-type="float" office:value="1.2128000000000001E-6" table:style-name="ce3">
            <text:p>1.21E-006</text:p>
          </table:table-cell>
          <table:table-cell office:value-type="string" table:style-name="ce1">
            <text:p><text:s/>= C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">
            <text:p>N^0</text:p>
          </table:table-cell>
          <table:table-cell office:value-type="string" table:style-name="ce2">
            <text:p>N^1</text:p>
          </table:table-cell>
          <table:table-cell office:value-type="string" table:style-name="ce2">
            <text:p>N^2</text:p>
          </table:table-cell>
          <table:table-cell office:value-type="string" table:style-name="ce2">
            <text:p>Time</text:p>
          </table:table-cell>
          <table:table-cell office:value-type="string" table:style-name="ce1">
            <text:p>Time</text:p>
          </table:table-cell>
          <table:table-cell table:style-name="ce1"/>
          <table:table-cell office:value-type="float" office:value="-1.6666700000000001E-5" table:style-name="ce3">
            <text:p>-1.67E-005</text:p>
          </table:table-cell>
          <table:table-cell office:value-type="string" table:style-name="ce1">
            <text:p><text:s/>= C1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" table:formula="of:=[.C11]^0" table:style-name="ce3">
            <text:p>1.00E+000</text:p>
          </table:table-cell>
          <table:table-cell office:value-type="float" office:value="40000" table:style-name="ce4">
            <text:p>4.00E+004</text:p>
          </table:table-cell>
          <table:table-cell office:value-type="float" office:value="1600000000" table:formula="of:=[.C11]*[.C11]" table:style-name="ce5">
            <text:p>1.60E+009</text:p>
          </table:table-cell>
          <table:table-cell office:value-type="float" office:value="3" table:style-name="ce6">
            <text:p>3</text:p>
          </table:table-cell>
          <table:table-cell office:value-type="float" office:value="3.0000052127999997" table:formula="of:=[.$H$11]*[.D11]+[.$H$10]*[.C11]+[.$H$9]*[.B11]" table:style-name="ce7">
            <text:p>3.00E+00</text:p>
          </table:table-cell>
          <table:table-cell table:style-name="ce1"/>
          <table:table-cell office:value-type="float" office:value="2.2916699999999998E-9" table:style-name="ce3">
            <text:p>2.29E-009</text:p>
          </table:table-cell>
          <table:table-cell office:value-type="string" table:style-name="ce1">
            <text:p><text:s/>= C2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" table:formula="of:=[.C12]^0" table:style-name="ce3">
            <text:p>1.00E+000</text:p>
          </table:table-cell>
          <table:table-cell office:value-type="float" office:value="40000" table:style-name="ce3">
            <text:p>4.00E+004</text:p>
          </table:table-cell>
          <table:table-cell office:value-type="float" office:value="1600000000" table:formula="of:=[.C12]*[.C12]" table:style-name="ce5">
            <text:p>1.60E+009</text:p>
          </table:table-cell>
          <table:table-cell office:value-type="float" office:value="3" table:style-name="ce6">
            <text:p>3</text:p>
          </table:table-cell>
          <table:table-cell office:value-type="float" office:value="3.0000052127999997" table:formula="of:=[.$H$11]*[.D12]+[.$H$10]*[.C12]+[.$H$9]*[.B12]" table:style-name="ce8">
            <text:p>3.00E+0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1" table:formula="of:=[.C13]^0" table:style-name="ce3">
            <text:p>1.00E+000</text:p>
          </table:table-cell>
          <table:table-cell office:value-type="float" office:value="80000" table:style-name="ce3">
            <text:p>8.00E+004</text:p>
          </table:table-cell>
          <table:table-cell office:value-type="float" office:value="6400000000" table:formula="of:=[.C13]*[.C13]" table:style-name="ce5">
            <text:p>6.40E+009</text:p>
          </table:table-cell>
          <table:table-cell office:value-type="float" office:value="14" table:style-name="ce6">
            <text:p>14</text:p>
          </table:table-cell>
          <table:table-cell office:value-type="float" office:value="13.333353212799999" table:formula="of:=[.$H$11]*[.D13]+[.$H$10]*[.C13]+[.$H$9]*[.B13]" table:style-name="ce8">
            <text:p>1.33E+01</text:p>
          </table:table-cell>
          <table:table-cell table:style-name="ce1"/>
          <table:table-cell office:value-type="float" office:value="2.5000000000000001E-9" table:style-name="ce3">
            <text:p>2.50E-009</text:p>
          </table:table-cell>
          <table:table-cell office:value-type="string" table:style-name="ce1">
            <text:p><text:s/>= C''' for O(N^2)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" table:formula="of:=[.C14]^0" table:style-name="ce3">
            <text:p>1.00E+000</text:p>
          </table:table-cell>
          <table:table-cell office:value-type="float" office:value="80000" table:style-name="ce3">
            <text:p>8.00E+004</text:p>
          </table:table-cell>
          <table:table-cell office:value-type="float" office:value="6400000000" table:formula="of:=[.C14]*[.C14]" table:style-name="ce5">
            <text:p>6.40E+009</text:p>
          </table:table-cell>
          <table:table-cell office:value-type="float" office:value="13" table:style-name="ce6">
            <text:p>13</text:p>
          </table:table-cell>
          <table:table-cell office:value-type="float" office:value="13.333353212799999" table:formula="of:=[.$H$11]*[.D14]+[.$H$10]*[.C14]+[.$H$9]*[.B14]" table:style-name="ce8">
            <text:p>1.33E+01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1" table:formula="of:=[.C15]^0" table:style-name="ce3">
            <text:p>1.00E+000</text:p>
          </table:table-cell>
          <table:table-cell office:value-type="float" office:value="80000" table:style-name="ce3">
            <text:p>8.00E+004</text:p>
          </table:table-cell>
          <table:table-cell office:value-type="float" office:value="6400000000" table:formula="of:=[.C15]*[.C15]" table:style-name="ce5">
            <text:p>6.40E+009</text:p>
          </table:table-cell>
          <table:table-cell office:value-type="float" office:value="13" table:style-name="ce6">
            <text:p>13</text:p>
          </table:table-cell>
          <table:table-cell office:value-type="float" office:value="13.333353212799999" table:formula="of:=[.$H$11]*[.D15]+[.$H$10]*[.C15]+[.$H$9]*[.B15]" table:style-name="ce8">
            <text:p>1.33E+01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1" table:formula="of:=[.C16]^0" table:style-name="ce3">
            <text:p>1.00E+000</text:p>
          </table:table-cell>
          <table:table-cell office:value-type="float" office:value="160000" table:style-name="ce3">
            <text:p>1.60E+005</text:p>
          </table:table-cell>
          <table:table-cell office:value-type="float" office:value="25600000000" table:formula="of:=[.C16]*[.C16]" table:style-name="ce5">
            <text:p>2.56E+010</text:p>
          </table:table-cell>
          <table:table-cell office:value-type="float" office:value="57" table:style-name="ce6">
            <text:p>57</text:p>
          </table:table-cell>
          <table:table-cell office:value-type="float" office:value="56.000081212799998" table:formula="of:=[.$H$11]*[.D16]+[.$H$10]*[.C16]+[.$H$9]*[.B16]" table:style-name="ce8">
            <text:p>5.60E+01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1" table:formula="of:=[.C17]^0" table:style-name="ce3">
            <text:p>1.00E+000</text:p>
          </table:table-cell>
          <table:table-cell office:value-type="float" office:value="160000" table:style-name="ce4">
            <text:p>1.60E+005</text:p>
          </table:table-cell>
          <table:table-cell office:value-type="float" office:value="25600000000" table:formula="of:=[.C17]*[.C17]" table:style-name="ce5">
            <text:p>2.56E+010</text:p>
          </table:table-cell>
          <table:table-cell office:value-type="float" office:value="55" table:style-name="ce6">
            <text:p>55</text:p>
          </table:table-cell>
          <table:table-cell office:value-type="float" office:value="56.000081212799998" table:formula="of:=[.$H$11]*[.D17]+[.$H$10]*[.C17]+[.$H$9]*[.B17]" table:style-name="ce7">
            <text:p>5.60E+01</text:p>
          </table:table-cell>
          <table:table-cell table:number-columns-repeated="16378" table:style-name="ce1"/>
        </table:table-row>
        <table:table-row table:number-rows-repeated="2"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Simulate to find the C''' with N^2 to show O(N^2)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N^0 Simulated</text:p>
          </table:table-cell>
          <table:table-cell office:value-type="string" table:style-name="ce1">
            <text:p>N Simulated</text:p>
          </table:table-cell>
          <table:table-cell office:value-type="string" table:style-name="ce1">
            <text:p>N^2 Simulated</text:p>
          </table:table-cell>
          <table:table-cell office:value-type="string" table:style-name="ce1">
            <text:p>Time Simulated</text:p>
          </table:table-cell>
          <table:table-cell office:value-type="string" table:style-name="ce2">
            <text:p>C'''*g(N^2)</text:p>
          </table:table-cell>
          <table:table-cell office:value-type="string" table:style-name="ce2">
            <text:p>Difference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" table:formula="of:=[.C22]^0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00" table:formula="of:=[.C22]*[.C22]" table:style-name="ce8">
            <text:p>1.00E+02</text:p>
          </table:table-cell>
          <table:table-cell office:value-type="float" office:value="-1.6522503299999999E-4" table:formula="of:=[.$H$11]*[.D22]+[.$H$10]*[.C22]+[.$H$9]" table:style-name="ce8">
            <text:p>-1.65E-04</text:p>
          </table:table-cell>
          <table:table-cell office:value-type="float" office:value="2.4999999999999999E-7" table:formula="of:=[.$H$13]*[.D22]" table:style-name="ce3">
            <text:p>2.50E-007</text:p>
          </table:table-cell>
          <table:table-cell office:value-type="float" office:value="1.65475033E-4" table:formula="of:=[.F22]-[.E22]" table:style-name="ce9">
            <text:p>1.65E-04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" table:formula="of:=[.C23]^0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0000" table:formula="of:=[.C23]*[.C23]" table:style-name="ce8">
            <text:p>1.00E+04</text:p>
          </table:table-cell>
          <table:table-cell office:value-type="float" office:value="-1.6425405E-3" table:formula="of:=[.$H$11]*[.D23]+[.$H$10]*[.C23]+[.$H$9]" table:style-name="ce8">
            <text:p>-1.64E-03</text:p>
          </table:table-cell>
          <table:table-cell office:value-type="float" office:value="2.5000000000000001E-5" table:formula="of:=[.$H$13]*[.D23]" table:style-name="ce1">
            <text:p>0.000025</text:p>
          </table:table-cell>
          <table:table-cell office:value-type="float" office:value="1.6675405000000001E-3" table:formula="of:=[.F23]-[.E23]" table:style-name="ce9">
            <text:p>1.67E-03</text:p>
          </table:table-cell>
          <table:table-cell table:number-columns-repeated="3" table:style-name="ce1"/>
          <table:table-cell table:style-name="ce10"/>
          <table:table-cell table:number-columns-repeated="16373"/>
        </table:table-row>
        <table:table-row table:style-name="ro1">
          <table:table-cell/>
          <table:table-cell office:value-type="float" office:value="1" table:formula="of:=[.C24]^0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1000000" table:formula="of:=[.C24]*[.C24]" table:style-name="ce8">
            <text:p>1.00E+06</text:p>
          </table:table-cell>
          <table:table-cell office:value-type="float" office:value="-1.43738172E-2" table:formula="of:=[.$H$11]*[.D24]+[.$H$10]*[.C24]+[.$H$9]" table:style-name="ce8">
            <text:p>-1.44E-02</text:p>
          </table:table-cell>
          <table:table-cell office:value-type="float" office:value="2.5000000000000001E-3" table:formula="of:=[.$H$13]*[.D24]" table:style-name="ce1">
            <text:p>0.0025</text:p>
          </table:table-cell>
          <table:table-cell office:value-type="float" office:value="1.6873817199999998E-2" table:formula="of:=[.F24]-[.E24]" table:style-name="ce9">
            <text:p>1.69E-02</text:p>
          </table:table-cell>
          <table:table-cell table:style-name="ce1">
            <draw:frame draw:z-index="1" draw:id="id0" draw:style-name="a0" draw:name="Chart 1" svg:x="0.8091in" svg:y="0.0398in" svg:width="6.2988in" svg:height="3.542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6" table:style-name="ce1"/>
        </table:table-row>
        <table:table-row table:style-name="ro1">
          <table:table-cell/>
          <table:table-cell office:value-type="float" office:value="1" table:formula="of:=[.C25]^0" table:style-name="ce1">
            <text:p>1</text:p>
          </table:table-cell>
          <table:table-cell office:value-type="float" office:value="2500" table:style-name="ce1">
            <text:p>2500</text:p>
          </table:table-cell>
          <table:table-cell office:value-type="float" office:value="6250000" table:formula="of:=[.C25]*[.C25]" table:style-name="ce8">
            <text:p>6.25E+06</text:p>
          </table:table-cell>
          <table:table-cell office:value-type="float" office:value="-2.7342599700000001E-2" table:formula="of:=[.$H$11]*[.D25]+[.$H$10]*[.C25]+[.$H$9]" table:style-name="ce8">
            <text:p>-2.73E-02</text:p>
          </table:table-cell>
          <table:table-cell office:value-type="float" office:value="1.5625E-2" table:formula="of:=[.$H$13]*[.D25]" table:style-name="ce1">
            <text:p>0.015625</text:p>
          </table:table-cell>
          <table:table-cell office:value-type="float" office:value="4.2967599699999998E-2" table:formula="of:=[.F25]-[.E25]" table:style-name="ce9">
            <text:p>4.30E-02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" table:formula="of:=[.C26]^0" table:style-name="ce1">
            <text:p>1</text:p>
          </table:table-cell>
          <table:table-cell office:value-type="float" office:value="5000" table:style-name="ce1">
            <text:p>5000</text:p>
          </table:table-cell>
          <table:table-cell office:value-type="float" office:value="25000000" table:formula="of:=[.C26]*[.C26]" table:style-name="ce8">
            <text:p>2.50E+07</text:p>
          </table:table-cell>
          <table:table-cell office:value-type="float" office:value="-2.6040537200000009E-2" table:formula="of:=[.$H$11]*[.D26]+[.$H$10]*[.C26]+[.$H$9]" table:style-name="ce8">
            <text:p>-2.60E-02</text:p>
          </table:table-cell>
          <table:table-cell office:value-type="float" office:value="6.25E-2" table:formula="of:=[.$H$13]*[.D26]" table:style-name="ce1">
            <text:p>0.0625</text:p>
          </table:table-cell>
          <table:table-cell office:value-type="float" office:value="8.8540537200000005E-2" table:formula="of:=[.F26]-[.E26]" table:style-name="ce9">
            <text:p>8.85E-02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" table:formula="of:=[.C27]^0" table:style-name="ce1">
            <text:p>1</text:p>
          </table:table-cell>
          <table:table-cell office:value-type="float" office:value="10000" table:style-name="ce1">
            <text:p>10000</text:p>
          </table:table-cell>
          <table:table-cell office:value-type="float" office:value="100000000" table:formula="of:=[.C27]*[.C27]" table:style-name="ce8">
            <text:p>1.00E+08</text:p>
          </table:table-cell>
          <table:table-cell office:value-type="float" office:value="6.2501212799999969E-2" table:formula="of:=[.$H$11]*[.D27]+[.$H$10]*[.C27]+[.$H$9]" table:style-name="ce8">
            <text:p>6.25E-02</text:p>
          </table:table-cell>
          <table:table-cell office:value-type="float" office:value="0.25" table:formula="of:=[.$H$13]*[.D27]" table:style-name="ce1">
            <text:p>0.25</text:p>
          </table:table-cell>
          <table:table-cell office:value-type="float" office:value="0.18749878720000002" table:formula="of:=[.F27]-[.E27]" table:style-name="ce9">
            <text:p>1.87E-01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" table:formula="of:=[.C28]^0" table:style-name="ce1">
            <text:p>1</text:p>
          </table:table-cell>
          <table:table-cell office:value-type="float" office:value="20000" table:style-name="ce1">
            <text:p>20000</text:p>
          </table:table-cell>
          <table:table-cell office:value-type="float" office:value="400000000" table:formula="of:=[.C28]*[.C28]" table:style-name="ce8">
            <text:p>4.00E+08</text:p>
          </table:table-cell>
          <table:table-cell office:value-type="float" office:value="0.58333521279999989" table:formula="of:=[.$H$11]*[.D28]+[.$H$10]*[.C28]+[.$H$9]" table:style-name="ce8">
            <text:p>5.83E-01</text:p>
          </table:table-cell>
          <table:table-cell office:value-type="float" office:value="1" table:formula="of:=[.$H$13]*[.D28]" table:style-name="ce1">
            <text:p>1</text:p>
          </table:table-cell>
          <table:table-cell office:value-type="float" office:value="0.41666478720000011" table:formula="of:=[.F28]-[.E28]" table:style-name="ce9">
            <text:p>4.17E-01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" table:formula="of:=[.C29]^0" table:style-name="ce1">
            <text:p>1</text:p>
          </table:table-cell>
          <table:table-cell office:value-type="float" office:value="30000" table:style-name="ce1">
            <text:p>30000</text:p>
          </table:table-cell>
          <table:table-cell office:value-type="float" office:value="900000000" table:formula="of:=[.C29]*[.C29]" table:style-name="ce11">
            <text:p>9.00E+08</text:p>
          </table:table-cell>
          <table:table-cell office:value-type="float" office:value="1.5625032127999998" table:formula="of:=[.$H$11]*[.D29]+[.$H$10]*[.C29]+[.$H$9]" table:style-name="ce8">
            <text:p>1.56E+00</text:p>
          </table:table-cell>
          <table:table-cell office:value-type="float" office:value="2.25" table:formula="of:=[.$H$13]*[.D29]" table:style-name="ce1">
            <text:p>2.25</text:p>
          </table:table-cell>
          <table:table-cell office:value-type="float" office:value="0.68749678720000018" table:formula="of:=[.F29]-[.E29]" table:style-name="ce9">
            <text:p>6.87E-01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" table:formula="of:=[.C30]^0" table:style-name="ce1">
            <text:p>1</text:p>
          </table:table-cell>
          <table:table-cell office:value-type="float" office:value="40000" table:style-name="ce12">
            <text:p>40000</text:p>
          </table:table-cell>
          <table:table-cell office:value-type="float" office:value="1600000000" table:formula="of:=[.C30]*[.C30]" table:style-name="ce11">
            <text:p>1.60E+09</text:p>
          </table:table-cell>
          <table:table-cell office:value-type="float" office:value="3.0000052127999997" table:formula="of:=[.$H$11]*[.D30]+[.$H$10]*[.C30]+[.$H$9]" table:style-name="ce7">
            <text:p>3.00E+00</text:p>
          </table:table-cell>
          <table:table-cell office:value-type="float" office:value="4" table:formula="of:=[.$H$13]*[.D30]" table:style-name="ce1">
            <text:p>4</text:p>
          </table:table-cell>
          <table:table-cell office:value-type="float" office:value="0.99999478720000035" table:formula="of:=[.F30]-[.E30]" table:style-name="ce9">
            <text:p>1.00E+0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" table:formula="of:=[.C31]^0" table:style-name="ce1">
            <text:p>1</text:p>
          </table:table-cell>
          <table:table-cell office:value-type="float" office:value="50000" table:style-name="ce1">
            <text:p>50000</text:p>
          </table:table-cell>
          <table:table-cell office:value-type="float" office:value="2500000000" table:formula="of:=[.C31]*[.C31]" table:style-name="ce11">
            <text:p>2.50E+09</text:p>
          </table:table-cell>
          <table:table-cell office:value-type="float" office:value="4.8958412127999997" table:formula="of:=[.$H$11]*[.D31]+[.$H$10]*[.C31]+[.$H$9]" table:style-name="ce8">
            <text:p>4.90E+00</text:p>
          </table:table-cell>
          <table:table-cell office:value-type="float" office:value="6.25" table:formula="of:=[.$H$13]*[.D31]" table:style-name="ce1">
            <text:p>6.25</text:p>
          </table:table-cell>
          <table:table-cell office:value-type="float" office:value="1.3541587872000003" table:formula="of:=[.F31]-[.E31]" table:style-name="ce9">
            <text:p>1.35E+0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" table:formula="of:=[.C32]^0" table:style-name="ce1">
            <text:p>1</text:p>
          </table:table-cell>
          <table:table-cell office:value-type="float" office:value="60000" table:style-name="ce1">
            <text:p>60000</text:p>
          </table:table-cell>
          <table:table-cell office:value-type="float" office:value="3600000000" table:formula="of:=[.C32]*[.C32]" table:style-name="ce11">
            <text:p>3.60E+09</text:p>
          </table:table-cell>
          <table:table-cell office:value-type="float" office:value="7.2500112127999996" table:formula="of:=[.$H$11]*[.D32]+[.$H$10]*[.C32]+[.$H$9]" table:style-name="ce8">
            <text:p>7.25E+00</text:p>
          </table:table-cell>
          <table:table-cell office:value-type="float" office:value="9" table:formula="of:=[.$H$13]*[.D32]" table:style-name="ce1">
            <text:p>9</text:p>
          </table:table-cell>
          <table:table-cell office:value-type="float" office:value="1.7499887872000004" table:formula="of:=[.F32]-[.E32]" table:style-name="ce9">
            <text:p>1.75E+0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" table:formula="of:=[.C33]^0" table:style-name="ce1">
            <text:p>1</text:p>
          </table:table-cell>
          <table:table-cell office:value-type="float" office:value="70000" table:style-name="ce1">
            <text:p>70000</text:p>
          </table:table-cell>
          <table:table-cell office:value-type="float" office:value="4900000000" table:formula="of:=[.C33]*[.C33]" table:style-name="ce11">
            <text:p>4.90E+09</text:p>
          </table:table-cell>
          <table:table-cell office:value-type="float" office:value="10.062515212799999" table:formula="of:=[.$H$11]*[.D33]+[.$H$10]*[.C33]+[.$H$9]" table:style-name="ce8">
            <text:p>1.01E+01</text:p>
          </table:table-cell>
          <table:table-cell office:value-type="float" office:value="12.25" table:formula="of:=[.$H$13]*[.D33]" table:style-name="ce1">
            <text:p>12.25</text:p>
          </table:table-cell>
          <table:table-cell office:value-type="float" office:value="2.1874847872000007" table:formula="of:=[.F33]-[.E33]" table:style-name="ce9">
            <text:p>2.19E+0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" table:formula="of:=[.C34]^0" table:style-name="ce1">
            <text:p>1</text:p>
          </table:table-cell>
          <table:table-cell office:value-type="float" office:value="80000" table:style-name="ce1">
            <text:p>80000</text:p>
          </table:table-cell>
          <table:table-cell office:value-type="float" office:value="6400000000" table:formula="of:=[.C34]*[.C34]" table:style-name="ce11">
            <text:p>6.40E+09</text:p>
          </table:table-cell>
          <table:table-cell office:value-type="float" office:value="13.333353212799999" table:formula="of:=[.$H$11]*[.D34]+[.$H$10]*[.C34]+[.$H$9]" table:style-name="ce8">
            <text:p>1.33E+01</text:p>
          </table:table-cell>
          <table:table-cell office:value-type="float" office:value="16" table:formula="of:=[.$H$13]*[.D34]" table:style-name="ce1">
            <text:p>16</text:p>
          </table:table-cell>
          <table:table-cell office:value-type="float" office:value="2.6666467872000013" table:formula="of:=[.F34]-[.E34]" table:style-name="ce9">
            <text:p>2.67E+0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" table:formula="of:=[.C35]^0" table:style-name="ce1">
            <text:p>1</text:p>
          </table:table-cell>
          <table:table-cell office:value-type="float" office:value="90000" table:style-name="ce1">
            <text:p>90000</text:p>
          </table:table-cell>
          <table:table-cell office:value-type="float" office:value="8100000000" table:formula="of:=[.C35]*[.C35]" table:style-name="ce11">
            <text:p>8.10E+09</text:p>
          </table:table-cell>
          <table:table-cell office:value-type="float" office:value="17.062525212800001" table:formula="of:=[.$H$11]*[.D35]+[.$H$10]*[.C35]+[.$H$9]" table:style-name="ce8">
            <text:p>1.71E+01</text:p>
          </table:table-cell>
          <table:table-cell office:value-type="float" office:value="20.25" table:formula="of:=[.$H$13]*[.D35]" table:style-name="ce1">
            <text:p>20.25</text:p>
          </table:table-cell>
          <table:table-cell office:value-type="float" office:value="3.1874747871999993" table:formula="of:=[.F35]-[.E35]" table:style-name="ce9">
            <text:p>3.19E+0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" table:formula="of:=[.C36]^0" table:style-name="ce1">
            <text:p>1</text:p>
          </table:table-cell>
          <table:table-cell office:value-type="float" office:value="100000" table:style-name="ce1">
            <text:p>100000</text:p>
          </table:table-cell>
          <table:table-cell office:value-type="float" office:value="10000000000" table:formula="of:=[.C36]*[.C36]" table:style-name="ce11">
            <text:p>1.00E+10</text:p>
          </table:table-cell>
          <table:table-cell office:value-type="float" office:value="21.2500312128" table:formula="of:=[.$H$11]*[.D36]+[.$H$10]*[.C36]+[.$H$9]" table:style-name="ce8">
            <text:p>2.13E+01</text:p>
          </table:table-cell>
          <table:table-cell office:value-type="float" office:value="25" table:formula="of:=[.$H$13]*[.D36]" table:style-name="ce1">
            <text:p>25</text:p>
          </table:table-cell>
          <table:table-cell office:value-type="float" office:value="3.7499687872000003" table:formula="of:=[.F36]-[.E36]" table:style-name="ce9">
            <text:p>3.75E+0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" table:formula="of:=[.C37]^0" table:style-name="ce1">
            <text:p>1</text:p>
          </table:table-cell>
          <table:table-cell office:value-type="float" office:value="110000" table:style-name="ce1">
            <text:p>110000</text:p>
          </table:table-cell>
          <table:table-cell office:value-type="float" office:value="12100000000" table:formula="of:=[.C37]*[.C37]" table:style-name="ce11">
            <text:p>1.21E+10</text:p>
          </table:table-cell>
          <table:table-cell office:value-type="float" office:value="25.895871212799999" table:formula="of:=[.$H$11]*[.D37]+[.$H$10]*[.C37]+[.$H$9]" table:style-name="ce8">
            <text:p>2.59E+01</text:p>
          </table:table-cell>
          <table:table-cell office:value-type="float" office:value="30.25" table:formula="of:=[.$H$13]*[.D37]" table:style-name="ce1">
            <text:p>30.25</text:p>
          </table:table-cell>
          <table:table-cell office:value-type="float" office:value="4.3541287872000005" table:formula="of:=[.F37]-[.E37]" table:style-name="ce9">
            <text:p>4.35E+0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" table:formula="of:=[.C38]^0" table:style-name="ce1">
            <text:p>1</text:p>
          </table:table-cell>
          <table:table-cell office:value-type="float" office:value="120000" table:style-name="ce1">
            <text:p>120000</text:p>
          </table:table-cell>
          <table:table-cell office:value-type="float" office:value="14400000000" table:formula="of:=[.C38]*[.C38]" table:style-name="ce11">
            <text:p>1.44E+10</text:p>
          </table:table-cell>
          <table:table-cell office:value-type="float" office:value="31.0000452128" table:formula="of:=[.$H$11]*[.D38]+[.$H$10]*[.C38]+[.$H$9]" table:style-name="ce8">
            <text:p>3.10E+01</text:p>
          </table:table-cell>
          <table:table-cell office:value-type="float" office:value="36" table:formula="of:=[.$H$13]*[.D38]" table:style-name="ce1">
            <text:p>36</text:p>
          </table:table-cell>
          <table:table-cell office:value-type="float" office:value="4.9999547872000001" table:formula="of:=[.F38]-[.E38]" table:style-name="ce9">
            <text:p>5.00E+0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" table:formula="of:=[.C39]^0" table:style-name="ce1">
            <text:p>1</text:p>
          </table:table-cell>
          <table:table-cell office:value-type="float" office:value="130000" table:style-name="ce1">
            <text:p>130000</text:p>
          </table:table-cell>
          <table:table-cell office:value-type="float" office:value="16900000000" table:formula="of:=[.C39]*[.C39]" table:style-name="ce11">
            <text:p>1.69E+10</text:p>
          </table:table-cell>
          <table:table-cell office:value-type="float" office:value="36.562553212799997" table:formula="of:=[.$H$11]*[.D39]+[.$H$10]*[.C39]+[.$H$9]" table:style-name="ce8">
            <text:p>3.66E+01</text:p>
          </table:table-cell>
          <table:table-cell office:value-type="float" office:value="42.25" table:formula="of:=[.$H$13]*[.D39]" table:style-name="ce1">
            <text:p>42.25</text:p>
          </table:table-cell>
          <table:table-cell office:value-type="float" office:value="5.6874467872000025" table:formula="of:=[.F39]-[.E39]" table:style-name="ce9">
            <text:p>5.69E+0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" table:formula="of:=[.C40]^0" table:style-name="ce1">
            <text:p>1</text:p>
          </table:table-cell>
          <table:table-cell office:value-type="float" office:value="140000" table:style-name="ce1">
            <text:p>140000</text:p>
          </table:table-cell>
          <table:table-cell office:value-type="float" office:value="19600000000" table:formula="of:=[.C40]*[.C40]" table:style-name="ce11">
            <text:p>1.96E+10</text:p>
          </table:table-cell>
          <table:table-cell office:value-type="float" office:value="42.583395212799999" table:formula="of:=[.$H$11]*[.D40]+[.$H$10]*[.C40]+[.$H$9]" table:style-name="ce8">
            <text:p>4.26E+01</text:p>
          </table:table-cell>
          <table:table-cell office:value-type="float" office:value="49" table:formula="of:=[.$H$13]*[.D40]" table:style-name="ce1">
            <text:p>49</text:p>
          </table:table-cell>
          <table:table-cell office:value-type="float" office:value="6.4166047872000007" table:formula="of:=[.F40]-[.E40]" table:style-name="ce9">
            <text:p>6.42E+0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" table:formula="of:=[.C41]^0" table:style-name="ce1">
            <text:p>1</text:p>
          </table:table-cell>
          <table:table-cell office:value-type="float" office:value="150000" table:style-name="ce1">
            <text:p>150000</text:p>
          </table:table-cell>
          <table:table-cell office:value-type="float" office:value="22500000000" table:formula="of:=[.C41]*[.C41]" table:style-name="ce11">
            <text:p>2.25E+10</text:p>
          </table:table-cell>
          <table:table-cell office:value-type="float" office:value="49.062571212799995" table:formula="of:=[.$H$11]*[.D41]+[.$H$10]*[.C41]+[.$H$9]" table:style-name="ce8">
            <text:p>4.91E+01</text:p>
          </table:table-cell>
          <table:table-cell office:value-type="float" office:value="56.25" table:formula="of:=[.$H$13]*[.D41]" table:style-name="ce1">
            <text:p>56.25</text:p>
          </table:table-cell>
          <table:table-cell office:value-type="float" office:value="7.1874287872000053" table:formula="of:=[.F41]-[.E41]" table:style-name="ce9">
            <text:p>7.19E+0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" table:formula="of:=[.C42]^0" table:style-name="ce1">
            <text:p>1</text:p>
          </table:table-cell>
          <table:table-cell office:value-type="float" office:value="160000" table:style-name="ce12">
            <text:p>160000</text:p>
          </table:table-cell>
          <table:table-cell office:value-type="float" office:value="25600000000" table:formula="of:=[.C42]*[.C42]" table:style-name="ce11">
            <text:p>2.56E+10</text:p>
          </table:table-cell>
          <table:table-cell office:value-type="float" office:value="56.000081212799998" table:formula="of:=[.$H$11]*[.D42]+[.$H$10]*[.C42]+[.$H$9]" table:style-name="ce7">
            <text:p>5.60E+01</text:p>
          </table:table-cell>
          <table:table-cell office:value-type="float" office:value="64" table:formula="of:=[.$H$13]*[.D42]" table:style-name="ce1">
            <text:p>64</text:p>
          </table:table-cell>
          <table:table-cell office:value-type="float" office:value="7.9999187872000022" table:formula="of:=[.F42]-[.E42]" table:style-name="ce9">
            <text:p>8.00E+0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" table:formula="of:=[.C43]^0" table:style-name="ce1">
            <text:p>1</text:p>
          </table:table-cell>
          <table:table-cell office:value-type="float" office:value="170000" table:style-name="ce1">
            <text:p>170000</text:p>
          </table:table-cell>
          <table:table-cell office:value-type="float" office:value="28900000000" table:formula="of:=[.C43]*[.C43]" table:style-name="ce8">
            <text:p>2.89E+10</text:p>
          </table:table-cell>
          <table:table-cell office:value-type="float" office:value="63.395925212799987" table:formula="of:=[.$H$11]*[.D43]+[.$H$10]*[.C43]+[.$H$9]" table:style-name="ce8">
            <text:p>6.34E+01</text:p>
          </table:table-cell>
          <table:table-cell office:value-type="float" office:value="72.25" table:formula="of:=[.$H$13]*[.D43]" table:style-name="ce1">
            <text:p>72.25</text:p>
          </table:table-cell>
          <table:table-cell office:value-type="float" office:value="8.8540747872000125" table:formula="of:=[.F43]-[.E43]" table:style-name="ce9">
            <text:p>8.85E+0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" table:formula="of:=[.C44]^0" table:style-name="ce1">
            <text:p>1</text:p>
          </table:table-cell>
          <table:table-cell office:value-type="float" office:value="180000" table:style-name="ce1">
            <text:p>180000</text:p>
          </table:table-cell>
          <table:table-cell office:value-type="float" office:value="32400000000" table:formula="of:=[.C44]*[.C44]" table:style-name="ce8">
            <text:p>3.24E+10</text:p>
          </table:table-cell>
          <table:table-cell office:value-type="float" office:value="71.250103212799999" table:formula="of:=[.$H$11]*[.D44]+[.$H$10]*[.C44]+[.$H$9]" table:style-name="ce8">
            <text:p>7.13E+01</text:p>
          </table:table-cell>
          <table:table-cell office:value-type="float" office:value="81" table:formula="of:=[.$H$13]*[.D44]" table:style-name="ce1">
            <text:p>81</text:p>
          </table:table-cell>
          <table:table-cell office:value-type="float" office:value="9.7498967872000009" table:formula="of:=[.F44]-[.E44]" table:style-name="ce9">
            <text:p>9.75E+00</text:p>
          </table:table-cell>
          <table:table-cell table:number-columns-repeated="16377"/>
        </table:table-row>
        <table:table-row table:number-rows-repeated="1048532" table:style-name="ro2">
          <table:table-cell table:number-columns-repeated="16384"/>
        </table:table-row>
      </table:table>
      <table:table table:name="df_TimingAnalysis" table:style-name="ta2">
        <table:table-column table:style-name="co7" table:default-cell-style-name="ce13"/>
        <table:table-column table:style-name="co8" table:default-cell-style-name="ce13"/>
        <table:table-column table:style-name="co9" table:default-cell-style-name="ce14"/>
        <table:table-column table:style-name="co1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2" table:default-cell-style-name="ce15"/>
        <table:table-column table:style-name="co1" table:default-cell-style-name="ce16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7"/>
        <table:table-column table:style-name="co17" table:default-cell-style-name="ce18"/>
        <table:table-column table:style-name="co18" table:default-cell-style-name="ce18"/>
        <table:table-column table:style-name="co19" table:default-cell-style-name="ce13"/>
        <table:table-column table:style-name="co20" table:default-cell-style-name="ce13"/>
        <table:table-column table:style-name="co6" table:number-columns-repeated="16367" table:default-cell-style-name="ce13"/>
        <table:table-row table:style-name="ro3">
          <table:table-cell table:number-columns-repeated="16384"/>
        </table:table-row>
        <table:table-row table:style-name="ro3">
          <table:table-cell/>
          <table:table-cell table:style-name="ce13"/>
          <table:table-cell table:number-columns-repeated="2" table:style-name="ce14"/>
          <table:table-cell office:value-type="string" table:style-name="ce19">
            <text:p>Step 3a</text:p>
          </table:table-cell>
          <table:table-cell office:value-type="string" table:style-name="ce20">
            <text:p>Plug Step1b and Step 2 CurveFit prgm</text:p>
          </table:table-cell>
          <table:table-cell table:style-name="ce14"/>
          <table:table-cell table:style-name="ce15"/>
          <table:table-cell table:style-name="ce16"/>
          <table:table-cell table:number-columns-repeated="3" table:style-name="ce13"/>
          <table:table-cell table:style-name="ce17"/>
          <table:table-cell table:number-columns-repeated="2" table:style-name="ce18"/>
          <table:table-cell table:number-columns-repeated="16369" table:style-name="ce13"/>
        </table:table-row>
        <table:table-row table:style-name="ro4">
          <table:table-cell/>
          <table:table-cell table:style-name="ce13"/>
          <table:table-cell table:number-columns-repeated="2" table:style-name="ce14"/>
          <table:table-cell office:value-type="string" table:style-name="ce19">
            <text:p>Step 3b</text:p>
          </table:table-cell>
          <table:table-cell office:value-type="string" table:style-name="ce21">
            <text:p>Fill coeffs</text:p>
          </table:table-cell>
          <table:table-cell table:style-name="ce14"/>
          <table:table-cell table:style-name="ce15"/>
          <table:table-cell table:style-name="ce16"/>
          <table:table-cell table:number-columns-repeated="3" table:style-name="ce13"/>
          <table:table-cell table:style-name="ce17"/>
          <table:table-cell table:number-columns-repeated="2" table:style-name="ce18"/>
          <table:table-cell table:number-columns-repeated="16369" table:style-name="ce13"/>
        </table:table-row>
        <table:table-row table:style-name="ro5">
          <table:table-cell/>
          <table:table-cell table:style-name="ce13"/>
          <table:table-cell table:style-name="ce14"/>
          <table:table-cell table:style-name="ce13"/>
          <table:table-cell office:value-type="string" table:style-name="ce22">
            <text:p>C0 =</text:p>
          </table:table-cell>
          <table:table-cell office:value-type="float" office:value="1.2128000000000001E-6" table:style-name="ce23">
            <text:p>1.21E-006</text:p>
          </table:table-cell>
          <table:table-cell table:style-name="ce14"/>
          <table:table-cell table:style-name="ce15"/>
          <table:table-cell table:style-name="ce16"/>
          <table:table-cell table:number-columns-repeated="3" table:style-name="ce13"/>
          <table:table-cell table:style-name="ce17"/>
          <table:table-cell table:number-columns-repeated="2" table:style-name="ce18"/>
          <table:table-cell table:number-columns-repeated="16369" table:style-name="ce13"/>
        </table:table-row>
        <table:table-row table:style-name="ro5">
          <table:table-cell/>
          <table:table-cell table:style-name="ce13"/>
          <table:table-cell table:style-name="ce14"/>
          <table:table-cell table:style-name="ce24"/>
          <table:table-cell office:value-type="string" table:style-name="ce22">
            <text:p>C1 =</text:p>
          </table:table-cell>
          <table:table-cell office:value-type="float" office:value="-1.6666700000000001E-5" table:style-name="ce23">
            <text:p>-1.67E-005</text:p>
          </table:table-cell>
          <table:table-cell table:style-name="ce14"/>
          <table:table-cell table:style-name="ce15"/>
          <table:table-cell office:value-type="string" table:number-columns-spanned="3" table:number-rows-spanned="1" table:style-name="ce83">
            <text:p>Curve Fit</text:p>
          </table:table-cell>
          <table:covered-table-cell table:number-columns-repeated="2"/>
          <table:table-cell table:style-name="ce13"/>
          <table:table-cell table:style-name="ce17"/>
          <table:table-cell table:number-columns-repeated="2" table:style-name="ce18"/>
          <table:table-cell table:number-columns-repeated="16369" table:style-name="ce13"/>
        </table:table-row>
        <table:table-row table:style-name="ro5">
          <table:table-cell/>
          <table:table-cell table:style-name="ce13"/>
          <table:table-cell table:style-name="ce14"/>
          <table:table-cell table:style-name="ce24"/>
          <table:table-cell office:value-type="string" table:style-name="ce22">
            <text:p>C2 =</text:p>
          </table:table-cell>
          <table:table-cell office:value-type="float" office:value="2.2916699999999998E-9" table:style-name="ce23">
            <text:p>2.29E-009</text:p>
          </table:table-cell>
          <table:table-cell table:style-name="ce14"/>
          <table:table-cell table:style-name="ce15"/>
          <table:table-cell office:value-type="string" table:number-columns-spanned="3" table:number-rows-spanned="1" table:style-name="ce84">
            <text:p><text:s text:c="2"/>= C0+C1*N^1+C2*n^2</text:p>
          </table:table-cell>
          <table:covered-table-cell table:number-columns-repeated="2"/>
          <table:table-cell table:number-columns-repeated="2" table:style-name="ce15"/>
          <table:table-cell table:number-columns-repeated="2" table:style-name="ce18"/>
          <table:table-cell table:number-columns-repeated="16369" table:style-name="ce13"/>
        </table:table-row>
        <table:table-row table:style-name="ro5">
          <table:table-cell/>
          <table:table-cell table:style-name="ce13"/>
          <table:table-cell table:style-name="ce14"/>
          <table:table-cell office:value-type="string" table:number-columns-spanned="2" table:number-rows-spanned="1" table:style-name="ce85">
            <text:p><text:s/>C''' for O(N^2) =<text:s/></text:p>
          </table:table-cell>
          <table:covered-table-cell/>
          <table:table-cell office:value-type="float" office:value="2.4996699999999999E-9" table:formula="of:=[.F6]+0.000000000208" table:style-name="ce25">
            <text:p>2.50E-009</text:p>
          </table:table-cell>
          <table:table-cell table:style-name="ce26"/>
          <table:table-cell table:style-name="ce27"/>
          <table:table-cell office:value-type="string" table:number-columns-spanned="3" table:number-rows-spanned="1" table:style-name="ce86">
            <text:p><text:s/>=(G14*$F$6)+(F14*$F$5)+$F$4</text:p>
          </table:table-cell>
          <table:covered-table-cell table:number-columns-repeated="2"/>
          <table:table-cell table:style-name="ce28"/>
          <table:table-cell table:style-name="ce29"/>
          <table:table-cell table:number-columns-repeated="2" table:style-name="ce18"/>
          <table:table-cell table:number-columns-repeated="16369" table:style-name="ce13"/>
        </table:table-row>
        <table:table-row table:style-name="ro3">
          <table:table-cell/>
          <table:table-cell table:style-name="ce13"/>
          <table:table-cell table:style-name="ce14"/>
          <table:table-cell table:number-columns-repeated="2" table:style-name="ce30"/>
          <table:table-cell table:number-columns-repeated="2" table:style-name="ce14"/>
          <table:table-cell table:style-name="ce27"/>
          <table:table-cell table:number-columns-repeated="3" table:style-name="ce31"/>
          <table:table-cell table:style-name="ce28"/>
          <table:table-cell table:style-name="ce29"/>
          <table:table-cell table:number-columns-repeated="2" table:style-name="ce18"/>
          <table:table-cell table:number-columns-repeated="16369" table:style-name="ce13"/>
        </table:table-row>
        <table:table-row table:style-name="ro6">
          <table:table-cell/>
          <table:table-cell table:style-name="ce13"/>
          <table:table-cell table:style-name="ce14"/>
          <table:table-cell table:style-name="ce32"/>
          <table:table-cell table:number-columns-repeated="4" table:style-name="ce14"/>
          <table:table-cell table:number-columns-repeated="2" table:style-name="ce16"/>
          <table:table-cell office:value-type="string" table:number-columns-spanned="7" table:number-rows-spanned="1" table:style-name="ce87">
            <text:p>Simulate to find the C''' with N^2 <text:s/>to show O(N^2)</text:p>
          </table:table-cell>
          <table:covered-table-cell table:number-columns-repeated="6"/>
          <table:table-cell table:number-columns-repeated="16367"/>
        </table:table-row>
        <table:table-row table:style-name="ro7">
          <table:table-cell/>
          <table:table-cell table:style-name="ce13"/>
          <table:table-cell table:style-name="ce14"/>
          <table:table-cell office:value-type="string" table:style-name="ce33">
            <text:p>Step 2</text:p>
          </table:table-cell>
          <table:table-cell table:style-name="ce34"/>
          <table:table-cell table:number-columns-repeated="2" table:style-name="ce14"/>
          <table:table-cell table:style-name="ce15"/>
          <table:table-cell table:style-name="ce16"/>
          <table:table-cell table:style-name="ce13"/>
          <table:table-cell office:value-type="string" table:number-columns-spanned="4" table:number-rows-spanned="3" table:style-name="ce88">
            <text:p>Step 5</text:p>
          </table:table-cell>
          <table:covered-table-cell table:number-columns-repeated="3"/>
          <table:table-cell table:style-name="ce35"/>
          <table:table-cell office:value-type="string" table:style-name="ce36">
            <text:p>Step 6</text:p>
          </table:table-cell>
          <table:table-cell table:style-name="ce37"/>
          <table:table-cell table:number-columns-repeated="16367"/>
        </table:table-row>
        <table:table-row table:style-name="ro8">
          <table:table-cell/>
          <table:table-cell table:style-name="ce13"/>
          <table:table-cell table:style-name="ce14"/>
          <table:table-cell office:value-type="string" table:style-name="ce38">
            <text:p>y`</text:p>
          </table:table-cell>
          <table:table-cell office:value-type="string" table:number-columns-spanned="3" table:number-rows-spanned="1" table:style-name="ce89">
            <text:p>Step 1b</text:p>
          </table:table-cell>
          <table:covered-table-cell table:number-columns-repeated="2"/>
          <table:table-cell table:style-name="ce15"/>
          <table:table-cell table:style-name="ce16"/>
          <table:table-cell table:style-name="ce13"/>
          <table:covered-table-cell/>
          <table:covered-table-cell table:number-columns-repeated="3"/>
          <table:table-cell office:value-type="string" table:style-name="ce39">
            <text:p>Simulated</text:p>
          </table:table-cell>
          <table:table-cell office:value-type="string" table:number-columns-spanned="1" table:number-rows-spanned="2" table:style-name="ce90">
            <text:p><text:s/>BigO</text:p>
          </table:table-cell>
          <table:table-cell office:value-type="string" table:style-name="ce40">
            <text:p><text:s/>Step 7</text:p>
          </table:table-cell>
          <table:table-cell table:number-columns-repeated="16367"/>
        </table:table-row>
        <table:table-row table:style-name="ro7">
          <table:table-cell/>
          <table:table-cell table:style-name="ce13"/>
          <table:table-cell office:value-type="string" table:style-name="ce19">
            <text:p>Step 1a</text:p>
          </table:table-cell>
          <table:table-cell office:value-type="string" table:style-name="ce41">
            <text:p>f.dat file</text:p>
          </table:table-cell>
          <table:table-cell office:value-type="string" table:number-columns-spanned="3" table:number-rows-spanned="1" table:style-name="ce91">
            <text:p>r.dat file</text:p>
          </table:table-cell>
          <table:covered-table-cell table:number-columns-repeated="2"/>
          <table:table-cell office:value-type="string" table:style-name="ce42">
            <text:p>Step 4</text:p>
          </table:table-cell>
          <table:table-cell table:style-name="ce16"/>
          <table:table-cell table:style-name="ce13"/>
          <table:covered-table-cell/>
          <table:covered-table-cell table:number-columns-repeated="3"/>
          <table:table-cell office:value-type="string" table:style-name="ce43">
            <text:p>Time</text:p>
          </table:table-cell>
          <table:covered-table-cell/>
          <table:table-cell office:value-type="string" table:style-name="ce44">
            <text:p><text:s/>= BigO-Simulated</text:p>
          </table:table-cell>
          <table:table-cell table:number-columns-repeated="16367"/>
        </table:table-row>
        <table:table-row table:style-name="ro9">
          <table:table-cell/>
          <table:table-cell office:value-type="string" table:style-name="ce45">
            <text:p>Count</text:p>
          </table:table-cell>
          <table:table-cell office:value-type="string" table:style-name="ce46">
            <text:p>N</text:p>
          </table:table-cell>
          <table:table-cell office:value-type="string" table:style-name="ce47">
            <text:p>Time(secs)</text:p>
          </table:table-cell>
          <table:table-cell office:value-type="string" table:style-name="ce48">
            <text:p>N^0</text:p>
          </table:table-cell>
          <table:table-cell office:value-type="string" table:style-name="ce49">
            <text:p>N^1</text:p>
          </table:table-cell>
          <table:table-cell office:value-type="string" table:style-name="ce50">
            <text:p>N^2</text:p>
          </table:table-cell>
          <table:table-cell office:value-type="string" table:style-name="ce51">
            <text:p>Curve Fit</text:p>
          </table:table-cell>
          <table:table-cell table:style-name="ce16"/>
          <table:table-cell table:style-name="ce13"/>
          <table:table-cell office:value-type="string" table:style-name="ce52">
            <text:p>Count</text:p>
          </table:table-cell>
          <table:table-cell office:value-type="string" table:style-name="ce53">
            <text:p>N^0</text:p>
          </table:table-cell>
          <table:table-cell office:value-type="string" table:style-name="ce53">
            <text:p>N = N^1</text:p>
          </table:table-cell>
          <table:table-cell office:value-type="string" table:style-name="ce54">
            <text:p>N^2</text:p>
          </table:table-cell>
          <table:table-cell office:value-type="string" table:style-name="ce55">
            <text:p>Curve Fit</text:p>
          </table:table-cell>
          <table:table-cell office:value-type="string" table:style-name="ce56">
            <text:p>C'''*g(N^2)</text:p>
          </table:table-cell>
          <table:table-cell office:value-type="string" table:style-name="ce57">
            <text:p>Deviation</text:p>
          </table:table-cell>
          <table:table-cell table:number-columns-repeated="16367"/>
        </table:table-row>
        <table:table-row table:style-name="ro5">
          <table:table-cell/>
          <table:table-cell office:value-type="float" office:value="1" table:style-name="ce58">
            <text:p>1</text:p>
          </table:table-cell>
          <table:table-cell office:value-type="float" office:value="40000" table:style-name="ce59">
            <text:p>4.00E+004</text:p>
          </table:table-cell>
          <table:table-cell office:value-type="float" office:value="4" table:style-name="ce60">
            <text:p>4</text:p>
          </table:table-cell>
          <table:table-cell office:value-type="float" office:value="1" table:style-name="ce61">
            <text:p>1</text:p>
          </table:table-cell>
          <table:table-cell office:value-type="float" office:value="40000" table:formula="of:=[.C14]" table:style-name="ce62">
            <text:p>40000</text:p>
          </table:table-cell>
          <table:table-cell office:value-type="float" office:value="1600000000" table:formula="of:=[.F14]*[.F14]" table:style-name="ce63">
            <text:p>1.60E+09</text:p>
          </table:table-cell>
          <table:table-cell office:value-type="float" office:value="3.0000052127999997" table:formula="of:=([.G14]*[.$F$6])+([.F14]*[.$F$5])+[.$F$4]" table:style-name="ce64">
            <text:p>3.00E+00</text:p>
          </table:table-cell>
          <table:table-cell table:style-name="ce16"/>
          <table:table-cell table:style-name="ce13"/>
          <table:table-cell office:value-type="float" office:value="1" table:style-name="ce22">
            <text:p>1</text:p>
          </table:table-cell>
          <table:table-cell office:value-type="float" office:value="1" table:formula="of:=[.M14]^0" table:style-name="ce65">
            <text:p>1</text:p>
          </table:table-cell>
          <table:table-cell office:value-type="float" office:value="10" table:style-name="ce65">
            <text:p>10</text:p>
          </table:table-cell>
          <table:table-cell office:value-type="float" office:value="100" table:formula="of:=[.M14]*[.M14]" table:style-name="ce66">
            <text:p>1.00E+02</text:p>
          </table:table-cell>
          <table:table-cell office:value-type="float" office:value="-1.6522503299999999E-4" table:formula="of:=[.N14]*[.$F$6]+[.M14]*[.$F$5]+[.$F$4]" table:style-name="ce67">
            <text:p>-1.65E-04</text:p>
          </table:table-cell>
          <table:table-cell office:value-type="float" office:value="2.4996699999999998E-7" table:formula="of:=[.$F$7]*[.N14]" table:style-name="ce68">
            <text:p>2.50E-007</text:p>
          </table:table-cell>
          <table:table-cell office:value-type="float" office:value="1.65475E-4" table:formula="of:=[.P14]-[.O14]" table:style-name="ce69">
            <text:p>1.65E-04</text:p>
          </table:table-cell>
          <table:table-cell table:number-columns-repeated="16367"/>
        </table:table-row>
        <table:table-row table:style-name="ro5">
          <table:table-cell/>
          <table:table-cell office:value-type="float" office:value="2" table:style-name="ce58">
            <text:p>2</text:p>
          </table:table-cell>
          <table:table-cell office:value-type="float" office:value="40000" table:style-name="ce70">
            <text:p>4.00E+004</text:p>
          </table:table-cell>
          <table:table-cell office:value-type="float" office:value="8" table:style-name="ce60">
            <text:p>8</text:p>
          </table:table-cell>
          <table:table-cell office:value-type="float" office:value="1" table:style-name="ce60">
            <text:p>1</text:p>
          </table:table-cell>
          <table:table-cell office:value-type="float" office:value="40000" table:formula="of:=[.C15]" table:style-name="ce14">
            <text:p>40000</text:p>
          </table:table-cell>
          <table:table-cell office:value-type="float" office:value="1600000000" table:formula="of:=[.F15]*[.F15]" table:style-name="ce71">
            <text:p>1.60E+09</text:p>
          </table:table-cell>
          <table:table-cell office:value-type="float" office:value="3.0000052127999997" table:formula="of:=([.G15]*[.$F$6])+([.F15]*[.$F$5])+[.$F$4]" table:style-name="ce72">
            <text:p>3.00E+00</text:p>
          </table:table-cell>
          <table:table-cell table:style-name="ce16"/>
          <table:table-cell table:style-name="ce73"/>
          <table:table-cell office:value-type="float" office:value="2" table:style-name="ce22">
            <text:p>2</text:p>
          </table:table-cell>
          <table:table-cell office:value-type="float" office:value="1" table:formula="of:=[.M15]^0" table:style-name="ce65">
            <text:p>1</text:p>
          </table:table-cell>
          <table:table-cell office:value-type="float" office:value="100" table:style-name="ce65">
            <text:p>100</text:p>
          </table:table-cell>
          <table:table-cell office:value-type="float" office:value="10000" table:formula="of:=[.M15]*[.M15]" table:style-name="ce66">
            <text:p>1.00E+04</text:p>
          </table:table-cell>
          <table:table-cell office:value-type="float" office:value="-1.6425405E-3" table:formula="of:=[.N15]*[.$F$6]+[.M15]*[.$F$5]+[.$F$4]" table:style-name="ce67">
            <text:p>-1.64E-03</text:p>
          </table:table-cell>
          <table:table-cell office:value-type="float" office:value="2.4996700000000001E-5" table:formula="of:=[.$F$7]*[.N15]" table:style-name="ce68">
            <text:p>2.50E-005</text:p>
          </table:table-cell>
          <table:table-cell office:value-type="float" office:value="1.6675372E-3" table:formula="of:=[.P15]-[.O15]" table:style-name="ce69">
            <text:p>1.67E-03</text:p>
          </table:table-cell>
          <table:table-cell table:number-columns-repeated="16367"/>
        </table:table-row>
        <table:table-row table:style-name="ro5">
          <table:table-cell/>
          <table:table-cell office:value-type="float" office:value="3" table:style-name="ce58">
            <text:p>3</text:p>
          </table:table-cell>
          <table:table-cell office:value-type="float" office:value="80000" table:style-name="ce70">
            <text:p>8.00E+004</text:p>
          </table:table-cell>
          <table:table-cell office:value-type="float" office:value="14" table:style-name="ce60">
            <text:p>14</text:p>
          </table:table-cell>
          <table:table-cell office:value-type="float" office:value="1" table:style-name="ce60">
            <text:p>1</text:p>
          </table:table-cell>
          <table:table-cell office:value-type="float" office:value="80000" table:formula="of:=[.C16]" table:style-name="ce14">
            <text:p>80000</text:p>
          </table:table-cell>
          <table:table-cell office:value-type="float" office:value="6400000000" table:formula="of:=[.F16]*[.F16]" table:style-name="ce71">
            <text:p>6.40E+09</text:p>
          </table:table-cell>
          <table:table-cell office:value-type="float" office:value="13.333353212799999" table:formula="of:=([.G16]*[.$F$6])+([.F16]*[.$F$5])+[.$F$4]" table:style-name="ce72">
            <text:p>1.33E+01</text:p>
          </table:table-cell>
          <table:table-cell table:style-name="ce16"/>
          <table:table-cell table:style-name="ce13"/>
          <table:table-cell office:value-type="float" office:value="3" table:style-name="ce22">
            <text:p>3</text:p>
          </table:table-cell>
          <table:table-cell office:value-type="float" office:value="1" table:formula="of:=[.M16]^0" table:style-name="ce65">
            <text:p>1</text:p>
          </table:table-cell>
          <table:table-cell office:value-type="float" office:value="1000" table:style-name="ce65">
            <text:p>1000</text:p>
          </table:table-cell>
          <table:table-cell office:value-type="float" office:value="1000000" table:formula="of:=[.M16]*[.M16]" table:style-name="ce66">
            <text:p>1.00E+06</text:p>
          </table:table-cell>
          <table:table-cell office:value-type="float" office:value="-1.43738172E-2" table:formula="of:=[.N16]*[.$F$6]+[.M16]*[.$F$5]+[.$F$4]" table:style-name="ce67">
            <text:p>-1.44E-02</text:p>
          </table:table-cell>
          <table:table-cell office:value-type="float" office:value="2.4996699999999998E-3" table:formula="of:=[.$F$7]*[.N16]" table:style-name="ce68">
            <text:p>2.50E-003</text:p>
          </table:table-cell>
          <table:table-cell office:value-type="float" office:value="1.6873487199999999E-2" table:formula="of:=[.P16]-[.O16]" table:style-name="ce69">
            <text:p>1.69E-02</text:p>
          </table:table-cell>
          <table:table-cell table:number-columns-repeated="16367"/>
        </table:table-row>
        <table:table-row table:style-name="ro5">
          <table:table-cell/>
          <table:table-cell office:value-type="float" office:value="4" table:style-name="ce58">
            <text:p>4</text:p>
          </table:table-cell>
          <table:table-cell office:value-type="float" office:value="80000" table:style-name="ce70">
            <text:p>8.00E+004</text:p>
          </table:table-cell>
          <table:table-cell office:value-type="float" office:value="22" table:style-name="ce60">
            <text:p>22</text:p>
          </table:table-cell>
          <table:table-cell office:value-type="float" office:value="1" table:style-name="ce60">
            <text:p>1</text:p>
          </table:table-cell>
          <table:table-cell office:value-type="float" office:value="80000" table:formula="of:=[.C17]" table:style-name="ce14">
            <text:p>80000</text:p>
          </table:table-cell>
          <table:table-cell office:value-type="float" office:value="6400000000" table:formula="of:=[.F17]*[.F17]" table:style-name="ce71">
            <text:p>6.40E+09</text:p>
          </table:table-cell>
          <table:table-cell office:value-type="float" office:value="13.333353212799999" table:formula="of:=([.G17]*[.$F$6])+([.F17]*[.$F$5])+[.$F$4]" table:style-name="ce72">
            <text:p>1.33E+01</text:p>
          </table:table-cell>
          <table:table-cell table:style-name="ce16"/>
          <table:table-cell table:style-name="ce13"/>
          <table:table-cell office:value-type="float" office:value="4" table:style-name="ce22">
            <text:p>4</text:p>
          </table:table-cell>
          <table:table-cell office:value-type="float" office:value="1" table:formula="of:=[.M17]^0" table:style-name="ce65">
            <text:p>1</text:p>
          </table:table-cell>
          <table:table-cell office:value-type="float" office:value="2500" table:style-name="ce65">
            <text:p>2500</text:p>
          </table:table-cell>
          <table:table-cell office:value-type="float" office:value="6250000" table:formula="of:=[.M17]*[.M17]" table:style-name="ce66">
            <text:p>6.25E+06</text:p>
          </table:table-cell>
          <table:table-cell office:value-type="float" office:value="-2.7342599700000001E-2" table:formula="of:=[.N17]*[.$F$6]+[.M17]*[.$F$5]+[.$F$4]" table:style-name="ce67">
            <text:p>-2.73E-02</text:p>
          </table:table-cell>
          <table:table-cell office:value-type="float" office:value="1.56229375E-2" table:formula="of:=[.$F$7]*[.N17]" table:style-name="ce68">
            <text:p>1.56E-002</text:p>
          </table:table-cell>
          <table:table-cell office:value-type="float" office:value="4.2965537200000001E-2" table:formula="of:=[.P17]-[.O17]" table:style-name="ce69">
            <text:p>4.30E-02</text:p>
          </table:table-cell>
          <table:table-cell table:number-columns-repeated="16367"/>
        </table:table-row>
        <table:table-row table:style-name="ro5">
          <table:table-cell/>
          <table:table-cell office:value-type="float" office:value="5" table:style-name="ce58">
            <text:p>5</text:p>
          </table:table-cell>
          <table:table-cell office:value-type="float" office:value="80000" table:style-name="ce70">
            <text:p>8.00E+004</text:p>
          </table:table-cell>
          <table:table-cell office:value-type="float" office:value="31" table:style-name="ce60">
            <text:p>31</text:p>
          </table:table-cell>
          <table:table-cell office:value-type="float" office:value="1" table:style-name="ce60">
            <text:p>1</text:p>
          </table:table-cell>
          <table:table-cell office:value-type="float" office:value="80000" table:formula="of:=[.C18]" table:style-name="ce14">
            <text:p>80000</text:p>
          </table:table-cell>
          <table:table-cell office:value-type="float" office:value="6400000000" table:formula="of:=[.F18]*[.F18]" table:style-name="ce74">
            <text:p>6400000000</text:p>
          </table:table-cell>
          <table:table-cell office:value-type="float" office:value="13.333353212799999" table:formula="of:=([.G18]*[.$F$6])+([.F18]*[.$F$5])+[.$F$4]" table:style-name="ce72">
            <text:p>1.33E+01</text:p>
          </table:table-cell>
          <table:table-cell table:style-name="ce16"/>
          <table:table-cell table:style-name="ce13"/>
          <table:table-cell office:value-type="float" office:value="5" table:style-name="ce22">
            <text:p>5</text:p>
          </table:table-cell>
          <table:table-cell office:value-type="float" office:value="1" table:formula="of:=[.M18]^0" table:style-name="ce65">
            <text:p>1</text:p>
          </table:table-cell>
          <table:table-cell office:value-type="float" office:value="5000" table:style-name="ce65">
            <text:p>5000</text:p>
          </table:table-cell>
          <table:table-cell office:value-type="float" office:value="25000000" table:formula="of:=[.M18]*[.M18]" table:style-name="ce66">
            <text:p>2.50E+07</text:p>
          </table:table-cell>
          <table:table-cell office:value-type="float" office:value="-2.6040537200000009E-2" table:formula="of:=[.N18]*[.$F$6]+[.M18]*[.$F$5]+[.$F$4]" table:style-name="ce67">
            <text:p>-2.60E-02</text:p>
          </table:table-cell>
          <table:table-cell office:value-type="float" office:value="6.2491749999999999E-2" table:formula="of:=[.$F$7]*[.N18]" table:style-name="ce68">
            <text:p>6.25E-002</text:p>
          </table:table-cell>
          <table:table-cell office:value-type="float" office:value="8.8532287200000004E-2" table:formula="of:=[.P18]-[.O18]" table:style-name="ce69">
            <text:p>8.85E-02</text:p>
          </table:table-cell>
          <table:table-cell table:number-columns-repeated="16367"/>
        </table:table-row>
        <table:table-row table:style-name="ro5">
          <table:table-cell/>
          <table:table-cell office:value-type="float" office:value="6" table:style-name="ce58">
            <text:p>6</text:p>
          </table:table-cell>
          <table:table-cell office:value-type="float" office:value="160000" table:style-name="ce70">
            <text:p>1.60E+005</text:p>
          </table:table-cell>
          <table:table-cell office:value-type="float" office:value="42" table:style-name="ce60">
            <text:p>42</text:p>
          </table:table-cell>
          <table:table-cell office:value-type="float" office:value="1" table:style-name="ce60">
            <text:p>1</text:p>
          </table:table-cell>
          <table:table-cell office:value-type="float" office:value="160000" table:formula="of:=[.C19]" table:style-name="ce14">
            <text:p>160000</text:p>
          </table:table-cell>
          <table:table-cell office:value-type="float" office:value="25600000000" table:formula="of:=[.F19]*[.F19]" table:style-name="ce74">
            <text:p>25600000000</text:p>
          </table:table-cell>
          <table:table-cell office:value-type="float" office:value="56.000081212799998" table:formula="of:=([.G19]*[.$F$6])+([.F19]*[.$F$5])+[.$F$4]" table:style-name="ce72">
            <text:p>5.60E+01</text:p>
          </table:table-cell>
          <table:table-cell table:style-name="ce16"/>
          <table:table-cell table:style-name="ce13"/>
          <table:table-cell office:value-type="float" office:value="6" table:style-name="ce22">
            <text:p>6</text:p>
          </table:table-cell>
          <table:table-cell office:value-type="float" office:value="1" table:formula="of:=[.M19]^0" table:style-name="ce65">
            <text:p>1</text:p>
          </table:table-cell>
          <table:table-cell office:value-type="float" office:value="10000" table:style-name="ce65">
            <text:p>10000</text:p>
          </table:table-cell>
          <table:table-cell office:value-type="float" office:value="100000000" table:formula="of:=[.M19]*[.M19]" table:style-name="ce66">
            <text:p>1.00E+08</text:p>
          </table:table-cell>
          <table:table-cell office:value-type="float" office:value="6.2501212799999969E-2" table:formula="of:=[.N19]*[.$F$6]+[.M19]*[.$F$5]+[.$F$4]" table:style-name="ce67">
            <text:p>6.25E-02</text:p>
          </table:table-cell>
          <table:table-cell office:value-type="float" office:value="0.24996699999999999" table:formula="of:=[.$F$7]*[.N19]" table:style-name="ce68">
            <text:p>2.50E-001</text:p>
          </table:table-cell>
          <table:table-cell office:value-type="float" office:value="0.18746578720000001" table:formula="of:=[.P19]-[.O19]" table:style-name="ce69">
            <text:p>1.87E-01</text:p>
          </table:table-cell>
          <table:table-cell table:number-columns-repeated="16367"/>
        </table:table-row>
        <table:table-row table:style-name="ro5">
          <table:table-cell/>
          <table:table-cell office:value-type="float" office:value="7" table:style-name="ce75">
            <text:p>7</text:p>
          </table:table-cell>
          <table:table-cell office:value-type="float" office:value="160000" table:style-name="ce59">
            <text:p>1.60E+005</text:p>
          </table:table-cell>
          <table:table-cell office:value-type="float" office:value="55" table:style-name="ce60">
            <text:p>55</text:p>
          </table:table-cell>
          <table:table-cell office:value-type="float" office:value="1" table:style-name="ce60">
            <text:p>1</text:p>
          </table:table-cell>
          <table:table-cell office:value-type="float" office:value="160000" table:formula="of:=[.C20]" table:style-name="ce14">
            <text:p>160000</text:p>
          </table:table-cell>
          <table:table-cell office:value-type="float" office:value="25600000000" table:formula="of:=[.F20]*[.F20]" table:style-name="ce74">
            <text:p>25600000000</text:p>
          </table:table-cell>
          <table:table-cell office:value-type="float" office:value="56.000081212799998" table:formula="of:=([.G20]*[.$F$6])+([.F20]*[.$F$5])+[.$F$4]" table:style-name="ce76">
            <text:p>5.60E+01</text:p>
          </table:table-cell>
          <table:table-cell table:style-name="ce16"/>
          <table:table-cell table:style-name="ce13"/>
          <table:table-cell office:value-type="float" office:value="7" table:style-name="ce22">
            <text:p>7</text:p>
          </table:table-cell>
          <table:table-cell office:value-type="float" office:value="1" table:formula="of:=[.M20]^0" table:style-name="ce65">
            <text:p>1</text:p>
          </table:table-cell>
          <table:table-cell office:value-type="float" office:value="20000" table:style-name="ce65">
            <text:p>20000</text:p>
          </table:table-cell>
          <table:table-cell office:value-type="float" office:value="400000000" table:formula="of:=[.M20]*[.M20]" table:style-name="ce66">
            <text:p>4.00E+08</text:p>
          </table:table-cell>
          <table:table-cell office:value-type="float" office:value="0.58333521279999989" table:formula="of:=[.N20]*[.$F$6]+[.M20]*[.$F$5]+[.$F$4]" table:style-name="ce67">
            <text:p>5.83E-01</text:p>
          </table:table-cell>
          <table:table-cell office:value-type="float" office:value="0.99986799999999998" table:formula="of:=[.$F$7]*[.N20]" table:style-name="ce68">
            <text:p>1.00E+000</text:p>
          </table:table-cell>
          <table:table-cell office:value-type="float" office:value="0.41653278720000009" table:formula="of:=[.P20]-[.O20]" table:style-name="ce69">
            <text:p>4.17E-01</text:p>
          </table:table-cell>
          <table:table-cell table:number-columns-repeated="16367"/>
        </table:table-row>
        <table:table-row table:style-name="ro5">
          <table:table-cell/>
          <table:table-cell table:number-columns-repeated="6" table:style-name="ce14"/>
          <table:table-cell table:style-name="ce77"/>
          <table:table-cell table:style-name="ce16"/>
          <table:table-cell table:style-name="ce13"/>
          <table:table-cell office:value-type="float" office:value="8" table:style-name="ce22">
            <text:p>8</text:p>
          </table:table-cell>
          <table:table-cell office:value-type="float" office:value="1" table:formula="of:=[.M21]^0" table:style-name="ce65">
            <text:p>1</text:p>
          </table:table-cell>
          <table:table-cell office:value-type="float" office:value="30000" table:style-name="ce65">
            <text:p>30000</text:p>
          </table:table-cell>
          <table:table-cell office:value-type="float" office:value="900000000" table:formula="of:=[.M21]*[.M21]" table:style-name="ce78">
            <text:p>9.00E+08</text:p>
          </table:table-cell>
          <table:table-cell office:value-type="float" office:value="1.5625032127999998" table:formula="of:=[.N21]*[.$F$6]+[.M21]*[.$F$5]+[.$F$4]" table:style-name="ce67">
            <text:p>1.56E+00</text:p>
          </table:table-cell>
          <table:table-cell office:value-type="float" office:value="2.2497029999999998" table:formula="of:=[.$F$7]*[.N21]" table:style-name="ce68">
            <text:p>2.25E+000</text:p>
          </table:table-cell>
          <table:table-cell office:value-type="float" office:value="0.68719978719999997" table:formula="of:=[.P21]-[.O21]" table:style-name="ce69">
            <text:p>6.87E-01</text:p>
          </table:table-cell>
          <table:table-cell table:number-columns-repeated="16367"/>
        </table:table-row>
        <table:table-row table:style-name="ro5">
          <table:table-cell/>
          <table:table-cell table:number-columns-repeated="6" table:style-name="ce14"/>
          <table:table-cell table:style-name="ce77"/>
          <table:table-cell table:style-name="ce16"/>
          <table:table-cell table:style-name="ce13"/>
          <table:table-cell office:value-type="float" office:value="9" table:style-name="ce22">
            <text:p>9</text:p>
          </table:table-cell>
          <table:table-cell office:value-type="float" office:value="1" table:formula="of:=[.M22]^0" table:style-name="ce65">
            <text:p>1</text:p>
          </table:table-cell>
          <table:table-cell office:value-type="float" office:value="40000" table:style-name="ce79">
            <text:p>40000</text:p>
          </table:table-cell>
          <table:table-cell office:value-type="float" office:value="1600000000" table:formula="of:=[.M22]*[.M22]" table:style-name="ce78">
            <text:p>1.60E+09</text:p>
          </table:table-cell>
          <table:table-cell office:value-type="float" office:value="3.0000052127999997" table:formula="of:=[.N22]*[.$F$6]+[.M22]*[.$F$5]+[.$F$4]" table:style-name="ce80">
            <text:p>3.00E+00</text:p>
          </table:table-cell>
          <table:table-cell office:value-type="float" office:value="3.9994719999999999" table:formula="of:=[.$F$7]*[.N22]" table:style-name="ce68">
            <text:p>4.00E+000</text:p>
          </table:table-cell>
          <table:table-cell office:value-type="float" office:value="0.99946678720000026" table:formula="of:=[.P22]-[.O22]" table:style-name="ce69">
            <text:p>9.99E-01</text:p>
          </table:table-cell>
          <table:table-cell table:number-columns-repeated="16367"/>
        </table:table-row>
        <table:table-row table:style-name="ro5">
          <table:table-cell/>
          <table:table-cell table:style-name="ce13"/>
          <table:table-cell table:number-columns-repeated="5" table:style-name="ce14"/>
          <table:table-cell table:style-name="ce15"/>
          <table:table-cell table:style-name="ce16"/>
          <table:table-cell table:style-name="ce13"/>
          <table:table-cell office:value-type="float" office:value="10" table:style-name="ce22">
            <text:p>10</text:p>
          </table:table-cell>
          <table:table-cell office:value-type="float" office:value="1" table:formula="of:=[.M23]^0" table:style-name="ce65">
            <text:p>1</text:p>
          </table:table-cell>
          <table:table-cell office:value-type="float" office:value="50000" table:style-name="ce65">
            <text:p>50000</text:p>
          </table:table-cell>
          <table:table-cell office:value-type="float" office:value="2500000000" table:formula="of:=[.M23]*[.M23]" table:style-name="ce78">
            <text:p>2.50E+09</text:p>
          </table:table-cell>
          <table:table-cell office:value-type="float" office:value="4.8958412127999997" table:formula="of:=[.N23]*[.$F$6]+[.M23]*[.$F$5]+[.$F$4]" table:style-name="ce67">
            <text:p>4.90E+00</text:p>
          </table:table-cell>
          <table:table-cell office:value-type="float" office:value="6.2491750000000001" table:formula="of:=[.$F$7]*[.N23]" table:style-name="ce68">
            <text:p>6.25E+000</text:p>
          </table:table-cell>
          <table:table-cell office:value-type="float" office:value="1.3533337872000004" table:formula="of:=[.P23]-[.O23]" table:style-name="ce69">
            <text:p>1.35E+00</text:p>
          </table:table-cell>
          <table:table-cell table:number-columns-repeated="16367"/>
        </table:table-row>
        <table:table-row table:style-name="ro5">
          <table:table-cell/>
          <table:table-cell table:style-name="ce13"/>
          <table:table-cell table:number-columns-repeated="5" table:style-name="ce14"/>
          <table:table-cell table:style-name="ce15"/>
          <table:table-cell table:style-name="ce16"/>
          <table:table-cell table:style-name="ce13"/>
          <table:table-cell office:value-type="float" office:value="11" table:style-name="ce22">
            <text:p>11</text:p>
          </table:table-cell>
          <table:table-cell office:value-type="float" office:value="1" table:formula="of:=[.M24]^0" table:style-name="ce65">
            <text:p>1</text:p>
          </table:table-cell>
          <table:table-cell office:value-type="float" office:value="60000" table:style-name="ce65">
            <text:p>60000</text:p>
          </table:table-cell>
          <table:table-cell office:value-type="float" office:value="3600000000" table:formula="of:=[.M24]*[.M24]" table:style-name="ce78">
            <text:p>3.60E+09</text:p>
          </table:table-cell>
          <table:table-cell office:value-type="float" office:value="7.2500112127999996" table:formula="of:=[.N24]*[.$F$6]+[.M24]*[.$F$5]+[.$F$4]" table:style-name="ce67">
            <text:p>7.25E+00</text:p>
          </table:table-cell>
          <table:table-cell office:value-type="float" office:value="8.9988119999999991" table:formula="of:=[.$F$7]*[.N24]" table:style-name="ce68">
            <text:p>9.00E+000</text:p>
          </table:table-cell>
          <table:table-cell office:value-type="float" office:value="1.7488007871999995" table:formula="of:=[.P24]-[.O24]" table:style-name="ce69">
            <text:p>1.75E+00</text:p>
          </table:table-cell>
          <table:table-cell table:number-columns-repeated="16367"/>
        </table:table-row>
        <table:table-row table:style-name="ro5">
          <table:table-cell/>
          <table:table-cell office:value-type="string" table:style-name="ce81">
            <text:p>Step 8 Graph</text:p>
          </table:table-cell>
          <table:table-cell table:number-columns-repeated="5" table:style-name="ce14"/>
          <table:table-cell table:style-name="ce15"/>
          <table:table-cell table:style-name="ce16"/>
          <table:table-cell table:style-name="ce13"/>
          <table:table-cell office:value-type="float" office:value="12" table:style-name="ce22">
            <text:p>12</text:p>
          </table:table-cell>
          <table:table-cell office:value-type="float" office:value="1" table:formula="of:=[.M25]^0" table:style-name="ce65">
            <text:p>1</text:p>
          </table:table-cell>
          <table:table-cell office:value-type="float" office:value="70000" table:style-name="ce65">
            <text:p>70000</text:p>
          </table:table-cell>
          <table:table-cell office:value-type="float" office:value="4900000000" table:formula="of:=[.M25]*[.M25]" table:style-name="ce78">
            <text:p>4.90E+09</text:p>
          </table:table-cell>
          <table:table-cell office:value-type="float" office:value="10.062515212799999" table:formula="of:=[.N25]*[.$F$6]+[.M25]*[.$F$5]+[.$F$4]" table:style-name="ce67">
            <text:p>1.01E+01</text:p>
          </table:table-cell>
          <table:table-cell office:value-type="float" office:value="12.248382999999999" table:formula="of:=[.$F$7]*[.N25]" table:style-name="ce68">
            <text:p>1.22E+001</text:p>
          </table:table-cell>
          <table:table-cell office:value-type="float" office:value="2.1858677871999994" table:formula="of:=[.P25]-[.O25]" table:style-name="ce69">
            <text:p>2.19E+00</text:p>
          </table:table-cell>
          <table:table-cell table:number-columns-repeated="16367"/>
        </table:table-row>
        <table:table-row table:style-name="ro5">
          <table:table-cell table:style-name="ce13">
            <draw:frame draw:z-index="1" draw:id="id1" draw:style-name="a1" draw:name="Chart 1" svg:x="0in" svg:y="0.01841in" svg:width="7.5218in" svg:height="6.282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style-name="ce13"/>
          <table:table-cell table:number-columns-repeated="5" table:style-name="ce14"/>
          <table:table-cell table:style-name="ce15"/>
          <table:table-cell table:style-name="ce16"/>
          <table:table-cell table:style-name="ce13"/>
          <table:table-cell office:value-type="float" office:value="13" table:style-name="ce22">
            <text:p>13</text:p>
          </table:table-cell>
          <table:table-cell office:value-type="float" office:value="1" table:formula="of:=[.M26]^0" table:style-name="ce65">
            <text:p>1</text:p>
          </table:table-cell>
          <table:table-cell office:value-type="float" office:value="80000" table:style-name="ce65">
            <text:p>80000</text:p>
          </table:table-cell>
          <table:table-cell office:value-type="float" office:value="6400000000" table:formula="of:=[.M26]*[.M26]" table:style-name="ce78">
            <text:p>6.40E+09</text:p>
          </table:table-cell>
          <table:table-cell office:value-type="float" office:value="13.333353212799999" table:formula="of:=[.N26]*[.$F$6]+[.M26]*[.$F$5]+[.$F$4]" table:style-name="ce67">
            <text:p>1.33E+01</text:p>
          </table:table-cell>
          <table:table-cell office:value-type="float" office:value="15.997888" table:formula="of:=[.$F$7]*[.N26]" table:style-name="ce68">
            <text:p>1.60E+001</text:p>
          </table:table-cell>
          <table:table-cell office:value-type="float" office:value="2.6645347872000009" table:formula="of:=[.P26]-[.O26]" table:style-name="ce69">
            <text:p>2.66E+00</text:p>
          </table:table-cell>
          <table:table-cell table:number-columns-repeated="16367"/>
        </table:table-row>
        <table:table-row table:style-name="ro5">
          <table:table-cell/>
          <table:table-cell table:style-name="ce13"/>
          <table:table-cell table:number-columns-repeated="5" table:style-name="ce14"/>
          <table:table-cell table:style-name="ce15"/>
          <table:table-cell table:style-name="ce16"/>
          <table:table-cell table:style-name="ce13"/>
          <table:table-cell office:value-type="float" office:value="14" table:style-name="ce22">
            <text:p>14</text:p>
          </table:table-cell>
          <table:table-cell office:value-type="float" office:value="1" table:formula="of:=[.M27]^0" table:style-name="ce65">
            <text:p>1</text:p>
          </table:table-cell>
          <table:table-cell office:value-type="float" office:value="90000" table:style-name="ce65">
            <text:p>90000</text:p>
          </table:table-cell>
          <table:table-cell office:value-type="float" office:value="8100000000" table:formula="of:=[.M27]*[.M27]" table:style-name="ce78">
            <text:p>8.10E+09</text:p>
          </table:table-cell>
          <table:table-cell office:value-type="float" office:value="17.062525212800001" table:formula="of:=[.N27]*[.$F$6]+[.M27]*[.$F$5]+[.$F$4]" table:style-name="ce67">
            <text:p>1.71E+01</text:p>
          </table:table-cell>
          <table:table-cell office:value-type="float" office:value="20.247326999999999" table:formula="of:=[.$F$7]*[.N27]" table:style-name="ce68">
            <text:p>2.02E+001</text:p>
          </table:table-cell>
          <table:table-cell office:value-type="float" office:value="3.1848017871999978" table:formula="of:=[.P27]-[.O27]" table:style-name="ce69">
            <text:p>3.18E+00</text:p>
          </table:table-cell>
          <table:table-cell table:number-columns-repeated="16367"/>
        </table:table-row>
        <table:table-row table:style-name="ro5">
          <table:table-cell/>
          <table:table-cell table:style-name="ce13"/>
          <table:table-cell table:number-columns-repeated="5" table:style-name="ce14"/>
          <table:table-cell table:style-name="ce15"/>
          <table:table-cell table:style-name="ce16"/>
          <table:table-cell table:style-name="ce13"/>
          <table:table-cell office:value-type="float" office:value="15" table:style-name="ce22">
            <text:p>15</text:p>
          </table:table-cell>
          <table:table-cell office:value-type="float" office:value="1" table:formula="of:=[.M28]^0" table:style-name="ce65">
            <text:p>1</text:p>
          </table:table-cell>
          <table:table-cell office:value-type="float" office:value="100000" table:style-name="ce65">
            <text:p>100000</text:p>
          </table:table-cell>
          <table:table-cell office:value-type="float" office:value="10000000000" table:formula="of:=[.M28]*[.M28]" table:style-name="ce78">
            <text:p>1.00E+10</text:p>
          </table:table-cell>
          <table:table-cell office:value-type="float" office:value="21.2500312128" table:formula="of:=[.N28]*[.$F$6]+[.M28]*[.$F$5]+[.$F$4]" table:style-name="ce67">
            <text:p>2.13E+01</text:p>
          </table:table-cell>
          <table:table-cell office:value-type="float" office:value="24.996700000000001" table:formula="of:=[.$F$7]*[.N28]" table:style-name="ce68">
            <text:p>2.50E+001</text:p>
          </table:table-cell>
          <table:table-cell office:value-type="float" office:value="3.7466687872000008" table:formula="of:=[.P28]-[.O28]" table:style-name="ce69">
            <text:p>3.75E+00</text:p>
          </table:table-cell>
          <table:table-cell table:number-columns-repeated="16367"/>
        </table:table-row>
        <table:table-row table:style-name="ro5">
          <table:table-cell/>
          <table:table-cell table:style-name="ce13"/>
          <table:table-cell table:number-columns-repeated="5" table:style-name="ce14"/>
          <table:table-cell table:style-name="ce15"/>
          <table:table-cell table:style-name="ce16"/>
          <table:table-cell table:style-name="ce13"/>
          <table:table-cell office:value-type="float" office:value="16" table:style-name="ce22">
            <text:p>16</text:p>
          </table:table-cell>
          <table:table-cell office:value-type="float" office:value="1" table:formula="of:=[.M29]^0" table:style-name="ce65">
            <text:p>1</text:p>
          </table:table-cell>
          <table:table-cell office:value-type="float" office:value="110000" table:style-name="ce65">
            <text:p>110000</text:p>
          </table:table-cell>
          <table:table-cell office:value-type="float" office:value="12100000000" table:formula="of:=[.M29]*[.M29]" table:style-name="ce78">
            <text:p>1.21E+10</text:p>
          </table:table-cell>
          <table:table-cell office:value-type="float" office:value="25.895871212799999" table:formula="of:=[.N29]*[.$F$6]+[.M29]*[.$F$5]+[.$F$4]" table:style-name="ce67">
            <text:p>2.59E+01</text:p>
          </table:table-cell>
          <table:table-cell office:value-type="float" office:value="30.246006999999999" table:formula="of:=[.$F$7]*[.N29]" table:style-name="ce68">
            <text:p>3.02E+001</text:p>
          </table:table-cell>
          <table:table-cell office:value-type="float" office:value="4.3501357871999993" table:formula="of:=[.P29]-[.O29]" table:style-name="ce69">
            <text:p>4.35E+00</text:p>
          </table:table-cell>
          <table:table-cell table:number-columns-repeated="16367"/>
        </table:table-row>
        <table:table-row table:style-name="ro5">
          <table:table-cell/>
          <table:table-cell table:style-name="ce13"/>
          <table:table-cell table:number-columns-repeated="5" table:style-name="ce14"/>
          <table:table-cell table:style-name="ce15"/>
          <table:table-cell table:style-name="ce16"/>
          <table:table-cell table:style-name="ce13"/>
          <table:table-cell office:value-type="float" office:value="17" table:style-name="ce22">
            <text:p>17</text:p>
          </table:table-cell>
          <table:table-cell office:value-type="float" office:value="1" table:formula="of:=[.M30]^0" table:style-name="ce65">
            <text:p>1</text:p>
          </table:table-cell>
          <table:table-cell office:value-type="float" office:value="120000" table:style-name="ce65">
            <text:p>120000</text:p>
          </table:table-cell>
          <table:table-cell office:value-type="float" office:value="14400000000" table:formula="of:=[.M30]*[.M30]" table:style-name="ce78">
            <text:p>1.44E+10</text:p>
          </table:table-cell>
          <table:table-cell office:value-type="float" office:value="31.0000452128" table:formula="of:=[.N30]*[.$F$6]+[.M30]*[.$F$5]+[.$F$4]" table:style-name="ce67">
            <text:p>3.10E+01</text:p>
          </table:table-cell>
          <table:table-cell office:value-type="float" office:value="35.995247999999997" table:formula="of:=[.$F$7]*[.N30]" table:style-name="ce68">
            <text:p>3.60E+001</text:p>
          </table:table-cell>
          <table:table-cell office:value-type="float" office:value="4.9952027871999967" table:formula="of:=[.P30]-[.O30]" table:style-name="ce69">
            <text:p>5.00E+00</text:p>
          </table:table-cell>
          <table:table-cell table:number-columns-repeated="16367"/>
        </table:table-row>
        <table:table-row table:style-name="ro5">
          <table:table-cell/>
          <table:table-cell table:style-name="ce13"/>
          <table:table-cell table:number-columns-repeated="5" table:style-name="ce14"/>
          <table:table-cell table:style-name="ce15"/>
          <table:table-cell table:style-name="ce16"/>
          <table:table-cell table:style-name="ce13"/>
          <table:table-cell office:value-type="float" office:value="18" table:style-name="ce22">
            <text:p>18</text:p>
          </table:table-cell>
          <table:table-cell office:value-type="float" office:value="1" table:formula="of:=[.M31]^0" table:style-name="ce65">
            <text:p>1</text:p>
          </table:table-cell>
          <table:table-cell office:value-type="float" office:value="130000" table:style-name="ce65">
            <text:p>130000</text:p>
          </table:table-cell>
          <table:table-cell office:value-type="float" office:value="16900000000" table:formula="of:=[.M31]*[.M31]" table:style-name="ce78">
            <text:p>1.69E+10</text:p>
          </table:table-cell>
          <table:table-cell office:value-type="float" office:value="36.562553212799997" table:formula="of:=[.N31]*[.$F$6]+[.M31]*[.$F$5]+[.$F$4]" table:style-name="ce67">
            <text:p>3.66E+01</text:p>
          </table:table-cell>
          <table:table-cell office:value-type="float" office:value="42.244422999999998" table:formula="of:=[.$F$7]*[.N31]" table:style-name="ce68">
            <text:p>4.22E+001</text:p>
          </table:table-cell>
          <table:table-cell office:value-type="float" office:value="5.6818697872000001" table:formula="of:=[.P31]-[.O31]" table:style-name="ce69">
            <text:p>5.68E+00</text:p>
          </table:table-cell>
          <table:table-cell table:number-columns-repeated="16367"/>
        </table:table-row>
        <table:table-row table:style-name="ro5">
          <table:table-cell/>
          <table:table-cell table:style-name="ce13"/>
          <table:table-cell table:number-columns-repeated="5" table:style-name="ce14"/>
          <table:table-cell table:style-name="ce15"/>
          <table:table-cell table:style-name="ce16"/>
          <table:table-cell table:style-name="ce13"/>
          <table:table-cell office:value-type="float" office:value="19" table:style-name="ce22">
            <text:p>19</text:p>
          </table:table-cell>
          <table:table-cell office:value-type="float" office:value="1" table:formula="of:=[.M32]^0" table:style-name="ce65">
            <text:p>1</text:p>
          </table:table-cell>
          <table:table-cell office:value-type="float" office:value="140000" table:style-name="ce65">
            <text:p>140000</text:p>
          </table:table-cell>
          <table:table-cell office:value-type="float" office:value="19600000000" table:formula="of:=[.M32]*[.M32]" table:style-name="ce78">
            <text:p>1.96E+10</text:p>
          </table:table-cell>
          <table:table-cell office:value-type="float" office:value="42.583395212799999" table:formula="of:=[.N32]*[.$F$6]+[.M32]*[.$F$5]+[.$F$4]" table:style-name="ce67">
            <text:p>4.26E+01</text:p>
          </table:table-cell>
          <table:table-cell office:value-type="float" office:value="48.993531999999995" table:formula="of:=[.$F$7]*[.N32]" table:style-name="ce68">
            <text:p>4.90E+001</text:p>
          </table:table-cell>
          <table:table-cell office:value-type="float" office:value="6.4101367871999955" table:formula="of:=[.P32]-[.O32]" table:style-name="ce69">
            <text:p>6.41E+00</text:p>
          </table:table-cell>
          <table:table-cell table:number-columns-repeated="16367"/>
        </table:table-row>
        <table:table-row table:style-name="ro5">
          <table:table-cell table:number-columns-repeated="10"/>
          <table:table-cell office:value-type="float" office:value="20" table:style-name="ce22">
            <text:p>20</text:p>
          </table:table-cell>
          <table:table-cell office:value-type="float" office:value="1" table:formula="of:=[.M33]^0" table:style-name="ce65">
            <text:p>1</text:p>
          </table:table-cell>
          <table:table-cell office:value-type="float" office:value="150000" table:style-name="ce65">
            <text:p>150000</text:p>
          </table:table-cell>
          <table:table-cell office:value-type="float" office:value="22500000000" table:formula="of:=[.M33]*[.M33]" table:style-name="ce78">
            <text:p>2.25E+10</text:p>
          </table:table-cell>
          <table:table-cell office:value-type="float" office:value="49.062571212799995" table:formula="of:=[.N33]*[.$F$6]+[.M33]*[.$F$5]+[.$F$4]" table:style-name="ce67">
            <text:p>4.91E+01</text:p>
          </table:table-cell>
          <table:table-cell office:value-type="float" office:value="56.242574999999995" table:formula="of:=[.$F$7]*[.N33]" table:style-name="ce68">
            <text:p>5.62E+001</text:p>
          </table:table-cell>
          <table:table-cell office:value-type="float" office:value="7.1800037872000004" table:formula="of:=[.P33]-[.O33]" table:style-name="ce69">
            <text:p>7.18E+00</text:p>
          </table:table-cell>
          <table:table-cell table:number-columns-repeated="16367"/>
        </table:table-row>
        <table:table-row table:style-name="ro5">
          <table:table-cell table:number-columns-repeated="10"/>
          <table:table-cell office:value-type="float" office:value="21" table:style-name="ce22">
            <text:p>21</text:p>
          </table:table-cell>
          <table:table-cell office:value-type="float" office:value="1" table:formula="of:=[.M34]^0" table:style-name="ce65">
            <text:p>1</text:p>
          </table:table-cell>
          <table:table-cell office:value-type="float" office:value="160000" table:style-name="ce79">
            <text:p>160000</text:p>
          </table:table-cell>
          <table:table-cell office:value-type="float" office:value="25600000000" table:formula="of:=[.M34]*[.M34]" table:style-name="ce78">
            <text:p>2.56E+10</text:p>
          </table:table-cell>
          <table:table-cell office:value-type="float" office:value="56.000081212799998" table:formula="of:=[.N34]*[.$F$6]+[.M34]*[.$F$5]+[.$F$4]" table:style-name="ce80">
            <text:p>5.60E+01</text:p>
          </table:table-cell>
          <table:table-cell office:value-type="float" office:value="63.991551999999999" table:formula="of:=[.$F$7]*[.N34]" table:style-name="ce68">
            <text:p>6.40E+001</text:p>
          </table:table-cell>
          <table:table-cell office:value-type="float" office:value="7.9914707872000008" table:formula="of:=[.P34]-[.O34]" table:style-name="ce69">
            <text:p>7.99E+00</text:p>
          </table:table-cell>
          <table:table-cell table:number-columns-repeated="16367"/>
        </table:table-row>
        <table:table-row table:style-name="ro5">
          <table:table-cell table:number-columns-repeated="10"/>
          <table:table-cell office:value-type="float" office:value="22" table:style-name="ce22">
            <text:p>22</text:p>
          </table:table-cell>
          <table:table-cell office:value-type="float" office:value="1" table:formula="of:=[.M35]^0" table:style-name="ce65">
            <text:p>1</text:p>
          </table:table-cell>
          <table:table-cell office:value-type="float" office:value="170000" table:style-name="ce65">
            <text:p>170000</text:p>
          </table:table-cell>
          <table:table-cell office:value-type="float" office:value="28900000000" table:formula="of:=[.M35]*[.M35]" table:style-name="ce66">
            <text:p>2.89E+10</text:p>
          </table:table-cell>
          <table:table-cell office:value-type="float" office:value="63.395925212799987" table:formula="of:=[.N35]*[.$F$6]+[.M35]*[.$F$5]+[.$F$4]" table:style-name="ce67">
            <text:p>6.34E+01</text:p>
          </table:table-cell>
          <table:table-cell office:value-type="float" office:value="72.240462999999991" table:formula="of:=[.$F$7]*[.N35]" table:style-name="ce68">
            <text:p>7.22E+001</text:p>
          </table:table-cell>
          <table:table-cell office:value-type="float" office:value="8.8445377872000037" table:formula="of:=[.P35]-[.O35]" table:style-name="ce69">
            <text:p>8.84E+00</text:p>
          </table:table-cell>
          <table:table-cell table:number-columns-repeated="16367"/>
        </table:table-row>
        <table:table-row table:style-name="ro5">
          <table:table-cell table:number-columns-repeated="10"/>
          <table:table-cell office:value-type="float" office:value="23" table:style-name="ce22">
            <text:p>23</text:p>
          </table:table-cell>
          <table:table-cell office:value-type="float" office:value="1" table:formula="of:=[.M36]^0" table:style-name="ce65">
            <text:p>1</text:p>
          </table:table-cell>
          <table:table-cell office:value-type="float" office:value="180000" table:style-name="ce65">
            <text:p>180000</text:p>
          </table:table-cell>
          <table:table-cell office:value-type="float" office:value="32400000000" table:formula="of:=[.M36]*[.M36]" table:style-name="ce66">
            <text:p>3.24E+10</text:p>
          </table:table-cell>
          <table:table-cell office:value-type="float" office:value="71.250103212799999" table:formula="of:=[.N36]*[.$F$6]+[.M36]*[.$F$5]+[.$F$4]" table:style-name="ce67">
            <text:p>7.13E+01</text:p>
          </table:table-cell>
          <table:table-cell office:value-type="float" office:value="80.989307999999994" table:formula="of:=[.$F$7]*[.N36]" table:style-name="ce68">
            <text:p>8.10E+001</text:p>
          </table:table-cell>
          <table:table-cell office:value-type="float" office:value="9.7392047871999949" table:formula="of:=[.P36]-[.O36]" table:style-name="ce69">
            <text:p>9.74E+00</text:p>
          </table:table-cell>
          <table:table-cell table:number-columns-repeated="16367"/>
        </table:table-row>
        <table:table-row table:number-rows-repeated="10" table:style-name="ro3">
          <table:table-cell table:number-columns-repeated="10"/>
          <table:table-cell table:number-columns-repeated="2" table:style-name="ce14"/>
          <table:table-cell table:style-name="ce17"/>
          <table:table-cell table:number-columns-repeated="2" table:style-name="ce18"/>
          <table:table-cell table:style-name="ce82"/>
          <table:table-cell table:style-name="ce77"/>
          <table:table-cell table:number-columns-repeated="16367"/>
        </table:table-row>
        <table:table-row table:number-rows-repeated="4" table:style-name="ro3">
          <table:table-cell table:number-columns-repeated="10"/>
          <table:table-cell table:style-name="ce14"/>
          <table:table-cell table:style-name="ce13"/>
          <table:table-cell table:style-name="ce17"/>
          <table:table-cell table:number-columns-repeated="2" table:style-name="ce18"/>
          <table:table-cell table:number-columns-repeated="16369" table:style-name="ce13"/>
        </table:table-row>
        <table:table-row table:number-rows-repeated="21" table:style-name="ro3">
          <table:table-cell table:number-columns-repeated="10"/>
          <table:table-cell table:number-columns-repeated="2" table:style-name="ce14"/>
          <table:table-cell table:style-name="ce17"/>
          <table:table-cell table:number-columns-repeated="2" table:style-name="ce18"/>
          <table:table-cell table:style-name="ce82"/>
          <table:table-cell table:style-name="ce77"/>
          <table:table-cell table:number-columns-repeated="16367"/>
        </table:table-row>
        <table:table-row table:style-name="ro3">
          <table:table-cell table:number-columns-repeated="10"/>
          <table:table-cell table:number-columns-repeated="3" table:style-name="ce14"/>
          <table:table-cell table:number-columns-repeated="2" table:style-name="ce18"/>
          <table:table-cell table:style-name="ce82"/>
          <table:table-cell table:style-name="ce77"/>
          <table:table-cell table:number-columns-repeated="16367"/>
        </table:table-row>
        <table:table-row table:number-rows-repeated="1048504" table:style-name="ro3">
          <table:table-cell table:number-columns-repeated="16384"/>
        </table:table-row>
      </table:table>
      <table:table table:name="lehr_OpertionalAnalysis" table:style-name="ta3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21" table:default-cell-style-name="ce1"/>
        <table:table-column table:style-name="co22" table:default-cell-style-name="ce1"/>
        <table:table-column table:style-name="co4" table:number-columns-repeated="2" table:default-cell-style-name="ce1"/>
        <table:table-column table:style-name="co1" table:number-columns-repeated="3" table:default-cell-style-name="ce1"/>
        <table:table-column table:style-name="co5" table:number-columns-repeated="1013" table:default-cell-style-name="ce1"/>
        <table:table-column table:style-name="co6" table:number-columns-repeated="15360" table:default-cell-style-name="ce1"/>
        <table:table-row table:number-rows-repeated="3"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Mark Sort → C''N^2+C'N^1+CN^0</text:p>
          </table:table-cell>
          <table:table-cell table:number-columns-repeated="16379" table:style-name="ce1"/>
        </table:table-row>
        <table:table-row table:number-rows-repeated="3"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style-name="ce2"/>
          <table:table-cell office:value-type="string" table:style-name="ce2">
            <text:p>Data X or r</text:p>
          </table:table-cell>
          <table:table-cell table:style-name="ce2"/>
          <table:table-cell office:value-type="string" table:style-name="ce2">
            <text:p>Data f</text:p>
          </table:table-cell>
          <table:table-cell office:value-type="string" table:style-name="ce1">
            <text:p>Curve Fit</text:p>
          </table:table-cell>
          <table:table-cell table:number-columns-repeated="16378" table:style-name="ce1"/>
        </table:table-row>
        <table:table-row table:style-name="ro1">
          <table:table-cell/>
          <table:table-cell table:number-columns-repeated="4" table:style-name="ce2"/>
          <table:table-cell office:value-type="string" table:style-name="ce1">
            <text:p>Computation</text:p>
          </table:table-cell>
          <table:table-cell table:style-name="ce1"/>
          <table:table-cell office:value-type="float" office:value="-41709.9" table:style-name="ce3">
            <text:p>-4.17E+004</text:p>
          </table:table-cell>
          <table:table-cell office:value-type="string" table:style-name="ce1">
            <text:p><text:s/>= C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2">
            <text:p>N^0</text:p>
          </table:table-cell>
          <table:table-cell office:value-type="string" table:style-name="ce2">
            <text:p>N^1</text:p>
          </table:table-cell>
          <table:table-cell office:value-type="string" table:style-name="ce2">
            <text:p>N^2</text:p>
          </table:table-cell>
          <table:table-cell office:value-type="string" table:style-name="ce2">
            <text:p>Operations</text:p>
          </table:table-cell>
          <table:table-cell office:value-type="string" table:style-name="ce1">
            <text:p>Operations</text:p>
          </table:table-cell>
          <table:table-cell table:style-name="ce1"/>
          <table:table-cell office:value-type="float" office:value="40.781599999999997" table:style-name="ce3">
            <text:p>4.08E+001</text:p>
          </table:table-cell>
          <table:table-cell office:value-type="string" table:style-name="ce1">
            <text:p><text:s/>= C1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1" table:formula="of:=[.C11]^0" table:style-name="ce3">
            <text:p>1.00E+000</text:p>
          </table:table-cell>
          <table:table-cell office:value-type="float" office:value="400" table:style-name="ce3">
            <text:p>4.00E+002</text:p>
          </table:table-cell>
          <table:table-cell office:value-type="float" office:value="160000" table:formula="of:=[.C11]*[.C11]" table:style-name="ce3">
            <text:p>1.60E+005</text:p>
          </table:table-cell>
          <table:table-cell office:value-type="float" office:value="1004000" table:style-name="ce92">
            <text:p>1.0040E+06</text:p>
          </table:table-cell>
          <table:table-cell office:value-type="float" office:value="970013.94000000006" table:formula="of:=[.$H$11]*[.D11]+[.$H$10]*[.C11]+[.$H$9]*[.B11]" table:style-name="ce3">
            <text:p>9.70E+005</text:p>
          </table:table-cell>
          <table:table-cell table:style-name="ce1"/>
          <table:table-cell office:value-type="float" office:value="6.2213200000000004" table:style-name="ce3">
            <text:p>6.22E+000</text:p>
          </table:table-cell>
          <table:table-cell office:value-type="string" table:style-name="ce1">
            <text:p><text:s/>= C2</text:p>
          </table:table-cell>
          <table:table-cell table:style-name="ce3"/>
          <table:table-cell table:number-columns-repeated="16374"/>
        </table:table-row>
        <table:table-row table:style-name="ro1">
          <table:table-cell/>
          <table:table-cell office:value-type="float" office:value="1" table:formula="of:=[.C12]^0" table:style-name="ce3">
            <text:p>1.00E+000</text:p>
          </table:table-cell>
          <table:table-cell office:value-type="float" office:value="800" table:style-name="ce3">
            <text:p>8.00E+002</text:p>
          </table:table-cell>
          <table:table-cell office:value-type="float" office:value="640000" table:formula="of:=[.C12]*[.C12]" table:style-name="ce3">
            <text:p>6.40E+005</text:p>
          </table:table-cell>
          <table:table-cell office:value-type="float" office:value="3913000" table:style-name="ce92">
            <text:p>3.9130E+06</text:p>
          </table:table-cell>
          <table:table-cell office:value-type="float" office:value="3972560.18" table:formula="of:=[.$H$11]*[.D12]+[.$H$10]*[.C12]+[.$H$9]*[.B12]" table:style-name="ce3">
            <text:p>3.97E+006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1" table:formula="of:=[.C13]^0" table:style-name="ce3">
            <text:p>1.00E+000</text:p>
          </table:table-cell>
          <table:table-cell office:value-type="float" office:value="1600" table:style-name="ce3">
            <text:p>1.60E+003</text:p>
          </table:table-cell>
          <table:table-cell office:value-type="float" office:value="2560000" table:formula="of:=[.C13]*[.C13]" table:style-name="ce3">
            <text:p>2.56E+006</text:p>
          </table:table-cell>
          <table:table-cell office:value-type="float" office:value="15980000" table:style-name="ce92">
            <text:p>1.5980E+07</text:p>
          </table:table-cell>
          <table:table-cell office:value-type="float" office:value="15950119.860000001" table:formula="of:=[.$H$11]*[.D13]+[.$H$10]*[.C13]+[.$H$9]*[.B13]" table:style-name="ce3">
            <text:p>1.60E+007</text:p>
          </table:table-cell>
          <table:table-cell table:style-name="ce1"/>
          <table:table-cell office:value-type="float" office:value="6.23" table:style-name="ce3">
            <text:p>6.23E+000</text:p>
          </table:table-cell>
          <table:table-cell office:value-type="string" table:style-name="ce1">
            <text:p><text:s/>= C''' for O(N^2)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1" table:formula="of:=[.C14]^0" table:style-name="ce3">
            <text:p>1.00E+000</text:p>
          </table:table-cell>
          <table:table-cell office:value-type="float" office:value="3200" table:style-name="ce3">
            <text:p>3.20E+003</text:p>
          </table:table-cell>
          <table:table-cell office:value-type="float" office:value="10240000" table:formula="of:=[.C14]*[.C14]" table:style-name="ce3">
            <text:p>1.02E+007</text:p>
          </table:table-cell>
          <table:table-cell office:value-type="float" office:value="63542000" table:style-name="ce92">
            <text:p>6.3542E+07</text:p>
          </table:table-cell>
          <table:table-cell office:value-type="float" office:value="63795108.020000003" table:formula="of:=[.$H$11]*[.D14]+[.$H$10]*[.C14]+[.$H$9]*[.B14]" table:style-name="ce3">
            <text:p>6.38E+007</text:p>
          </table:table-cell>
          <table:table-cell table:number-columns-repeated="16378" table:style-name="ce1"/>
        </table:table-row>
        <table:table-row table:number-rows-repeated="2"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Simulate to find the C''' with N^2 to show O(N^2)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N^0 Simulated</text:p>
          </table:table-cell>
          <table:table-cell office:value-type="string" table:style-name="ce1">
            <text:p>N Simulated</text:p>
          </table:table-cell>
          <table:table-cell office:value-type="string" table:style-name="ce1">
            <text:p>N^2 Simulated</text:p>
          </table:table-cell>
          <table:table-cell office:value-type="string" table:style-name="ce1">
            <text:p>Operations Simulated</text:p>
          </table:table-cell>
          <table:table-cell office:value-type="string" table:style-name="ce2">
            <text:p>C'''*g(N^2)</text:p>
          </table:table-cell>
          <table:table-cell office:value-type="string" table:style-name="ce2">
            <text:p>Difference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" table:formula="of:=[.C19]^0" table:style-name="ce1">
            <text:p>1</text:p>
          </table:table-cell>
          <table:table-cell office:value-type="float" office:value="10" table:style-name="ce93">
            <text:p>10</text:p>
          </table:table-cell>
          <table:table-cell office:value-type="float" office:value="100" table:formula="of:=[.C19]*[.C19]" table:style-name="ce9">
            <text:p>1.00E+02</text:p>
          </table:table-cell>
          <table:table-cell office:value-type="float" office:value="-40679.952000000005" table:formula="of:=[.$H$11]*[.D19]+[.$H$10]*[.C19]+[.$H$9]" table:style-name="ce9">
            <text:p>-4.07E+04</text:p>
          </table:table-cell>
          <table:table-cell office:value-type="float" office:value="623" table:formula="of:=[.$H$13]*[.D19]" table:style-name="ce9">
            <text:p>6.23E+02</text:p>
          </table:table-cell>
          <table:table-cell office:value-type="float" office:value="41302.952000000005" table:formula="of:=[.F19]-[.E19]" table:style-name="ce94">
            <text:p>41302.9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" table:formula="of:=[.C20]^0" table:style-name="ce1">
            <text:p>1</text:p>
          </table:table-cell>
          <table:table-cell office:value-type="float" office:value="100" table:style-name="ce93">
            <text:p>100</text:p>
          </table:table-cell>
          <table:table-cell office:value-type="float" office:value="10000" table:formula="of:=[.C20]*[.C20]" table:style-name="ce9">
            <text:p>1.00E+04</text:p>
          </table:table-cell>
          <table:table-cell office:value-type="float" office:value="24581.46" table:formula="of:=[.$H$11]*[.D20]+[.$H$10]*[.C20]+[.$H$9]" table:style-name="ce9">
            <text:p>2.46E+04</text:p>
          </table:table-cell>
          <table:table-cell office:value-type="float" office:value="62300.000000000007" table:formula="of:=[.$H$13]*[.D20]" table:style-name="ce9">
            <text:p>6.23E+04</text:p>
          </table:table-cell>
          <table:table-cell office:value-type="float" office:value="37718.540000000008" table:formula="of:=[.F20]-[.E20]" table:style-name="ce94">
            <text:p>37718.54</text:p>
          </table:table-cell>
          <table:table-cell table:number-columns-repeated="3" table:style-name="ce1"/>
          <table:table-cell table:style-name="ce10"/>
          <table:table-cell table:number-columns-repeated="16373"/>
        </table:table-row>
        <table:table-row table:style-name="ro1">
          <table:table-cell/>
          <table:table-cell office:value-type="float" office:value="1" table:formula="of:=[.C21]^0" table:style-name="ce1">
            <text:p>1</text:p>
          </table:table-cell>
          <table:table-cell office:value-type="float" office:value="235" table:style-name="ce93">
            <text:p>235</text:p>
          </table:table-cell>
          <table:table-cell office:value-type="float" office:value="55225" table:formula="of:=[.C21]*[.C21]" table:style-name="ce9">
            <text:p>5.52E+04</text:p>
          </table:table-cell>
          <table:table-cell office:value-type="float" office:value="311446.17299999995" table:formula="of:=[.$H$11]*[.D21]+[.$H$10]*[.C21]+[.$H$9]" table:style-name="ce9">
            <text:p>3.11E+05</text:p>
          </table:table-cell>
          <table:table-cell office:value-type="float" office:value="344051.75" table:formula="of:=[.$H$13]*[.D21]" table:style-name="ce9">
            <text:p>3.44E+05</text:p>
          </table:table-cell>
          <table:table-cell office:value-type="float" office:value="32605.577000000048" table:formula="of:=[.F21]-[.E21]" table:style-name="ce94">
            <text:p>32605.58</text:p>
          </table:table-cell>
          <table:table-cell table:style-name="ce1"/>
          <table:table-cell table:style-name="ce1">
            <draw:frame draw:z-index="1" draw:id="id2" draw:style-name="a2" draw:name="Chart 1" svg:x="0.0752in" svg:y="0.0898in" svg:width="8.9004in" svg:height="5.5374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1" table:formula="of:=[.C22]^0" table:style-name="ce1">
            <text:p>1</text:p>
          </table:table-cell>
          <table:table-cell office:value-type="float" office:value="370" table:style-name="ce93">
            <text:p>370</text:p>
          </table:table-cell>
          <table:table-cell office:value-type="float" office:value="136900" table:formula="of:=[.C22]*[.C22]" table:style-name="ce9">
            <text:p>1.37E+05</text:p>
          </table:table-cell>
          <table:table-cell office:value-type="float" office:value="825078.00000000012" table:formula="of:=[.$H$11]*[.D22]+[.$H$10]*[.C22]+[.$H$9]" table:style-name="ce9">
            <text:p>8.25E+05</text:p>
          </table:table-cell>
          <table:table-cell office:value-type="float" office:value="852887.00000000012" table:formula="of:=[.$H$13]*[.D22]" table:style-name="ce9">
            <text:p>8.53E+05</text:p>
          </table:table-cell>
          <table:table-cell office:value-type="float" office:value="27809" table:formula="of:=[.F22]-[.E22]" table:style-name="ce94">
            <text:p>27809.0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" table:formula="of:=[.C23]^0" table:style-name="ce1">
            <text:p>1</text:p>
          </table:table-cell>
          <table:table-cell office:value-type="float" office:value="505" table:style-name="ce93">
            <text:p>505</text:p>
          </table:table-cell>
          <table:table-cell office:value-type="float" office:value="255025" table:formula="of:=[.C23]*[.C23]" table:style-name="ce9">
            <text:p>2.55E+05</text:p>
          </table:table-cell>
          <table:table-cell office:value-type="float" office:value="1565476.9410000003" table:formula="of:=[.$H$11]*[.D23]+[.$H$10]*[.C23]+[.$H$9]" table:style-name="ce9">
            <text:p>1.57E+06</text:p>
          </table:table-cell>
          <table:table-cell office:value-type="float" office:value="1588805.75" table:formula="of:=[.$H$13]*[.D23]" table:style-name="ce9">
            <text:p>1.59E+06</text:p>
          </table:table-cell>
          <table:table-cell office:value-type="float" office:value="23328.808999999659" table:formula="of:=[.F23]-[.E23]" table:style-name="ce94">
            <text:p>23328.81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" table:formula="of:=[.C24]^0" table:style-name="ce1">
            <text:p>1</text:p>
          </table:table-cell>
          <table:table-cell office:value-type="float" office:value="640" table:style-name="ce93">
            <text:p>640</text:p>
          </table:table-cell>
          <table:table-cell office:value-type="float" office:value="409600" table:formula="of:=[.C24]*[.C24]" table:style-name="ce9">
            <text:p>4.10E+05</text:p>
          </table:table-cell>
          <table:table-cell office:value-type="float" office:value="2532642.9960000003" table:formula="of:=[.$H$11]*[.D24]+[.$H$10]*[.C24]+[.$H$9]" table:style-name="ce9">
            <text:p>2.53E+06</text:p>
          </table:table-cell>
          <table:table-cell office:value-type="float" office:value="2551808" table:formula="of:=[.$H$13]*[.D24]" table:style-name="ce9">
            <text:p>2.55E+06</text:p>
          </table:table-cell>
          <table:table-cell office:value-type="float" office:value="19165.003999999724" table:formula="of:=[.F24]-[.E24]" table:style-name="ce94">
            <text:p>19165.0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" table:formula="of:=[.C25]^0" table:style-name="ce1">
            <text:p>1</text:p>
          </table:table-cell>
          <table:table-cell office:value-type="float" office:value="775" table:style-name="ce93">
            <text:p>775</text:p>
          </table:table-cell>
          <table:table-cell office:value-type="float" office:value="600625" table:formula="of:=[.C25]*[.C25]" table:style-name="ce9">
            <text:p>6.01E+05</text:p>
          </table:table-cell>
          <table:table-cell office:value-type="float" office:value="3726576.1650000005" table:formula="of:=[.$H$11]*[.D25]+[.$H$10]*[.C25]+[.$H$9]" table:style-name="ce9">
            <text:p>3.73E+06</text:p>
          </table:table-cell>
          <table:table-cell office:value-type="float" office:value="3741893.7500000005" table:formula="of:=[.$H$13]*[.D25]" table:style-name="ce9">
            <text:p>3.74E+06</text:p>
          </table:table-cell>
          <table:table-cell office:value-type="float" office:value="15317.584999999963" table:formula="of:=[.F25]-[.E25]" table:style-name="ce94">
            <text:p>15317.59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" table:formula="of:=[.C26]^0" table:style-name="ce1">
            <text:p>1</text:p>
          </table:table-cell>
          <table:table-cell office:value-type="float" office:value="910" table:style-name="ce93">
            <text:p>910</text:p>
          </table:table-cell>
          <table:table-cell office:value-type="float" office:value="828100" table:formula="of:=[.C26]*[.C26]" table:style-name="ce9">
            <text:p>8.28E+05</text:p>
          </table:table-cell>
          <table:table-cell office:value-type="float" office:value="5147276.4479999999" table:formula="of:=[.$H$11]*[.D26]+[.$H$10]*[.C26]+[.$H$9]" table:style-name="ce9">
            <text:p>5.15E+06</text:p>
          </table:table-cell>
          <table:table-cell office:value-type="float" office:value="5159063" table:formula="of:=[.$H$13]*[.D26]" table:style-name="ce9">
            <text:p>5.16E+06</text:p>
          </table:table-cell>
          <table:table-cell office:value-type="float" office:value="11786.552000000142" table:formula="of:=[.F26]-[.E26]" table:style-name="ce94">
            <text:p>11786.5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" table:formula="of:=[.C27]^0" table:style-name="ce1">
            <text:p>1</text:p>
          </table:table-cell>
          <table:table-cell office:value-type="float" office:value="1045" table:style-name="ce93">
            <text:p>1045</text:p>
          </table:table-cell>
          <table:table-cell office:value-type="float" office:value="1092025" table:formula="of:=[.C27]*[.C27]" table:style-name="ce9">
            <text:p>1.09E+06</text:p>
          </table:table-cell>
          <table:table-cell office:value-type="float" office:value="6794743.8449999997" table:formula="of:=[.$H$11]*[.D27]+[.$H$10]*[.C27]+[.$H$9]" table:style-name="ce9">
            <text:p>6.79E+06</text:p>
          </table:table-cell>
          <table:table-cell office:value-type="float" office:value="6803315.75" table:formula="of:=[.$H$13]*[.D27]" table:style-name="ce9">
            <text:p>6.80E+06</text:p>
          </table:table-cell>
          <table:table-cell office:value-type="float" office:value="8571.9050000002608" table:formula="of:=[.F27]-[.E27]" table:style-name="ce94">
            <text:p>8571.91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" table:formula="of:=[.C28]^0" table:style-name="ce1">
            <text:p>1</text:p>
          </table:table-cell>
          <table:table-cell office:value-type="float" office:value="1180" table:style-name="ce93">
            <text:p>1180</text:p>
          </table:table-cell>
          <table:table-cell office:value-type="float" office:value="1392400" table:formula="of:=[.C28]*[.C28]" table:style-name="ce9">
            <text:p>1.39E+06</text:p>
          </table:table-cell>
          <table:table-cell office:value-type="float" office:value="8668978.3560000006" table:formula="of:=[.$H$11]*[.D28]+[.$H$10]*[.C28]+[.$H$9]" table:style-name="ce9">
            <text:p>8.67E+06</text:p>
          </table:table-cell>
          <table:table-cell office:value-type="float" office:value="8674652" table:formula="of:=[.$H$13]*[.D28]" table:style-name="ce9">
            <text:p>8.67E+06</text:p>
          </table:table-cell>
          <table:table-cell office:value-type="float" office:value="5673.6439999993891" table:formula="of:=[.F28]-[.E28]" table:style-name="ce94">
            <text:p>5673.64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" table:formula="of:=[.C29]^0" table:style-name="ce1">
            <text:p>1</text:p>
          </table:table-cell>
          <table:table-cell office:value-type="float" office:value="1315" table:style-name="ce93">
            <text:p>1315</text:p>
          </table:table-cell>
          <table:table-cell office:value-type="float" office:value="1729225" table:formula="of:=[.C29]*[.C29]" table:style-name="ce9">
            <text:p>1.73E+06</text:p>
          </table:table-cell>
          <table:table-cell office:value-type="float" office:value="10769979.981000001" table:formula="of:=[.$H$11]*[.D29]+[.$H$10]*[.C29]+[.$H$9]" table:style-name="ce9">
            <text:p>1.08E+07</text:p>
          </table:table-cell>
          <table:table-cell office:value-type="float" office:value="10773071.75" table:formula="of:=[.$H$13]*[.D29]" table:style-name="ce9">
            <text:p>1.08E+07</text:p>
          </table:table-cell>
          <table:table-cell office:value-type="float" office:value="3091.7689999993891" table:formula="of:=[.F29]-[.E29]" table:style-name="ce94">
            <text:p>3091.77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" table:formula="of:=[.C30]^0" table:style-name="ce1">
            <text:p>1</text:p>
          </table:table-cell>
          <table:table-cell office:value-type="float" office:value="1450" table:style-name="ce93">
            <text:p>1450</text:p>
          </table:table-cell>
          <table:table-cell office:value-type="float" office:value="2102500" table:formula="of:=[.C30]*[.C30]" table:style-name="ce9">
            <text:p>2.10E+06</text:p>
          </table:table-cell>
          <table:table-cell office:value-type="float" office:value="13097748.720000001" table:formula="of:=[.$H$11]*[.D30]+[.$H$10]*[.C30]+[.$H$9]" table:style-name="ce9">
            <text:p>1.31E+07</text:p>
          </table:table-cell>
          <table:table-cell office:value-type="float" office:value="13098575" table:formula="of:=[.$H$13]*[.D30]" table:style-name="ce9">
            <text:p>1.31E+07</text:p>
          </table:table-cell>
          <table:table-cell office:value-type="float" office:value="826.27999999932945" table:formula="of:=[.F30]-[.E30]" table:style-name="ce94">
            <text:p>826.28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" table:formula="of:=[.C31]^0" table:style-name="ce1">
            <text:p>1</text:p>
          </table:table-cell>
          <table:table-cell office:value-type="float" office:value="1585" table:style-name="ce93">
            <text:p>1585</text:p>
          </table:table-cell>
          <table:table-cell office:value-type="float" office:value="2512225" table:formula="of:=[.C31]*[.C31]" table:style-name="ce9">
            <text:p>2.51E+06</text:p>
          </table:table-cell>
          <table:table-cell office:value-type="float" office:value="15652284.572999999" table:formula="of:=[.$H$11]*[.D31]+[.$H$10]*[.C31]+[.$H$9]" table:style-name="ce9">
            <text:p>1.57E+07</text:p>
          </table:table-cell>
          <table:table-cell office:value-type="float" office:value="15651161.750000002" table:formula="of:=[.$H$13]*[.D31]" table:style-name="ce9">
            <text:p>1.57E+07</text:p>
          </table:table-cell>
          <table:table-cell office:value-type="float" office:value="-1122.8229999970645" table:formula="of:=[.F31]-[.E31]" table:style-name="ce94">
            <text:p>-1122.82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" table:formula="of:=[.C32]^0" table:style-name="ce1">
            <text:p>1</text:p>
          </table:table-cell>
          <table:table-cell office:value-type="float" office:value="1720" table:style-name="ce93">
            <text:p>1720</text:p>
          </table:table-cell>
          <table:table-cell office:value-type="float" office:value="2958400" table:formula="of:=[.C32]*[.C32]" table:style-name="ce9">
            <text:p>2.96E+06</text:p>
          </table:table-cell>
          <table:table-cell office:value-type="float" office:value="18433587.540000003" table:formula="of:=[.$H$11]*[.D32]+[.$H$10]*[.C32]+[.$H$9]" table:style-name="ce9">
            <text:p>1.84E+07</text:p>
          </table:table-cell>
          <table:table-cell office:value-type="float" office:value="18430832" table:formula="of:=[.$H$13]*[.D32]" table:style-name="ce9">
            <text:p>1.84E+07</text:p>
          </table:table-cell>
          <table:table-cell office:value-type="float" office:value="-2755.5400000028312" table:formula="of:=[.F32]-[.E32]" table:style-name="ce94">
            <text:p>-2755.54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" table:formula="of:=[.C33]^0" table:style-name="ce1">
            <text:p>1</text:p>
          </table:table-cell>
          <table:table-cell office:value-type="float" office:value="1855" table:style-name="ce93">
            <text:p>1855</text:p>
          </table:table-cell>
          <table:table-cell office:value-type="float" office:value="3441025" table:formula="of:=[.C33]*[.C33]" table:style-name="ce9">
            <text:p>3.44E+06</text:p>
          </table:table-cell>
          <table:table-cell office:value-type="float" office:value="21441657.621000003" table:formula="of:=[.$H$11]*[.D33]+[.$H$10]*[.C33]+[.$H$9]" table:style-name="ce9">
            <text:p>2.14E+07</text:p>
          </table:table-cell>
          <table:table-cell office:value-type="float" office:value="21437585.75" table:formula="of:=[.$H$13]*[.D33]" table:style-name="ce9">
            <text:p>2.14E+07</text:p>
          </table:table-cell>
          <table:table-cell office:value-type="float" office:value="-4071.8710000030696" table:formula="of:=[.F33]-[.E33]" table:style-name="ce94">
            <text:p>-4071.87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" table:formula="of:=[.C34]^0" table:style-name="ce1">
            <text:p>1</text:p>
          </table:table-cell>
          <table:table-cell office:value-type="float" office:value="1990" table:style-name="ce93">
            <text:p>1990</text:p>
          </table:table-cell>
          <table:table-cell office:value-type="float" office:value="3960100" table:formula="of:=[.C34]*[.C34]" table:style-name="ce9">
            <text:p>3.96E+06</text:p>
          </table:table-cell>
          <table:table-cell office:value-type="float" office:value="24676494.816000003" table:formula="of:=[.$H$11]*[.D34]+[.$H$10]*[.C34]+[.$H$9]" table:style-name="ce9">
            <text:p>2.47E+07</text:p>
          </table:table-cell>
          <table:table-cell office:value-type="float" office:value="24671423" table:formula="of:=[.$H$13]*[.D34]" table:style-name="ce9">
            <text:p>2.47E+07</text:p>
          </table:table-cell>
          <table:table-cell office:value-type="float" office:value="-5071.8160000033677" table:formula="of:=[.F34]-[.E34]" table:style-name="ce94">
            <text:p>-5071.82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" table:formula="of:=[.C35]^0" table:style-name="ce1">
            <text:p>1</text:p>
          </table:table-cell>
          <table:table-cell office:value-type="float" office:value="2125" table:style-name="ce93">
            <text:p>2125</text:p>
          </table:table-cell>
          <table:table-cell office:value-type="float" office:value="4515625" table:formula="of:=[.C35]*[.C35]" table:style-name="ce9">
            <text:p>4.52E+06</text:p>
          </table:table-cell>
          <table:table-cell office:value-type="float" office:value="28138099.125" table:formula="of:=[.$H$11]*[.D35]+[.$H$10]*[.C35]+[.$H$9]" table:style-name="ce9">
            <text:p>2.81E+07</text:p>
          </table:table-cell>
          <table:table-cell office:value-type="float" office:value="28132343.750000004" table:formula="of:=[.$H$13]*[.D35]" table:style-name="ce9">
            <text:p>2.81E+07</text:p>
          </table:table-cell>
          <table:table-cell office:value-type="float" office:value="-5755.3749999962747" table:formula="of:=[.F35]-[.E35]" table:style-name="ce94">
            <text:p>-5755.37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" table:formula="of:=[.C36]^0" table:style-name="ce1">
            <text:p>1</text:p>
          </table:table-cell>
          <table:table-cell office:value-type="float" office:value="2260" table:style-name="ce93">
            <text:p>2260</text:p>
          </table:table-cell>
          <table:table-cell office:value-type="float" office:value="5107600" table:formula="of:=[.C36]*[.C36]" table:style-name="ce9">
            <text:p>5.11E+06</text:p>
          </table:table-cell>
          <table:table-cell office:value-type="float" office:value="31826470.548000004" table:formula="of:=[.$H$11]*[.D36]+[.$H$10]*[.C36]+[.$H$9]" table:style-name="ce9">
            <text:p>3.18E+07</text:p>
          </table:table-cell>
          <table:table-cell office:value-type="float" office:value="31820348.000000004" table:formula="of:=[.$H$13]*[.D36]" table:style-name="ce9">
            <text:p>3.18E+07</text:p>
          </table:table-cell>
          <table:table-cell office:value-type="float" office:value="-6122.5480000004172" table:formula="of:=[.F36]-[.E36]" table:style-name="ce94">
            <text:p>-6122.5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" table:formula="of:=[.C37]^0" table:style-name="ce1">
            <text:p>1</text:p>
          </table:table-cell>
          <table:table-cell office:value-type="float" office:value="2395" table:style-name="ce93">
            <text:p>2395</text:p>
          </table:table-cell>
          <table:table-cell office:value-type="float" office:value="5736025" table:formula="of:=[.C37]*[.C37]" table:style-name="ce9">
            <text:p>5.74E+06</text:p>
          </table:table-cell>
          <table:table-cell office:value-type="float" office:value="35741609.085000001" table:formula="of:=[.$H$11]*[.D37]+[.$H$10]*[.C37]+[.$H$9]" table:style-name="ce9">
            <text:p>3.57E+07</text:p>
          </table:table-cell>
          <table:table-cell office:value-type="float" office:value="35735435.75" table:formula="of:=[.$H$13]*[.D37]" table:style-name="ce9">
            <text:p>3.57E+07</text:p>
          </table:table-cell>
          <table:table-cell office:value-type="float" office:value="-6173.3350000008941" table:formula="of:=[.F37]-[.E37]" table:style-name="ce94">
            <text:p>-6173.34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" table:formula="of:=[.C38]^0" table:style-name="ce1">
            <text:p>1</text:p>
          </table:table-cell>
          <table:table-cell office:value-type="float" office:value="2530" table:style-name="ce93">
            <text:p>2530</text:p>
          </table:table-cell>
          <table:table-cell office:value-type="float" office:value="6400900" table:formula="of:=[.C38]*[.C38]" table:style-name="ce9">
            <text:p>6.40E+06</text:p>
          </table:table-cell>
          <table:table-cell office:value-type="float" office:value="39883514.736000001" table:formula="of:=[.$H$11]*[.D38]+[.$H$10]*[.C38]+[.$H$9]" table:style-name="ce9">
            <text:p>3.99E+07</text:p>
          </table:table-cell>
          <table:table-cell office:value-type="float" office:value="39877607" table:formula="of:=[.$H$13]*[.D38]" table:style-name="ce9">
            <text:p>3.99E+07</text:p>
          </table:table-cell>
          <table:table-cell office:value-type="float" office:value="-5907.7360000014305" table:formula="of:=[.F38]-[.E38]" table:style-name="ce94">
            <text:p>-5907.74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" table:formula="of:=[.C39]^0" table:style-name="ce1">
            <text:p>1</text:p>
          </table:table-cell>
          <table:table-cell office:value-type="float" office:value="2665" table:style-name="ce93">
            <text:p>2665</text:p>
          </table:table-cell>
          <table:table-cell office:value-type="float" office:value="7102225" table:formula="of:=[.C39]*[.C39]" table:style-name="ce9">
            <text:p>7.10E+06</text:p>
          </table:table-cell>
          <table:table-cell office:value-type="float" office:value="44252187.501000009" table:formula="of:=[.$H$11]*[.D39]+[.$H$10]*[.C39]+[.$H$9]" table:style-name="ce9">
            <text:p>4.43E+07</text:p>
          </table:table-cell>
          <table:table-cell office:value-type="float" office:value="44246861.75" table:formula="of:=[.$H$13]*[.D39]" table:style-name="ce9">
            <text:p>4.42E+07</text:p>
          </table:table-cell>
          <table:table-cell office:value-type="float" office:value="-5325.7510000094771" table:formula="of:=[.F39]-[.E39]" table:style-name="ce94">
            <text:p>-5325.7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" table:formula="of:=[.C40]^0" table:style-name="ce1">
            <text:p>1</text:p>
          </table:table-cell>
          <table:table-cell office:value-type="float" office:value="2800" table:style-name="ce93">
            <text:p>2800</text:p>
          </table:table-cell>
          <table:table-cell office:value-type="float" office:value="7840000" table:formula="of:=[.C40]*[.C40]" table:style-name="ce9">
            <text:p>7.84E+06</text:p>
          </table:table-cell>
          <table:table-cell office:value-type="float" office:value="48847627.380000003" table:formula="of:=[.$H$11]*[.D40]+[.$H$10]*[.C40]+[.$H$9]" table:style-name="ce9">
            <text:p>4.88E+07</text:p>
          </table:table-cell>
          <table:table-cell office:value-type="float" office:value="48843200" table:formula="of:=[.$H$13]*[.D40]" table:style-name="ce9">
            <text:p>4.88E+07</text:p>
          </table:table-cell>
          <table:table-cell office:value-type="float" office:value="-4427.3800000026822" table:formula="of:=[.F40]-[.E40]" table:style-name="ce94">
            <text:p>-4427.38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" table:formula="of:=[.C41]^0" table:style-name="ce1">
            <text:p>1</text:p>
          </table:table-cell>
          <table:table-cell office:value-type="float" office:value="2935" table:style-name="ce93">
            <text:p>2935</text:p>
          </table:table-cell>
          <table:table-cell office:value-type="float" office:value="8614225" table:formula="of:=[.C41]*[.C41]" table:style-name="ce9">
            <text:p>8.61E+06</text:p>
          </table:table-cell>
          <table:table-cell office:value-type="float" office:value="53669834.373000003" table:formula="of:=[.$H$11]*[.D41]+[.$H$10]*[.C41]+[.$H$9]" table:style-name="ce9">
            <text:p>5.37E+07</text:p>
          </table:table-cell>
          <table:table-cell office:value-type="float" office:value="53666621.75" table:formula="of:=[.$H$13]*[.D41]" table:style-name="ce9">
            <text:p>5.37E+07</text:p>
          </table:table-cell>
          <table:table-cell office:value-type="float" office:value="-3212.6230000033975" table:formula="of:=[.F41]-[.E41]" table:style-name="ce94">
            <text:p>-3212.62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" table:formula="of:=[.C42]^0" table:style-name="ce1">
            <text:p>1</text:p>
          </table:table-cell>
          <table:table-cell office:value-type="float" office:value="3070" table:style-name="ce93">
            <text:p>3070</text:p>
          </table:table-cell>
          <table:table-cell office:value-type="float" office:value="9424900" table:formula="of:=[.C42]*[.C42]" table:style-name="ce9">
            <text:p>9.42E+06</text:p>
          </table:table-cell>
          <table:table-cell office:value-type="float" office:value="58718808.480000004" table:formula="of:=[.$H$11]*[.D42]+[.$H$10]*[.C42]+[.$H$9]" table:style-name="ce9">
            <text:p>5.87E+07</text:p>
          </table:table-cell>
          <table:table-cell office:value-type="float" office:value="58717127.000000007" table:formula="of:=[.$H$13]*[.D42]" table:style-name="ce9">
            <text:p>5.87E+07</text:p>
          </table:table-cell>
          <table:table-cell office:value-type="float" office:value="-1681.4799999967217" table:formula="of:=[.F42]-[.E42]" table:style-name="ce94">
            <text:p>-1681.48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" table:formula="of:=[.C43]^0" table:style-name="ce95">
            <text:p>1</text:p>
          </table:table-cell>
          <table:table-cell office:value-type="float" office:value="3205" table:style-name="ce96">
            <text:p>3205</text:p>
          </table:table-cell>
          <table:table-cell office:value-type="float" office:value="10272025" table:formula="of:=[.C43]*[.C43]" table:style-name="ce97">
            <text:p>1.03E+07</text:p>
          </table:table-cell>
          <table:table-cell office:value-type="float" office:value="63994549.701000005" table:formula="of:=[.$H$11]*[.D43]+[.$H$10]*[.C43]+[.$H$9]" table:style-name="ce97">
            <text:p>6.40E+07</text:p>
          </table:table-cell>
          <table:table-cell office:value-type="float" office:value="63994715.750000007" table:formula="of:=[.$H$13]*[.D43]" table:style-name="ce97">
            <text:p>6.40E+07</text:p>
          </table:table-cell>
          <table:table-cell office:value-type="float" office:value="166.04900000244379" table:formula="of:=[.F43]-[.E43]" table:style-name="ce98">
            <text:p>166.05</text:p>
          </table:table-cell>
          <table:table-cell office:value-type="string" table:style-name="ce1">
            <text:p>N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" table:formula="of:=[.C44]^0" table:style-name="ce1">
            <text:p>1</text:p>
          </table:table-cell>
          <table:table-cell office:value-type="float" office:value="3340" table:style-name="ce93">
            <text:p>3340</text:p>
          </table:table-cell>
          <table:table-cell office:value-type="float" office:value="11155600" table:formula="of:=[.C44]*[.C44]" table:style-name="ce9">
            <text:p>1.12E+07</text:p>
          </table:table-cell>
          <table:table-cell office:value-type="float" office:value="69497058.035999998" table:formula="of:=[.$H$11]*[.D44]+[.$H$10]*[.C44]+[.$H$9]" table:style-name="ce9">
            <text:p>6.95E+07</text:p>
          </table:table-cell>
          <table:table-cell office:value-type="float" office:value="69499388" table:formula="of:=[.$H$13]*[.D44]" table:style-name="ce9">
            <text:p>6.95E+07</text:p>
          </table:table-cell>
          <table:table-cell office:value-type="float" office:value="2329.9640000015497" table:formula="of:=[.F44]-[.E44]" table:style-name="ce94">
            <text:p>2329.96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" table:formula="of:=[.C45]^0" table:style-name="ce1">
            <text:p>1</text:p>
          </table:table-cell>
          <table:table-cell office:value-type="float" office:value="3475" table:style-name="ce93">
            <text:p>3475</text:p>
          </table:table-cell>
          <table:table-cell office:value-type="float" office:value="12075625" table:formula="of:=[.C45]*[.C45]" table:style-name="ce9">
            <text:p>1.21E+07</text:p>
          </table:table-cell>
          <table:table-cell office:value-type="float" office:value="75226333.484999999" table:formula="of:=[.$H$11]*[.D45]+[.$H$10]*[.C45]+[.$H$9]" table:style-name="ce9">
            <text:p>7.52E+07</text:p>
          </table:table-cell>
          <table:table-cell office:value-type="float" office:value="75231143.75" table:formula="of:=[.$H$13]*[.D45]" table:style-name="ce9">
            <text:p>7.52E+07</text:p>
          </table:table-cell>
          <table:table-cell office:value-type="float" office:value="4810.265000000596" table:formula="of:=[.F45]-[.E45]" table:style-name="ce94">
            <text:p>4810.27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" table:formula="of:=[.C46]^0" table:style-name="ce1">
            <text:p>1</text:p>
          </table:table-cell>
          <table:table-cell office:value-type="float" office:value="3610" table:style-name="ce93">
            <text:p>3610</text:p>
          </table:table-cell>
          <table:table-cell office:value-type="float" office:value="13032100" table:formula="of:=[.C46]*[.C46]" table:style-name="ce9">
            <text:p>1.30E+07</text:p>
          </table:table-cell>
          <table:table-cell office:value-type="float" office:value="81182376.048000008" table:formula="of:=[.$H$11]*[.D46]+[.$H$10]*[.C46]+[.$H$9]" table:style-name="ce9">
            <text:p>8.12E+07</text:p>
          </table:table-cell>
          <table:table-cell office:value-type="float" office:value="81189983" table:formula="of:=[.$H$13]*[.D46]" table:style-name="ce9">
            <text:p>8.12E+07</text:p>
          </table:table-cell>
          <table:table-cell office:value-type="float" office:value="7606.9519999921322" table:formula="of:=[.F46]-[.E46]" table:style-name="ce94">
            <text:p>7606.9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" table:formula="of:=[.C47]^0" table:style-name="ce1">
            <text:p>1</text:p>
          </table:table-cell>
          <table:table-cell office:value-type="float" office:value="3745" table:style-name="ce93">
            <text:p>3745</text:p>
          </table:table-cell>
          <table:table-cell office:value-type="float" office:value="14025025" table:formula="of:=[.C47]*[.C47]" table:style-name="ce9">
            <text:p>1.40E+07</text:p>
          </table:table-cell>
          <table:table-cell office:value-type="float" office:value="87365185.724999994" table:formula="of:=[.$H$11]*[.D47]+[.$H$10]*[.C47]+[.$H$9]" table:style-name="ce9">
            <text:p>8.74E+07</text:p>
          </table:table-cell>
          <table:table-cell office:value-type="float" office:value="87375905.75" table:formula="of:=[.$H$13]*[.D47]" table:style-name="ce9">
            <text:p>8.74E+07</text:p>
          </table:table-cell>
          <table:table-cell office:value-type="float" office:value="10720.02500000596" table:formula="of:=[.F47]-[.E47]" table:style-name="ce94">
            <text:p>10720.03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" table:formula="of:=[.C48]^0" table:style-name="ce1">
            <text:p>1</text:p>
          </table:table-cell>
          <table:table-cell office:value-type="float" office:value="3880" table:style-name="ce93">
            <text:p>3880</text:p>
          </table:table-cell>
          <table:table-cell office:value-type="float" office:value="15054400" table:formula="of:=[.C48]*[.C48]" table:style-name="ce9">
            <text:p>1.51E+07</text:p>
          </table:table-cell>
          <table:table-cell office:value-type="float" office:value="93774762.516000003" table:formula="of:=[.$H$11]*[.D48]+[.$H$10]*[.C48]+[.$H$9]" table:style-name="ce9">
            <text:p>9.38E+07</text:p>
          </table:table-cell>
          <table:table-cell office:value-type="float" office:value="93788912" table:formula="of:=[.$H$13]*[.D48]" table:style-name="ce9">
            <text:p>9.38E+07</text:p>
          </table:table-cell>
          <table:table-cell office:value-type="float" office:value="14149.483999997377" table:formula="of:=[.F48]-[.E48]" table:style-name="ce94">
            <text:p>14149.48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" table:formula="of:=[.C49]^0" table:style-name="ce1">
            <text:p>1</text:p>
          </table:table-cell>
          <table:table-cell office:value-type="float" office:value="4015" table:style-name="ce93">
            <text:p>4015</text:p>
          </table:table-cell>
          <table:table-cell office:value-type="float" office:value="16120225" table:formula="of:=[.C49]*[.C49]" table:style-name="ce9">
            <text:p>1.61E+07</text:p>
          </table:table-cell>
          <table:table-cell office:value-type="float" office:value="100411106.421" table:formula="of:=[.$H$11]*[.D49]+[.$H$10]*[.C49]+[.$H$9]" table:style-name="ce9">
            <text:p>1.00E+08</text:p>
          </table:table-cell>
          <table:table-cell office:value-type="float" office:value="100429001.75" table:formula="of:=[.$H$13]*[.D49]" table:style-name="ce9">
            <text:p>1.00E+08</text:p>
          </table:table-cell>
          <table:table-cell office:value-type="float" office:value="17895.328999996185" table:formula="of:=[.F49]-[.E49]" table:style-name="ce94">
            <text:p>17895.3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" table:formula="of:=[.C50]^0" table:style-name="ce1">
            <text:p>1</text:p>
          </table:table-cell>
          <table:table-cell office:value-type="float" office:value="4150" table:style-name="ce93">
            <text:p>4150</text:p>
          </table:table-cell>
          <table:table-cell office:value-type="float" office:value="17222500" table:formula="of:=[.C50]*[.C50]" table:style-name="ce9">
            <text:p>1.72E+07</text:p>
          </table:table-cell>
          <table:table-cell office:value-type="float" office:value="107274217.44" table:formula="of:=[.$H$11]*[.D50]+[.$H$10]*[.C50]+[.$H$9]" table:style-name="ce9">
            <text:p>1.07E+08</text:p>
          </table:table-cell>
          <table:table-cell office:value-type="float" office:value="107296175" table:formula="of:=[.$H$13]*[.D50]" table:style-name="ce9">
            <text:p>1.07E+08</text:p>
          </table:table-cell>
          <table:table-cell office:value-type="float" office:value="21957.560000002384" table:formula="of:=[.F50]-[.E50]" table:style-name="ce94">
            <text:p>21957.56</text:p>
          </table:table-cell>
          <table:table-cell table:number-columns-repeated="16377"/>
        </table:table-row>
        <table:table-row table:number-rows-repeated="1048526" table:style-name="ro2">
          <table:table-cell table:number-columns-repeated="16384"/>
        </table:table-row>
      </table:table>
      <table:table table:name="df_OperationalAnalysis" table:style-name="ta2">
        <table:table-column table:style-name="co23" table:default-cell-style-name="ce13"/>
        <table:table-column table:style-name="co1" table:number-columns-repeated="2" table:default-cell-style-name="ce13"/>
        <table:table-column table:style-name="co12" table:default-cell-style-name="ce13"/>
        <table:table-column table:style-name="co1" table:default-cell-style-name="ce14"/>
        <table:table-column table:style-name="co24" table:default-cell-style-name="ce13"/>
        <table:table-column table:style-name="co1" table:default-cell-style-name="ce24"/>
        <table:table-column table:style-name="co1" table:number-columns-repeated="2" table:default-cell-style-name="ce14"/>
        <table:table-column table:style-name="co1" table:default-cell-style-name="ce17"/>
        <table:table-column table:style-name="co1" table:default-cell-style-name="ce14"/>
        <table:table-column table:style-name="co1" table:default-cell-style-name="ce99"/>
        <table:table-column table:style-name="co1" table:default-cell-style-name="ce77"/>
        <table:table-column table:style-name="co4" table:default-cell-style-name="ce14"/>
        <table:table-column table:style-name="co12" table:default-cell-style-name="ce14"/>
        <table:table-column table:style-name="co25" table:default-cell-style-name="ce14"/>
        <table:table-column table:style-name="co1" table:number-columns-repeated="1008" table:default-cell-style-name="ce13"/>
        <table:table-column table:style-name="co14" table:default-cell-style-name="ce13"/>
        <table:table-column table:style-name="co6" table:number-columns-repeated="15359" table:default-cell-style-name="ce13"/>
        <table:table-row table:style-name="ro3">
          <table:table-cell table:number-columns-repeated="16384"/>
        </table:table-row>
        <table:table-row table:style-name="ro3">
          <table:table-cell table:style-name="ce1"/>
          <table:table-cell table:number-columns-repeated="3" table:style-name="ce13"/>
          <table:table-cell table:style-name="ce14"/>
          <table:table-cell table:style-name="ce13"/>
          <table:table-cell office:value-type="string" table:style-name="ce24">
            <text:p>Operational Analysis for the Mark Sort Algorithm</text:p>
          </table:table-cell>
          <table:table-cell table:number-columns-repeated="2" table:style-name="ce14"/>
          <table:table-cell table:style-name="ce17"/>
          <table:table-cell table:style-name="ce14"/>
          <table:table-cell table:style-name="ce99"/>
          <table:table-cell table:style-name="ce77"/>
          <table:table-cell table:number-columns-repeated="3" table:style-name="ce14"/>
          <table:table-cell table:number-columns-repeated="16368" table:style-name="ce1"/>
        </table:table-row>
        <table:table-row table:style-name="ro3">
          <table:table-cell table:style-name="ce1"/>
          <table:table-cell table:number-columns-repeated="3" table:style-name="ce13"/>
          <table:table-cell table:style-name="ce14"/>
          <table:table-cell table:style-name="ce13"/>
          <table:table-cell table:style-name="ce24"/>
          <table:table-cell table:number-columns-repeated="2" table:style-name="ce14"/>
          <table:table-cell table:style-name="ce17"/>
          <table:table-cell table:style-name="ce14"/>
          <table:table-cell table:style-name="ce99"/>
          <table:table-cell table:style-name="ce77"/>
          <table:table-cell table:number-columns-repeated="3" table:style-name="ce14"/>
          <table:table-cell table:number-columns-repeated="16368" table:style-name="ce1"/>
        </table:table-row>
        <table:table-row table:style-name="ro3">
          <table:table-cell table:style-name="ce1"/>
          <table:table-cell table:number-columns-repeated="3" table:style-name="ce13"/>
          <table:table-cell office:value-type="string" table:style-name="ce19">
            <text:p>Step 3a</text:p>
          </table:table-cell>
          <table:table-cell office:value-type="string" table:style-name="ce20">
            <text:p>Plug Step1b and Step 2 CurveFit prgm</text:p>
          </table:table-cell>
          <table:table-cell table:style-name="ce24"/>
          <table:table-cell table:number-columns-repeated="2" table:style-name="ce14"/>
          <table:table-cell table:style-name="ce17"/>
          <table:table-cell table:style-name="ce14"/>
          <table:table-cell table:style-name="ce99"/>
          <table:table-cell table:style-name="ce77"/>
          <table:table-cell table:number-columns-repeated="3" table:style-name="ce14"/>
          <table:table-cell table:number-columns-repeated="16368" table:style-name="ce1"/>
        </table:table-row>
        <table:table-row table:style-name="ro3">
          <table:table-cell/>
          <table:table-cell table:number-columns-repeated="3" table:style-name="ce13"/>
          <table:table-cell office:value-type="string" table:style-name="ce19">
            <text:p>Step 3b</text:p>
          </table:table-cell>
          <table:table-cell office:value-type="string" table:style-name="ce21">
            <text:p>Fill coeffs</text:p>
          </table:table-cell>
          <table:table-cell table:style-name="ce24"/>
          <table:table-cell table:number-columns-repeated="2" table:style-name="ce14"/>
          <table:table-cell table:style-name="ce17"/>
          <table:table-cell table:style-name="ce14"/>
          <table:table-cell table:style-name="ce99"/>
          <table:table-cell table:style-name="ce77"/>
          <table:table-cell table:number-columns-repeated="3" table:style-name="ce14"/>
          <table:table-cell table:number-columns-repeated="16368"/>
        </table:table-row>
        <table:table-row table:style-name="ro5">
          <table:table-cell table:style-name="ce1"/>
          <table:table-cell table:number-columns-repeated="3" table:style-name="ce13"/>
          <table:table-cell office:value-type="string" table:style-name="ce14">
            <text:p>C0 =</text:p>
          </table:table-cell>
          <table:table-cell office:value-type="float" office:value="450980" table:style-name="ce100">
            <text:p>4.51E+005</text:p>
          </table:table-cell>
          <table:table-cell table:style-name="ce24"/>
          <table:table-cell table:number-columns-repeated="2" table:style-name="ce14"/>
          <table:table-cell table:style-name="ce17"/>
          <table:table-cell table:style-name="ce14"/>
          <table:table-cell table:style-name="ce99"/>
          <table:table-cell table:style-name="ce77"/>
          <table:table-cell table:number-columns-repeated="3" table:style-name="ce14"/>
          <table:table-cell table:number-columns-repeated="16368" table:style-name="ce1"/>
        </table:table-row>
        <table:table-row table:style-name="ro5">
          <table:table-cell table:style-name="ce1"/>
          <table:table-cell table:number-columns-repeated="3" table:style-name="ce13"/>
          <table:table-cell office:value-type="string" table:style-name="ce14">
            <text:p>C1 =</text:p>
          </table:table-cell>
          <table:table-cell office:value-type="float" office:value="-268.50099999999998" table:style-name="ce100">
            <text:p>-2.69E+002</text:p>
          </table:table-cell>
          <table:table-cell table:style-name="ce24"/>
          <table:table-cell office:value-type="string" table:number-columns-spanned="3" table:number-rows-spanned="1" table:style-name="ce83">
            <text:p>Curve Fit</text:p>
          </table:table-cell>
          <table:covered-table-cell table:number-columns-repeated="2"/>
          <table:table-cell table:style-name="ce14"/>
          <table:table-cell table:style-name="ce99"/>
          <table:table-cell table:style-name="ce77"/>
          <table:table-cell table:number-columns-repeated="3" table:style-name="ce14"/>
          <table:table-cell table:number-columns-repeated="16368" table:style-name="ce1"/>
        </table:table-row>
        <table:table-row table:style-name="ro5">
          <table:table-cell table:style-name="ce1"/>
          <table:table-cell table:number-columns-repeated="3" table:style-name="ce13"/>
          <table:table-cell office:value-type="string" table:style-name="ce14">
            <text:p>C2 =</text:p>
          </table:table-cell>
          <table:table-cell office:value-type="float" office:value="3.0148600000000001" table:style-name="ce100">
            <text:p>3.01E+000</text:p>
          </table:table-cell>
          <table:table-cell table:style-name="ce24"/>
          <table:table-cell office:value-type="string" table:number-columns-spanned="3" table:number-rows-spanned="1" table:style-name="ce84">
            <text:p><text:s text:c="2"/>= C0+C1*N^1+C2*n^2</text:p>
          </table:table-cell>
          <table:covered-table-cell table:number-columns-repeated="2"/>
          <table:table-cell table:style-name="ce14"/>
          <table:table-cell table:style-name="ce99"/>
          <table:table-cell table:style-name="ce77"/>
          <table:table-cell table:number-columns-repeated="3" table:style-name="ce14"/>
          <table:table-cell table:number-columns-repeated="16368" table:style-name="ce1"/>
        </table:table-row>
        <table:table-row table:style-name="ro5">
          <table:table-cell table:style-name="ce1"/>
          <table:table-cell table:number-columns-repeated="2" table:style-name="ce13"/>
          <table:table-cell office:value-type="string" table:number-columns-spanned="2" table:number-rows-spanned="1" table:style-name="ce85">
            <text:p><text:s/>C''' for O(N^2) =<text:s/></text:p>
          </table:table-cell>
          <table:covered-table-cell/>
          <table:table-cell office:value-type="float" office:value="3.0235400000000001" table:formula="of:=[.F8]+0.00868" table:style-name="ce68">
            <text:p>3.02E+000</text:p>
          </table:table-cell>
          <table:table-cell table:style-name="ce24"/>
          <table:table-cell office:value-type="string" table:number-columns-spanned="3" table:number-rows-spanned="1" table:style-name="ce86">
            <text:p><text:s/>=($F$6*G14)+($F$5*F14)+$F$4</text:p>
          </table:table-cell>
          <table:covered-table-cell table:number-columns-repeated="2"/>
          <table:table-cell table:style-name="ce14"/>
          <table:table-cell table:style-name="ce99"/>
          <table:table-cell table:style-name="ce77"/>
          <table:table-cell table:number-columns-repeated="3" table:style-name="ce14"/>
          <table:table-cell table:number-columns-repeated="16368" table:style-name="ce1"/>
        </table:table-row>
        <table:table-row table:style-name="ro3">
          <table:table-cell table:style-name="ce1"/>
          <table:table-cell table:number-columns-repeated="2" table:style-name="ce13"/>
          <table:table-cell table:number-columns-repeated="2" table:style-name="ce30"/>
          <table:table-cell table:style-name="ce13"/>
          <table:table-cell table:style-name="ce24"/>
          <table:table-cell table:number-columns-repeated="3" table:style-name="ce31"/>
          <table:table-cell table:style-name="ce14"/>
          <table:table-cell table:style-name="ce99"/>
          <table:table-cell table:style-name="ce77"/>
          <table:table-cell table:number-columns-repeated="3" table:style-name="ce14"/>
          <table:table-cell table:number-columns-repeated="16368" table:style-name="ce1"/>
        </table:table-row>
        <table:table-row table:style-name="ro10">
          <table:table-cell table:style-name="ce1"/>
          <table:table-cell table:number-columns-repeated="2" table:style-name="ce13"/>
          <table:table-cell table:number-columns-repeated="2" table:style-name="ce30"/>
          <table:table-cell table:style-name="ce13"/>
          <table:table-cell table:style-name="ce24"/>
          <table:table-cell table:number-columns-repeated="2" table:style-name="ce14"/>
          <table:table-cell office:value-type="string" table:number-columns-spanned="7" table:number-rows-spanned="1" table:style-name="ce114">
            <text:p>Simulate to find the C''' with N^2 <text:s/>to show O(N^2)</text:p>
          </table:table-cell>
          <table:covered-table-cell table:number-columns-repeated="6"/>
          <table:table-cell table:number-columns-repeated="16368" table:style-name="ce1"/>
        </table:table-row>
        <table:table-row table:style-name="ro11">
          <table:table-cell/>
          <table:table-cell table:style-name="ce13"/>
          <table:table-cell table:style-name="ce14"/>
          <table:table-cell office:value-type="string" table:style-name="ce33">
            <text:p>Step 2</text:p>
          </table:table-cell>
          <table:table-cell table:style-name="ce34"/>
          <table:table-cell table:number-columns-repeated="2" table:style-name="ce14"/>
          <table:table-cell table:style-name="ce15"/>
          <table:table-cell table:style-name="ce14"/>
          <table:table-cell office:value-type="string" table:number-columns-spanned="4" table:number-rows-spanned="3" table:style-name="ce115">
            <text:p>Step 5</text:p>
          </table:table-cell>
          <table:covered-table-cell table:number-columns-repeated="3"/>
          <table:table-cell office:value-type="string" table:style-name="ce101">
            <text:p>Simulated<text:s/></text:p>
          </table:table-cell>
          <table:table-cell office:value-type="string" table:style-name="ce102">
            <text:p>Step 6</text:p>
          </table:table-cell>
          <table:table-cell table:number-columns-repeated="16369" table:style-name="ce13"/>
        </table:table-row>
        <table:table-row table:style-name="ro11">
          <table:table-cell table:style-name="ce14"/>
          <table:table-cell table:style-name="ce13"/>
          <table:table-cell table:style-name="ce14"/>
          <table:table-cell office:value-type="string" table:style-name="ce38">
            <text:p>y`</text:p>
          </table:table-cell>
          <table:table-cell office:value-type="string" table:number-columns-spanned="3" table:number-rows-spanned="1" table:style-name="ce89">
            <text:p>Step 1b</text:p>
          </table:table-cell>
          <table:covered-table-cell table:number-columns-repeated="2"/>
          <table:table-cell table:style-name="ce15"/>
          <table:table-cell table:style-name="ce14"/>
          <table:covered-table-cell/>
          <table:covered-table-cell table:number-columns-repeated="3"/>
          <table:table-cell office:value-type="string" table:style-name="ce103">
            <text:p>Sum of<text:s/></text:p>
          </table:table-cell>
          <table:table-cell office:value-type="string" table:number-columns-spanned="1" table:number-rows-spanned="2" table:style-name="ce116">
            <text:p><text:s/>BigO</text:p>
          </table:table-cell>
          <table:table-cell office:value-type="string" table:style-name="ce104">
            <text:p><text:s/>Step 7</text:p>
          </table:table-cell>
          <table:table-cell table:number-columns-repeated="16368" table:style-name="ce14"/>
        </table:table-row>
        <table:table-row table:style-name="ro8">
          <table:table-cell table:style-name="ce1"/>
          <table:table-cell table:style-name="ce13"/>
          <table:table-cell office:value-type="string" table:style-name="ce19">
            <text:p>Step 1a</text:p>
          </table:table-cell>
          <table:table-cell office:value-type="string" table:style-name="ce41">
            <text:p>f.dat file</text:p>
          </table:table-cell>
          <table:table-cell office:value-type="string" table:number-columns-spanned="3" table:number-rows-spanned="1" table:style-name="ce91">
            <text:p>r.dat file</text:p>
          </table:table-cell>
          <table:covered-table-cell table:number-columns-repeated="2"/>
          <table:table-cell office:value-type="string" table:style-name="ce42">
            <text:p>Step 4</text:p>
          </table:table-cell>
          <table:table-cell table:style-name="ce14"/>
          <table:covered-table-cell/>
          <table:covered-table-cell table:number-columns-repeated="3"/>
          <table:table-cell office:value-type="string" table:style-name="ce101">
            <text:p>Operators</text:p>
          </table:table-cell>
          <table:covered-table-cell/>
          <table:table-cell office:value-type="string" table:style-name="ce81">
            <text:p><text:s/>= BigO-Simulated</text:p>
          </table:table-cell>
          <table:table-cell table:number-columns-repeated="16368" table:style-name="ce1"/>
        </table:table-row>
        <table:table-row table:style-name="ro12">
          <table:table-cell table:style-name="ce1"/>
          <table:table-cell office:value-type="string" table:style-name="ce45">
            <text:p>Count</text:p>
          </table:table-cell>
          <table:table-cell office:value-type="string" table:style-name="ce46">
            <text:p>N</text:p>
          </table:table-cell>
          <table:table-cell office:value-type="string" table:style-name="ce105">
            <text:p>Sum of Operators</text:p>
          </table:table-cell>
          <table:table-cell office:value-type="string" table:style-name="ce48">
            <text:p>N^0</text:p>
          </table:table-cell>
          <table:table-cell office:value-type="string" table:style-name="ce49">
            <text:p>N^1</text:p>
          </table:table-cell>
          <table:table-cell office:value-type="string" table:style-name="ce50">
            <text:p>N^2</text:p>
          </table:table-cell>
          <table:table-cell office:value-type="string" table:style-name="ce51">
            <text:p>Curve Fit</text:p>
          </table:table-cell>
          <table:table-cell table:style-name="ce14"/>
          <table:table-cell office:value-type="string" table:style-name="ce106">
            <text:p>Count</text:p>
          </table:table-cell>
          <table:table-cell office:value-type="string" table:style-name="ce107">
            <text:p>N^0</text:p>
          </table:table-cell>
          <table:table-cell office:value-type="string" table:style-name="ce107">
            <text:p>N = N^1</text:p>
          </table:table-cell>
          <table:table-cell office:value-type="string" table:style-name="ce108">
            <text:p>N^2</text:p>
          </table:table-cell>
          <table:table-cell office:value-type="string" table:style-name="ce109">
            <text:p>Curve Fit</text:p>
          </table:table-cell>
          <table:table-cell office:value-type="string" table:style-name="ce110">
            <text:p>C'''*g(N^2)</text:p>
          </table:table-cell>
          <table:table-cell office:value-type="string" table:style-name="ce111">
            <text:p>Deviation</text:p>
          </table:table-cell>
          <table:table-cell table:number-columns-repeated="16368" table:style-name="ce1"/>
        </table:table-row>
        <table:table-row table:style-name="ro3">
          <table:table-cell table:style-name="ce1"/>
          <table:table-cell office:value-type="float" office:value="1" table:style-name="ce14">
            <text:p>1</text:p>
          </table:table-cell>
          <table:table-cell office:value-type="float" office:value="1000" table:style-name="ce3">
            <text:p>1.00E+003</text:p>
          </table:table-cell>
          <table:table-cell office:value-type="float" office:value="3000000" table:style-name="ce3">
            <text:p>3.00E+006</text:p>
          </table:table-cell>
          <table:table-cell office:value-type="float" office:value="1" table:style-name="ce14">
            <text:p>1</text:p>
          </table:table-cell>
          <table:table-cell office:value-type="float" office:value="1000" table:formula="of:=[.C16]" table:style-name="ce14">
            <text:p>1000</text:p>
          </table:table-cell>
          <table:table-cell office:value-type="float" office:value="1000000" table:formula="of:=[.F16]*[.F16]" table:style-name="ce77">
            <text:p>1.00E+06</text:p>
          </table:table-cell>
          <table:table-cell office:value-type="float" office:value="3197339" table:formula="of:=([.$F$8]*[.G16])+([.$F$7]*[.F16])+[.$F$6]" table:style-name="ce77">
            <text:p>3.20E+06</text:p>
          </table:table-cell>
          <table:table-cell table:style-name="ce14"/>
          <table:table-cell office:value-type="float" office:value="1" table:style-name="ce17">
            <text:p>1</text:p>
          </table:table-cell>
          <table:table-cell office:value-type="float" office:value="1" table:formula="of:=[.L16]^0" table:style-name="ce93">
            <text:p>1</text:p>
          </table:table-cell>
          <table:table-cell office:value-type="float" office:value="10" table:style-name="ce93">
            <text:p>10</text:p>
          </table:table-cell>
          <table:table-cell table:style-name="ce77"/>
          <table:table-cell table:number-columns-repeated="3" table:style-name="ce14"/>
          <table:table-cell table:number-columns-repeated="16368" table:style-name="ce1"/>
        </table:table-row>
        <table:table-row table:style-name="ro3">
          <table:table-cell table:style-name="ce1"/>
          <table:table-cell office:value-type="float" office:value="2" table:style-name="ce14">
            <text:p>2</text:p>
          </table:table-cell>
          <table:table-cell office:value-type="float" office:value="2000" table:style-name="ce3">
            <text:p>2.00E+003</text:p>
          </table:table-cell>
          <table:table-cell office:value-type="float" office:value="12000000" table:style-name="ce3">
            <text:p>1.20E+007</text:p>
          </table:table-cell>
          <table:table-cell office:value-type="float" office:value="1" table:style-name="ce14">
            <text:p>1</text:p>
          </table:table-cell>
          <table:table-cell office:value-type="float" office:value="2000" table:formula="of:=[.C17]" table:style-name="ce14">
            <text:p>2000</text:p>
          </table:table-cell>
          <table:table-cell office:value-type="float" office:value="4000000" table:formula="of:=[.F17]*[.F17]" table:style-name="ce77">
            <text:p>4.00E+06</text:p>
          </table:table-cell>
          <table:table-cell office:value-type="float" office:value="11973418" table:formula="of:=([.$F$8]*[.G17])+([.$F$7]*[.F17])+[.$F$6]" table:style-name="ce77">
            <text:p>1.20E+07</text:p>
          </table:table-cell>
          <table:table-cell table:style-name="ce14"/>
          <table:table-cell office:value-type="float" office:value="2" table:style-name="ce17">
            <text:p>2</text:p>
          </table:table-cell>
          <table:table-cell office:value-type="float" office:value="1" table:formula="of:=[.L17]^0" table:style-name="ce93">
            <text:p>1</text:p>
          </table:table-cell>
          <table:table-cell office:value-type="float" office:value="100" table:style-name="ce93">
            <text:p>100</text:p>
          </table:table-cell>
          <table:table-cell table:style-name="ce77"/>
          <table:table-cell table:number-columns-repeated="2" table:style-name="ce26"/>
          <table:table-cell table:style-name="ce77"/>
          <table:table-cell table:number-columns-repeated="16368" table:style-name="ce1"/>
        </table:table-row>
        <table:table-row table:style-name="ro3">
          <table:table-cell table:style-name="ce1"/>
          <table:table-cell office:value-type="float" office:value="3" table:style-name="ce14">
            <text:p>3</text:p>
          </table:table-cell>
          <table:table-cell office:value-type="float" office:value="4000" table:style-name="ce3">
            <text:p>4.00E+003</text:p>
          </table:table-cell>
          <table:table-cell office:value-type="float" office:value="48000000" table:style-name="ce3">
            <text:p>4.80E+007</text:p>
          </table:table-cell>
          <table:table-cell office:value-type="float" office:value="1" table:style-name="ce14">
            <text:p>1</text:p>
          </table:table-cell>
          <table:table-cell office:value-type="float" office:value="4000" table:formula="of:=[.C18]" table:style-name="ce14">
            <text:p>4000</text:p>
          </table:table-cell>
          <table:table-cell office:value-type="float" office:value="16000000" table:formula="of:=[.F18]*[.F18]" table:style-name="ce77">
            <text:p>1.60E+07</text:p>
          </table:table-cell>
          <table:table-cell office:value-type="float" office:value="47614736" table:formula="of:=([.$F$8]*[.G18])+([.$F$7]*[.F18])+[.$F$6]" table:style-name="ce77">
            <text:p>4.76E+07</text:p>
          </table:table-cell>
          <table:table-cell table:style-name="ce14"/>
          <table:table-cell office:value-type="float" office:value="3" table:style-name="ce17">
            <text:p>3</text:p>
          </table:table-cell>
          <table:table-cell office:value-type="float" office:value="1" table:formula="of:=[.L18]^0" table:style-name="ce93">
            <text:p>1</text:p>
          </table:table-cell>
          <table:table-cell office:value-type="float" office:value="235" table:style-name="ce93">
            <text:p>235</text:p>
          </table:table-cell>
          <table:table-cell table:style-name="ce77"/>
          <table:table-cell table:number-columns-repeated="2" table:style-name="ce26"/>
          <table:table-cell table:style-name="ce77"/>
          <table:table-cell table:number-columns-repeated="16368" table:style-name="ce1"/>
        </table:table-row>
        <table:table-row table:style-name="ro3">
          <table:table-cell table:style-name="ce1"/>
          <table:table-cell office:value-type="float" office:value="4" table:style-name="ce14">
            <text:p>4</text:p>
          </table:table-cell>
          <table:table-cell office:value-type="float" office:value="8000" table:style-name="ce112">
            <text:p>8.00E+003</text:p>
          </table:table-cell>
          <table:table-cell office:value-type="float" office:value="191000000" table:style-name="ce5">
            <text:p>1.91E+008</text:p>
          </table:table-cell>
          <table:table-cell office:value-type="float" office:value="1" table:style-name="ce14">
            <text:p>1</text:p>
          </table:table-cell>
          <table:table-cell office:value-type="float" office:value="8000" table:formula="of:=[.C19]" table:style-name="ce14">
            <text:p>8000</text:p>
          </table:table-cell>
          <table:table-cell office:value-type="float" office:value="64000000" table:formula="of:=[.F19]*[.F19]" table:style-name="ce77">
            <text:p>6.40E+07</text:p>
          </table:table-cell>
          <table:table-cell office:value-type="float" office:value="191254012" table:formula="of:=([.$F$8]*[.G19])+([.$F$7]*[.F19])+[.$F$6]" table:style-name="ce113">
            <text:p>1.91E+08</text:p>
          </table:table-cell>
          <table:table-cell table:style-name="ce14"/>
          <table:table-cell office:value-type="float" office:value="4" table:style-name="ce17">
            <text:p>4</text:p>
          </table:table-cell>
          <table:table-cell office:value-type="float" office:value="1" table:formula="of:=[.L19]^0" table:style-name="ce93">
            <text:p>1</text:p>
          </table:table-cell>
          <table:table-cell office:value-type="float" office:value="370" table:style-name="ce93">
            <text:p>370</text:p>
          </table:table-cell>
          <table:table-cell table:style-name="ce77"/>
          <table:table-cell table:number-columns-repeated="2" table:style-name="ce26"/>
          <table:table-cell table:style-name="ce77"/>
          <table:table-cell table:number-columns-repeated="16368" table:style-name="ce1"/>
        </table:table-row>
        <table:table-row table:style-name="ro3">
          <table:table-cell table:style-name="ce1"/>
          <table:table-cell office:value-type="float" office:value="5" table:style-name="ce14">
            <text:p>5</text:p>
          </table:table-cell>
          <table:table-cell office:value-type="float" office:value="16000" table:style-name="ce77">
            <text:p>1.60E+04</text:p>
          </table:table-cell>
          <table:table-cell office:value-type="float" office:value="768000000" table:style-name="ce77">
            <text:p>7.68E+08</text:p>
          </table:table-cell>
          <table:table-cell office:value-type="float" office:value="1" table:style-name="ce14">
            <text:p>1</text:p>
          </table:table-cell>
          <table:table-cell office:value-type="float" office:value="16000" table:formula="of:=[.C20]" table:style-name="ce77">
            <text:p>1.60E+04</text:p>
          </table:table-cell>
          <table:table-cell office:value-type="float" office:value="256000000" table:formula="of:=[.F20]*[.F20]" table:style-name="ce77">
            <text:p>2.56E+08</text:p>
          </table:table-cell>
          <table:table-cell office:value-type="float" office:value="767959124" table:formula="of:=([.$F$8]*[.G20])+([.$F$7]*[.F20])+[.$F$6]" table:style-name="ce77">
            <text:p>7.68E+08</text:p>
          </table:table-cell>
          <table:table-cell table:style-name="ce14"/>
          <table:table-cell office:value-type="float" office:value="5" table:style-name="ce17">
            <text:p>5</text:p>
          </table:table-cell>
          <table:table-cell office:value-type="float" office:value="1" table:formula="of:=[.L20]^0" table:style-name="ce93">
            <text:p>1</text:p>
          </table:table-cell>
          <table:table-cell office:value-type="float" office:value="505" table:style-name="ce93">
            <text:p>505</text:p>
          </table:table-cell>
          <table:table-cell table:style-name="ce77"/>
          <table:table-cell table:number-columns-repeated="2" table:style-name="ce26"/>
          <table:table-cell table:style-name="ce77"/>
          <table:table-cell table:number-columns-repeated="16368" table:style-name="ce1"/>
        </table:table-row>
        <table:table-row table:style-name="ro3">
          <table:table-cell table:style-name="ce1"/>
          <table:table-cell table:number-columns-repeated="5" table:style-name="ce14"/>
          <table:table-cell table:number-columns-repeated="2" table:style-name="ce77"/>
          <table:table-cell table:style-name="ce14"/>
          <table:table-cell office:value-type="float" office:value="6" table:style-name="ce17">
            <text:p>6</text:p>
          </table:table-cell>
          <table:table-cell office:value-type="float" office:value="1" table:formula="of:=[.L21]^0" table:style-name="ce93">
            <text:p>1</text:p>
          </table:table-cell>
          <table:table-cell office:value-type="float" office:value="640" table:style-name="ce93">
            <text:p>640</text:p>
          </table:table-cell>
          <table:table-cell table:style-name="ce77"/>
          <table:table-cell table:number-columns-repeated="2" table:style-name="ce26"/>
          <table:table-cell table:style-name="ce77"/>
          <table:table-cell table:number-columns-repeated="16368" table:style-name="ce1"/>
        </table:table-row>
        <table:table-row table:style-name="ro3">
          <table:table-cell table:style-name="ce1"/>
          <table:table-cell table:number-columns-repeated="5" table:style-name="ce14"/>
          <table:table-cell table:number-columns-repeated="2" table:style-name="ce77"/>
          <table:table-cell table:style-name="ce14"/>
          <table:table-cell office:value-type="float" office:value="7" table:style-name="ce17">
            <text:p>7</text:p>
          </table:table-cell>
          <table:table-cell office:value-type="float" office:value="1" table:formula="of:=[.L22]^0" table:style-name="ce93">
            <text:p>1</text:p>
          </table:table-cell>
          <table:table-cell office:value-type="float" office:value="775" table:style-name="ce93">
            <text:p>775</text:p>
          </table:table-cell>
          <table:table-cell table:style-name="ce77"/>
          <table:table-cell table:number-columns-repeated="2" table:style-name="ce26"/>
          <table:table-cell table:style-name="ce77"/>
          <table:table-cell table:number-columns-repeated="16368" table:style-name="ce1"/>
        </table:table-row>
        <table:table-row table:style-name="ro3">
          <table:table-cell table:style-name="ce1"/>
          <table:table-cell table:number-columns-repeated="5" table:style-name="ce14"/>
          <table:table-cell table:number-columns-repeated="2" table:style-name="ce77"/>
          <table:table-cell table:style-name="ce14"/>
          <table:table-cell office:value-type="float" office:value="8" table:style-name="ce17">
            <text:p>8</text:p>
          </table:table-cell>
          <table:table-cell office:value-type="float" office:value="1" table:formula="of:=[.L23]^0" table:style-name="ce93">
            <text:p>1</text:p>
          </table:table-cell>
          <table:table-cell office:value-type="float" office:value="910" table:style-name="ce93">
            <text:p>910</text:p>
          </table:table-cell>
          <table:table-cell table:style-name="ce77"/>
          <table:table-cell table:number-columns-repeated="2" table:style-name="ce26"/>
          <table:table-cell table:style-name="ce77"/>
          <table:table-cell table:number-columns-repeated="16368" table:style-name="ce1"/>
        </table:table-row>
        <table:table-row table:style-name="ro3">
          <table:table-cell table:style-name="ce1"/>
          <table:table-cell table:number-columns-repeated="5" table:style-name="ce14"/>
          <table:table-cell table:number-columns-repeated="2" table:style-name="ce77"/>
          <table:table-cell table:style-name="ce14"/>
          <table:table-cell office:value-type="float" office:value="9" table:style-name="ce17">
            <text:p>9</text:p>
          </table:table-cell>
          <table:table-cell office:value-type="float" office:value="1" table:formula="of:=[.L24]^0" table:style-name="ce93">
            <text:p>1</text:p>
          </table:table-cell>
          <table:table-cell office:value-type="float" office:value="1045" table:style-name="ce93">
            <text:p>1045</text:p>
          </table:table-cell>
          <table:table-cell table:style-name="ce77"/>
          <table:table-cell table:number-columns-repeated="2" table:style-name="ce26"/>
          <table:table-cell table:style-name="ce77"/>
          <table:table-cell table:number-columns-repeated="16368" table:style-name="ce1"/>
        </table:table-row>
        <table:table-row table:style-name="ro3">
          <table:table-cell table:style-name="ce1"/>
          <table:table-cell table:number-columns-repeated="2" table:style-name="ce14"/>
          <table:table-cell table:style-name="ce13"/>
          <table:table-cell table:number-columns-repeated="2" table:style-name="ce14"/>
          <table:table-cell table:number-columns-repeated="2" table:style-name="ce77"/>
          <table:table-cell table:style-name="ce14"/>
          <table:table-cell office:value-type="float" office:value="10" table:style-name="ce17">
            <text:p>10</text:p>
          </table:table-cell>
          <table:table-cell office:value-type="float" office:value="1" table:formula="of:=[.L25]^0" table:style-name="ce93">
            <text:p>1</text:p>
          </table:table-cell>
          <table:table-cell office:value-type="float" office:value="1180" table:style-name="ce93">
            <text:p>1180</text:p>
          </table:table-cell>
          <table:table-cell table:style-name="ce77"/>
          <table:table-cell table:number-columns-repeated="2" table:style-name="ce26"/>
          <table:table-cell table:style-name="ce77"/>
          <table:table-cell table:number-columns-repeated="16368" table:style-name="ce1"/>
        </table:table-row>
        <table:table-row table:style-name="ro3">
          <table:table-cell table:style-name="ce1"/>
          <table:table-cell table:number-columns-repeated="2" table:style-name="ce14"/>
          <table:table-cell table:style-name="ce13"/>
          <table:table-cell table:number-columns-repeated="2" table:style-name="ce14"/>
          <table:table-cell table:number-columns-repeated="2" table:style-name="ce77"/>
          <table:table-cell table:style-name="ce14"/>
          <table:table-cell office:value-type="float" office:value="11" table:style-name="ce17">
            <text:p>11</text:p>
          </table:table-cell>
          <table:table-cell office:value-type="float" office:value="1" table:formula="of:=[.L26]^0" table:style-name="ce93">
            <text:p>1</text:p>
          </table:table-cell>
          <table:table-cell office:value-type="float" office:value="1315" table:style-name="ce93">
            <text:p>1315</text:p>
          </table:table-cell>
          <table:table-cell table:style-name="ce77"/>
          <table:table-cell table:number-columns-repeated="2" table:style-name="ce26"/>
          <table:table-cell table:style-name="ce77"/>
          <table:table-cell table:number-columns-repeated="16368" table:style-name="ce1"/>
        </table:table-row>
        <table:table-row table:style-name="ro3">
          <table:table-cell table:style-name="ce1"/>
          <table:table-cell table:number-columns-repeated="5" table:style-name="ce14"/>
          <table:table-cell table:number-columns-repeated="2" table:style-name="ce77"/>
          <table:table-cell table:style-name="ce14"/>
          <table:table-cell office:value-type="float" office:value="12" table:style-name="ce17">
            <text:p>12</text:p>
          </table:table-cell>
          <table:table-cell office:value-type="float" office:value="1" table:formula="of:=[.L27]^0" table:style-name="ce93">
            <text:p>1</text:p>
          </table:table-cell>
          <table:table-cell office:value-type="float" office:value="1450" table:style-name="ce93">
            <text:p>1450</text:p>
          </table:table-cell>
          <table:table-cell table:style-name="ce77"/>
          <table:table-cell table:number-columns-repeated="2" table:style-name="ce26"/>
          <table:table-cell table:style-name="ce77"/>
          <table:table-cell table:number-columns-repeated="16368" table:style-name="ce1"/>
        </table:table-row>
        <table:table-row table:style-name="ro3">
          <table:table-cell table:style-name="ce1"/>
          <table:table-cell table:number-columns-repeated="5" table:style-name="ce14"/>
          <table:table-cell table:number-columns-repeated="2" table:style-name="ce77"/>
          <table:table-cell table:style-name="ce14"/>
          <table:table-cell office:value-type="float" office:value="13" table:style-name="ce17">
            <text:p>13</text:p>
          </table:table-cell>
          <table:table-cell office:value-type="float" office:value="1" table:formula="of:=[.L28]^0" table:style-name="ce93">
            <text:p>1</text:p>
          </table:table-cell>
          <table:table-cell office:value-type="float" office:value="1585" table:style-name="ce93">
            <text:p>1585</text:p>
          </table:table-cell>
          <table:table-cell table:style-name="ce77"/>
          <table:table-cell table:number-columns-repeated="2" table:style-name="ce26"/>
          <table:table-cell table:style-name="ce77"/>
          <table:table-cell table:number-columns-repeated="16368" table:style-name="ce1"/>
        </table:table-row>
        <table:table-row table:style-name="ro3">
          <table:table-cell table:style-name="ce1"/>
          <table:table-cell table:number-columns-repeated="5" table:style-name="ce14"/>
          <table:table-cell table:number-columns-repeated="2" table:style-name="ce77"/>
          <table:table-cell table:style-name="ce14"/>
          <table:table-cell office:value-type="float" office:value="14" table:style-name="ce17">
            <text:p>14</text:p>
          </table:table-cell>
          <table:table-cell office:value-type="float" office:value="1" table:formula="of:=[.L29]^0" table:style-name="ce93">
            <text:p>1</text:p>
          </table:table-cell>
          <table:table-cell office:value-type="float" office:value="1720" table:style-name="ce93">
            <text:p>1720</text:p>
          </table:table-cell>
          <table:table-cell table:style-name="ce77"/>
          <table:table-cell table:number-columns-repeated="2" table:style-name="ce26"/>
          <table:table-cell table:style-name="ce77"/>
          <table:table-cell table:number-columns-repeated="16368" table:style-name="ce1"/>
        </table:table-row>
        <table:table-row table:style-name="ro3">
          <table:table-cell table:style-name="ce1"/>
          <table:table-cell table:number-columns-repeated="5" table:style-name="ce14"/>
          <table:table-cell table:number-columns-repeated="2" table:style-name="ce77"/>
          <table:table-cell table:style-name="ce14"/>
          <table:table-cell office:value-type="float" office:value="15" table:style-name="ce17">
            <text:p>15</text:p>
          </table:table-cell>
          <table:table-cell office:value-type="float" office:value="1" table:formula="of:=[.L30]^0" table:style-name="ce93">
            <text:p>1</text:p>
          </table:table-cell>
          <table:table-cell office:value-type="float" office:value="1855" table:style-name="ce93">
            <text:p>1855</text:p>
          </table:table-cell>
          <table:table-cell table:style-name="ce77"/>
          <table:table-cell table:number-columns-repeated="2" table:style-name="ce26"/>
          <table:table-cell table:style-name="ce77"/>
          <table:table-cell table:number-columns-repeated="16368" table:style-name="ce1"/>
        </table:table-row>
        <table:table-row table:style-name="ro3">
          <table:table-cell table:style-name="ce1"/>
          <table:table-cell table:number-columns-repeated="5" table:style-name="ce14"/>
          <table:table-cell table:number-columns-repeated="2" table:style-name="ce77"/>
          <table:table-cell table:style-name="ce14"/>
          <table:table-cell office:value-type="float" office:value="16" table:style-name="ce17">
            <text:p>16</text:p>
          </table:table-cell>
          <table:table-cell office:value-type="float" office:value="1" table:formula="of:=[.L31]^0" table:style-name="ce93">
            <text:p>1</text:p>
          </table:table-cell>
          <table:table-cell office:value-type="float" office:value="1990" table:style-name="ce93">
            <text:p>1990</text:p>
          </table:table-cell>
          <table:table-cell table:style-name="ce77"/>
          <table:table-cell table:number-columns-repeated="2" table:style-name="ce26"/>
          <table:table-cell table:style-name="ce77"/>
          <table:table-cell table:number-columns-repeated="16368" table:style-name="ce1"/>
        </table:table-row>
        <table:table-row table:style-name="ro3">
          <table:table-cell table:style-name="ce1"/>
          <table:table-cell table:number-columns-repeated="3" table:style-name="ce13"/>
          <table:table-cell table:style-name="ce14"/>
          <table:table-cell table:style-name="ce13"/>
          <table:table-cell table:style-name="ce24"/>
          <table:table-cell table:number-columns-repeated="2" table:style-name="ce14"/>
          <table:table-cell office:value-type="float" office:value="17" table:style-name="ce17">
            <text:p>17</text:p>
          </table:table-cell>
          <table:table-cell office:value-type="float" office:value="1" table:formula="of:=[.L32]^0" table:style-name="ce93">
            <text:p>1</text:p>
          </table:table-cell>
          <table:table-cell office:value-type="float" office:value="2125" table:style-name="ce93">
            <text:p>2125</text:p>
          </table:table-cell>
          <table:table-cell table:style-name="ce77"/>
          <table:table-cell table:number-columns-repeated="2" table:style-name="ce26"/>
          <table:table-cell table:style-name="ce77"/>
          <table:table-cell table:number-columns-repeated="16368" table:style-name="ce1"/>
        </table:table-row>
        <table:table-row table:style-name="ro3">
          <table:table-cell table:style-name="ce1"/>
          <table:table-cell table:style-name="ce13">
            <draw:frame draw:z-index="1" draw:id="id3" draw:style-name="a3" draw:name="Chart 1" svg:x="0.0267in" svg:y="0.18204in" svg:width="7.38337in" svg:height="6.9778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2" table:style-name="ce13"/>
          <table:table-cell table:style-name="ce14"/>
          <table:table-cell table:style-name="ce13"/>
          <table:table-cell table:style-name="ce24"/>
          <table:table-cell table:number-columns-repeated="2" table:style-name="ce14"/>
          <table:table-cell office:value-type="float" office:value="18" table:style-name="ce17">
            <text:p>18</text:p>
          </table:table-cell>
          <table:table-cell office:value-type="float" office:value="1" table:formula="of:=[.L33]^0" table:style-name="ce93">
            <text:p>1</text:p>
          </table:table-cell>
          <table:table-cell office:value-type="float" office:value="2260" table:style-name="ce93">
            <text:p>2260</text:p>
          </table:table-cell>
          <table:table-cell table:style-name="ce77"/>
          <table:table-cell table:number-columns-repeated="2" table:style-name="ce26"/>
          <table:table-cell table:style-name="ce77"/>
          <table:table-cell table:number-columns-repeated="16368" table:style-name="ce1"/>
        </table:table-row>
        <table:table-row table:style-name="ro3">
          <table:table-cell table:style-name="ce1"/>
          <table:table-cell table:number-columns-repeated="3" table:style-name="ce13"/>
          <table:table-cell table:style-name="ce14"/>
          <table:table-cell table:style-name="ce13"/>
          <table:table-cell table:style-name="ce24"/>
          <table:table-cell table:number-columns-repeated="2" table:style-name="ce14"/>
          <table:table-cell office:value-type="float" office:value="19" table:style-name="ce17">
            <text:p>19</text:p>
          </table:table-cell>
          <table:table-cell office:value-type="float" office:value="1" table:formula="of:=[.L34]^0" table:style-name="ce93">
            <text:p>1</text:p>
          </table:table-cell>
          <table:table-cell office:value-type="float" office:value="2395" table:style-name="ce93">
            <text:p>2395</text:p>
          </table:table-cell>
          <table:table-cell table:style-name="ce77"/>
          <table:table-cell table:number-columns-repeated="2" table:style-name="ce26"/>
          <table:table-cell table:style-name="ce77"/>
          <table:table-cell table:number-columns-repeated="16368" table:style-name="ce1"/>
        </table:table-row>
        <table:table-row table:style-name="ro3">
          <table:table-cell table:style-name="ce1"/>
          <table:table-cell table:number-columns-repeated="3" table:style-name="ce13"/>
          <table:table-cell table:style-name="ce14"/>
          <table:table-cell table:style-name="ce13"/>
          <table:table-cell table:style-name="ce24"/>
          <table:table-cell table:number-columns-repeated="2" table:style-name="ce14"/>
          <table:table-cell office:value-type="float" office:value="20" table:style-name="ce17">
            <text:p>20</text:p>
          </table:table-cell>
          <table:table-cell office:value-type="float" office:value="1" table:formula="of:=[.L35]^0" table:style-name="ce93">
            <text:p>1</text:p>
          </table:table-cell>
          <table:table-cell office:value-type="float" office:value="2530" table:style-name="ce93">
            <text:p>2530</text:p>
          </table:table-cell>
          <table:table-cell table:style-name="ce77"/>
          <table:table-cell table:number-columns-repeated="2" table:style-name="ce26"/>
          <table:table-cell table:style-name="ce77"/>
          <table:table-cell table:number-columns-repeated="16368" table:style-name="ce1"/>
        </table:table-row>
        <table:table-row table:style-name="ro3">
          <table:table-cell table:style-name="ce1"/>
          <table:table-cell table:number-columns-repeated="3" table:style-name="ce13"/>
          <table:table-cell table:style-name="ce14"/>
          <table:table-cell table:style-name="ce13"/>
          <table:table-cell table:style-name="ce24"/>
          <table:table-cell table:number-columns-repeated="2" table:style-name="ce14"/>
          <table:table-cell office:value-type="float" office:value="21" table:style-name="ce17">
            <text:p>21</text:p>
          </table:table-cell>
          <table:table-cell office:value-type="float" office:value="1" table:formula="of:=[.L36]^0" table:style-name="ce93">
            <text:p>1</text:p>
          </table:table-cell>
          <table:table-cell office:value-type="float" office:value="2665" table:style-name="ce93">
            <text:p>2665</text:p>
          </table:table-cell>
          <table:table-cell table:style-name="ce77"/>
          <table:table-cell table:number-columns-repeated="2" table:style-name="ce26"/>
          <table:table-cell table:style-name="ce77"/>
          <table:table-cell table:number-columns-repeated="16368" table:style-name="ce1"/>
        </table:table-row>
        <table:table-row table:style-name="ro3">
          <table:table-cell table:style-name="ce1"/>
          <table:table-cell table:number-columns-repeated="3" table:style-name="ce13"/>
          <table:table-cell table:style-name="ce14"/>
          <table:table-cell table:style-name="ce13"/>
          <table:table-cell table:style-name="ce24"/>
          <table:table-cell table:number-columns-repeated="2" table:style-name="ce14"/>
          <table:table-cell office:value-type="float" office:value="22" table:style-name="ce17">
            <text:p>22</text:p>
          </table:table-cell>
          <table:table-cell office:value-type="float" office:value="1" table:formula="of:=[.L37]^0" table:style-name="ce93">
            <text:p>1</text:p>
          </table:table-cell>
          <table:table-cell office:value-type="float" office:value="2800" table:style-name="ce93">
            <text:p>2800</text:p>
          </table:table-cell>
          <table:table-cell table:style-name="ce77"/>
          <table:table-cell table:number-columns-repeated="2" table:style-name="ce26"/>
          <table:table-cell table:style-name="ce77"/>
          <table:table-cell table:number-columns-repeated="16368" table:style-name="ce1"/>
        </table:table-row>
        <table:table-row table:style-name="ro3">
          <table:table-cell table:style-name="ce1"/>
          <table:table-cell table:number-columns-repeated="3" table:style-name="ce13"/>
          <table:table-cell table:style-name="ce14"/>
          <table:table-cell table:style-name="ce13"/>
          <table:table-cell table:style-name="ce24"/>
          <table:table-cell table:number-columns-repeated="2" table:style-name="ce14"/>
          <table:table-cell office:value-type="float" office:value="23" table:style-name="ce17">
            <text:p>23</text:p>
          </table:table-cell>
          <table:table-cell office:value-type="float" office:value="1" table:formula="of:=[.L38]^0" table:style-name="ce93">
            <text:p>1</text:p>
          </table:table-cell>
          <table:table-cell office:value-type="float" office:value="2935" table:style-name="ce93">
            <text:p>2935</text:p>
          </table:table-cell>
          <table:table-cell table:style-name="ce77"/>
          <table:table-cell table:number-columns-repeated="2" table:style-name="ce26"/>
          <table:table-cell table:style-name="ce77"/>
          <table:table-cell table:number-columns-repeated="16368" table:style-name="ce1"/>
        </table:table-row>
        <table:table-row table:style-name="ro3">
          <table:table-cell table:style-name="ce1"/>
          <table:table-cell table:number-columns-repeated="3" table:style-name="ce13"/>
          <table:table-cell table:style-name="ce14"/>
          <table:table-cell table:style-name="ce13"/>
          <table:table-cell table:style-name="ce24"/>
          <table:table-cell table:number-columns-repeated="2" table:style-name="ce14"/>
          <table:table-cell office:value-type="float" office:value="24" table:style-name="ce17">
            <text:p>24</text:p>
          </table:table-cell>
          <table:table-cell office:value-type="float" office:value="1" table:formula="of:=[.L39]^0" table:style-name="ce93">
            <text:p>1</text:p>
          </table:table-cell>
          <table:table-cell office:value-type="float" office:value="3070" table:style-name="ce93">
            <text:p>3070</text:p>
          </table:table-cell>
          <table:table-cell table:style-name="ce77"/>
          <table:table-cell table:number-columns-repeated="2" table:style-name="ce26"/>
          <table:table-cell table:style-name="ce77"/>
          <table:table-cell table:number-columns-repeated="16368" table:style-name="ce1"/>
        </table:table-row>
        <table:table-row table:style-name="ro3">
          <table:table-cell table:style-name="ce1"/>
          <table:table-cell table:number-columns-repeated="3" table:style-name="ce13"/>
          <table:table-cell table:style-name="ce14"/>
          <table:table-cell table:style-name="ce13"/>
          <table:table-cell table:style-name="ce24"/>
          <table:table-cell table:number-columns-repeated="2" table:style-name="ce14"/>
          <table:table-cell office:value-type="float" office:value="25" table:style-name="ce17">
            <text:p>25</text:p>
          </table:table-cell>
          <table:table-cell office:value-type="float" office:value="1" table:formula="of:=[.L40]^0" table:style-name="ce96">
            <text:p>1</text:p>
          </table:table-cell>
          <table:table-cell office:value-type="float" office:value="3205" table:style-name="ce96">
            <text:p>3205</text:p>
          </table:table-cell>
          <table:table-cell table:style-name="ce77"/>
          <table:table-cell table:number-columns-repeated="2" table:style-name="ce26"/>
          <table:table-cell table:style-name="ce77"/>
          <table:table-cell table:number-columns-repeated="16368" table:style-name="ce1"/>
        </table:table-row>
        <table:table-row table:style-name="ro3">
          <table:table-cell table:style-name="ce1"/>
          <table:table-cell table:number-columns-repeated="3" table:style-name="ce13"/>
          <table:table-cell table:style-name="ce14"/>
          <table:table-cell table:style-name="ce13"/>
          <table:table-cell table:style-name="ce24"/>
          <table:table-cell table:number-columns-repeated="2" table:style-name="ce14"/>
          <table:table-cell office:value-type="float" office:value="26" table:style-name="ce17">
            <text:p>26</text:p>
          </table:table-cell>
          <table:table-cell office:value-type="float" office:value="1" table:formula="of:=[.L41]^0" table:style-name="ce93">
            <text:p>1</text:p>
          </table:table-cell>
          <table:table-cell office:value-type="float" office:value="3340" table:style-name="ce93">
            <text:p>3340</text:p>
          </table:table-cell>
          <table:table-cell table:style-name="ce77"/>
          <table:table-cell table:number-columns-repeated="2" table:style-name="ce26"/>
          <table:table-cell table:style-name="ce77"/>
          <table:table-cell table:number-columns-repeated="16368" table:style-name="ce1"/>
        </table:table-row>
        <table:table-row table:style-name="ro3">
          <table:table-cell table:style-name="ce1"/>
          <table:table-cell table:number-columns-repeated="3" table:style-name="ce13"/>
          <table:table-cell table:style-name="ce14"/>
          <table:table-cell table:style-name="ce13"/>
          <table:table-cell table:style-name="ce24"/>
          <table:table-cell table:number-columns-repeated="2" table:style-name="ce14"/>
          <table:table-cell office:value-type="float" office:value="27" table:style-name="ce17">
            <text:p>27</text:p>
          </table:table-cell>
          <table:table-cell office:value-type="float" office:value="1" table:formula="of:=[.L42]^0" table:style-name="ce93">
            <text:p>1</text:p>
          </table:table-cell>
          <table:table-cell office:value-type="float" office:value="3475" table:style-name="ce93">
            <text:p>3475</text:p>
          </table:table-cell>
          <table:table-cell table:style-name="ce77"/>
          <table:table-cell table:number-columns-repeated="2" table:style-name="ce26"/>
          <table:table-cell table:style-name="ce77"/>
          <table:table-cell table:number-columns-repeated="16368" table:style-name="ce1"/>
        </table:table-row>
        <table:table-row table:style-name="ro3">
          <table:table-cell table:style-name="ce1"/>
          <table:table-cell table:number-columns-repeated="3" table:style-name="ce13"/>
          <table:table-cell table:style-name="ce14"/>
          <table:table-cell table:style-name="ce13"/>
          <table:table-cell table:style-name="ce24"/>
          <table:table-cell table:number-columns-repeated="2" table:style-name="ce14"/>
          <table:table-cell office:value-type="float" office:value="28" table:style-name="ce17">
            <text:p>28</text:p>
          </table:table-cell>
          <table:table-cell office:value-type="float" office:value="1" table:formula="of:=[.L43]^0" table:style-name="ce93">
            <text:p>1</text:p>
          </table:table-cell>
          <table:table-cell office:value-type="float" office:value="3610" table:style-name="ce93">
            <text:p>3610</text:p>
          </table:table-cell>
          <table:table-cell table:style-name="ce77"/>
          <table:table-cell table:number-columns-repeated="2" table:style-name="ce26"/>
          <table:table-cell table:style-name="ce77"/>
          <table:table-cell table:number-columns-repeated="16368" table:style-name="ce1"/>
        </table:table-row>
        <table:table-row table:style-name="ro3">
          <table:table-cell table:style-name="ce1"/>
          <table:table-cell table:number-columns-repeated="3" table:style-name="ce13"/>
          <table:table-cell table:style-name="ce14"/>
          <table:table-cell table:style-name="ce13"/>
          <table:table-cell table:style-name="ce24"/>
          <table:table-cell table:number-columns-repeated="2" table:style-name="ce14"/>
          <table:table-cell office:value-type="float" office:value="29" table:style-name="ce17">
            <text:p>29</text:p>
          </table:table-cell>
          <table:table-cell office:value-type="float" office:value="1" table:formula="of:=[.L44]^0" table:style-name="ce93">
            <text:p>1</text:p>
          </table:table-cell>
          <table:table-cell office:value-type="float" office:value="3745" table:style-name="ce93">
            <text:p>3745</text:p>
          </table:table-cell>
          <table:table-cell table:style-name="ce77"/>
          <table:table-cell table:number-columns-repeated="2" table:style-name="ce26"/>
          <table:table-cell table:style-name="ce77"/>
          <table:table-cell table:number-columns-repeated="16368" table:style-name="ce1"/>
        </table:table-row>
        <table:table-row table:style-name="ro3">
          <table:table-cell table:style-name="ce1"/>
          <table:table-cell table:number-columns-repeated="3" table:style-name="ce13"/>
          <table:table-cell table:style-name="ce14"/>
          <table:table-cell table:style-name="ce13"/>
          <table:table-cell table:style-name="ce24"/>
          <table:table-cell table:number-columns-repeated="2" table:style-name="ce14"/>
          <table:table-cell office:value-type="float" office:value="30" table:style-name="ce17">
            <text:p>30</text:p>
          </table:table-cell>
          <table:table-cell office:value-type="float" office:value="1" table:formula="of:=[.L45]^0" table:style-name="ce93">
            <text:p>1</text:p>
          </table:table-cell>
          <table:table-cell office:value-type="float" office:value="3880" table:style-name="ce93">
            <text:p>3880</text:p>
          </table:table-cell>
          <table:table-cell table:style-name="ce77"/>
          <table:table-cell table:number-columns-repeated="2" table:style-name="ce26"/>
          <table:table-cell table:style-name="ce77"/>
          <table:table-cell table:number-columns-repeated="16368" table:style-name="ce1"/>
        </table:table-row>
        <table:table-row table:style-name="ro3">
          <table:table-cell table:style-name="ce1"/>
          <table:table-cell table:number-columns-repeated="3" table:style-name="ce13"/>
          <table:table-cell table:style-name="ce14"/>
          <table:table-cell table:style-name="ce13"/>
          <table:table-cell table:style-name="ce24"/>
          <table:table-cell table:number-columns-repeated="2" table:style-name="ce14"/>
          <table:table-cell office:value-type="float" office:value="31" table:style-name="ce17">
            <text:p>31</text:p>
          </table:table-cell>
          <table:table-cell office:value-type="float" office:value="1" table:formula="of:=[.L46]^0" table:style-name="ce93">
            <text:p>1</text:p>
          </table:table-cell>
          <table:table-cell office:value-type="float" office:value="4015" table:style-name="ce93">
            <text:p>4015</text:p>
          </table:table-cell>
          <table:table-cell table:style-name="ce77"/>
          <table:table-cell table:number-columns-repeated="2" table:style-name="ce26"/>
          <table:table-cell table:style-name="ce77"/>
          <table:table-cell table:number-columns-repeated="16368" table:style-name="ce1"/>
        </table:table-row>
        <table:table-row table:style-name="ro3">
          <table:table-cell table:style-name="ce1"/>
          <table:table-cell table:number-columns-repeated="3" table:style-name="ce13"/>
          <table:table-cell table:style-name="ce14"/>
          <table:table-cell table:style-name="ce13"/>
          <table:table-cell table:style-name="ce24"/>
          <table:table-cell table:number-columns-repeated="2" table:style-name="ce14"/>
          <table:table-cell office:value-type="float" office:value="32" table:style-name="ce17">
            <text:p>32</text:p>
          </table:table-cell>
          <table:table-cell office:value-type="float" office:value="1" table:formula="of:=[.L47]^0" table:style-name="ce93">
            <text:p>1</text:p>
          </table:table-cell>
          <table:table-cell office:value-type="float" office:value="4150" table:style-name="ce93">
            <text:p>4150</text:p>
          </table:table-cell>
          <table:table-cell table:style-name="ce77"/>
          <table:table-cell table:number-columns-repeated="2" table:style-name="ce26"/>
          <table:table-cell table:style-name="ce77"/>
          <table:table-cell table:number-columns-repeated="16368" table:style-name="ce1"/>
        </table:table-row>
        <table:table-row table:number-rows-repeated="4" table:style-name="ro3">
          <table:table-cell table:style-name="ce1"/>
          <table:table-cell table:number-columns-repeated="3" table:style-name="ce13"/>
          <table:table-cell table:style-name="ce14"/>
          <table:table-cell table:style-name="ce13"/>
          <table:table-cell table:style-name="ce24"/>
          <table:table-cell table:number-columns-repeated="2" table:style-name="ce14"/>
          <table:table-cell table:style-name="ce17"/>
          <table:table-cell table:style-name="ce14"/>
          <table:table-cell table:style-name="ce99"/>
          <table:table-cell table:style-name="ce77"/>
          <table:table-cell table:number-columns-repeated="2" table:style-name="ce26"/>
          <table:table-cell table:style-name="ce77"/>
          <table:table-cell table:number-columns-repeated="16368" table:style-name="ce1"/>
        </table:table-row>
        <table:table-row table:number-rows-repeated="104852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1" svg:font-family="Arial1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>
      <number:scientific-number number:decimal-places="2" number:min-decimal-places="2" number:min-integer-digits="1" number:min-exponent-digits="3" number:exponent-interval="1" number:forced-exponent-sign="true"/>
    </number:number-style>
    <number:number-style style:name="N38">
      <number:number number:decimal-places="1" number:min-decimal-places="1" number:min-integer-digits="1"/>
    </number:number-style>
    <number:number-style style:name="N39">
      <number:scientific-number number:decimal-places="4" number:min-decimal-places="4" number:min-integer-digits="1" number:min-exponent-digits="2" number:exponent-interval="1" number:forced-exponent-sign="true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3" style:page-layout-name="pm3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meta:initial-creator>Mark Lehr</meta:initial-creator>
    <dc:creator>Fernandez, Danielle</dc:creator>
    <meta:creation-date>2022-09-21T11:27:51Z</meta:creation-date>
    <dc:date>2023-10-23T01:13:33Z</dc:date>
    <meta:editing-cycles>4</meta:editing-cycles>
    <meta:editing-duration>PT2576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scatter" svg:height="255.0887401574803pt" svg:width="453.5135433070866pt" chart:style-name="Crt0">
        <chart:title chart:style-name="CT00">
          <text:p text:style-name="a0" text:class-names="" text:cond-style-name="">Mark Sort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me in Second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ize of N for Sorting</text:p>
            </chart:title>
            <chart:grid chart:class="major" chart:style-name="GMa1"/>
          </chart:axis>
          <chart:series chart:label-cell-address="lehr_TimingAnalysis.$E$21" chart:values-cell-range-address="lehr_TimingAnalysis.$E$22:.$E$44" chart:class="chart:scatter" chart:attached-axis="primary-y" chart:style-name="G0S0">
            <chart:domain table:cell-range-address="lehr_TimingAnalysis.$C$22:.$C$44"/>
            <chart:data-point chart:repeated="23"/>
          </chart:series>
          <chart:series chart:label-cell-address="lehr_TimingAnalysis.$F$21" chart:values-cell-range-address="lehr_TimingAnalysis.$F$22:.$F$44" chart:class="chart:scatter" chart:attached-axis="primary-y" chart:style-name="G0S1">
            <chart:domain table:cell-range-address="lehr_TimingAnalysis.$C$22:.$C$44"/>
            <chart:data-point chart:repeated="23"/>
          </chart:series>
          <chart:series chart:label-cell-address="lehr_TimingAnalysis.$G$21" chart:values-cell-range-address="lehr_TimingAnalysis.$G$22:.$G$44" chart:class="chart:scatter" chart:attached-axis="primary-y" chart:style-name="G0S2">
            <chart:domain table:cell-range-address="lehr_TimingAnalysis.$C$22:.$C$44"/>
            <chart:data-point chart:repeated="23"/>
          </chart:series>
          <chart:series chart:label-cell-address="lehr_TimingAnalysis.$E$8" chart:values-cell-range-address="lehr_TimingAnalysis.$E$11:.$E$17" chart:class="chart:scatter" chart:attached-axis="primary-y" chart:style-name="G0S3">
            <chart:domain table:cell-range-address="lehr_TimingAnalysis.$C$11:.$C$17"/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scientific-number number:decimal-places="2" number:min-decimal-places="2" number:min-integer-digits="1" number:min-exponent-digits="3" number:exponent-interval="1" number:forced-exponent-sign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42in" svg:stroke-color="#000000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36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70ad47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solid" svg:stroke-width="0.01042in" svg:stroke-color="#000000" svg:stroke-opacity="100%"/>
    </style:style>
  </office:automatic-styles>
  <office:body>
    <office:chart>
      <chart:chart chart:class="chart:scatter" svg:height="452.3255905511811pt" svg:width="541.5695275590551pt" chart:style-name="Crt0">
        <chart:title chart:style-name="CT00">
          <text:p text:style-name="a0" text:class-names="" text:cond-style-name="">Timing Analysi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me (Sec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Array Size</text:p>
            </chart:title>
            <chart:grid chart:class="major" chart:style-name="GMa1"/>
          </chart:axis>
          <chart:series chart:label-cell-address="df_TimingAnalysis.$D$11" chart:values-cell-range-address="df_TimingAnalysis.$D$14:.$D$18" chart:class="chart:scatter" chart:attached-axis="primary-y" chart:style-name="G0S0">
            <chart:domain table:cell-range-address="df_TimingAnalysis.$C$14:.$C$18"/>
            <chart:data-point chart:repeated="5"/>
          </chart:series>
          <chart:series chart:label-cell-address="df_TimingAnalysis.$O$13" chart:values-cell-range-address="df_TimingAnalysis.$O$14:.$O$72" chart:class="chart:scatter" chart:attached-axis="primary-y" chart:style-name="G0S1">
            <chart:domain table:cell-range-address="df_TimingAnalysis.$M$14:.$M$72"/>
            <chart:data-point chart:repeated="59"/>
          </chart:series>
          <chart:series chart:label-cell-address="df_TimingAnalysis.$P$12" chart:values-cell-range-address="df_TimingAnalysis.$P$14:.$P$72" chart:class="chart:scatter" chart:attached-axis="primary-y" chart:style-name="G0S2">
            <chart:domain table:cell-range-address="df_TimingAnalysis.$M$14:.$M$72"/>
            <chart:data-point chart:repeated="59"/>
          </chart:series>
          <chart:series chart:label-cell-address="df_TimingAnalysis.$Q$13" chart:values-cell-range-address="df_TimingAnalysis.$Q$14:.$Q$72" chart:class="chart:scatter" chart:attached-axis="primary-y" chart:style-name="G0S3">
            <chart:domain table:cell-range-address="df_TimingAnalysis.$M$14:.$M$72"/>
            <chart:data-point chart:repeated="59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6">
      <number:scientific-number number:decimal-places="2" number:min-decimal-places="2" number:min-integer-digits="1" number:min-exponent-digits="3" number:exponent-interval="1" number:forced-exponent-sign="true"/>
    </number:number-style>
    <number:number-style style:name="N37">
      <number:scientific-number number:decimal-places="4" number:min-decimal-places="4" number:min-integer-digits="1" number:min-exponent-digits="2" number:exponent-interval="1" number:forced-exponent-sign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36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398.6927559055118pt" svg:width="640.8287401574802pt" chart:style-name="Crt0">
        <chart:title chart:style-name="CT00">
          <text:p text:style-name="a0" text:class-names="" text:cond-style-name="">Mark Sort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Number of Operation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 - Number of Elements to Sort</text:p>
            </chart:title>
            <chart:grid chart:class="major" chart:style-name="GMa1"/>
          </chart:axis>
          <chart:series chart:label-cell-address="lehr_OpertionalAnalysis.$E$8" chart:values-cell-range-address="lehr_OpertionalAnalysis.$E$11:.$E$14" chart:class="chart:scatter" chart:attached-axis="primary-y" chart:style-name="G0S0">
            <chart:domain table:cell-range-address="lehr_OpertionalAnalysis.$C$11:.$C$14"/>
            <chart:data-point chart:repeated="4"/>
          </chart:series>
          <chart:series chart:label-cell-address="lehr_OpertionalAnalysis.$E$18" chart:values-cell-range-address="lehr_OpertionalAnalysis.$E$19:.$E$50" chart:class="chart:scatter" chart:attached-axis="primary-y" chart:style-name="G0S1">
            <chart:domain table:cell-range-address="lehr_OpertionalAnalysis.$C$19:.$C$50"/>
            <chart:data-point chart:repeated="32"/>
          </chart:series>
          <chart:series chart:label-cell-address="lehr_OpertionalAnalysis.$F$18" chart:values-cell-range-address="lehr_OpertionalAnalysis.$F$19:.$F$49" chart:class="chart:scatter" chart:attached-axis="primary-y" chart:style-name="G0S2">
            <chart:domain table:cell-range-address="lehr_OpertionalAnalysis.$C$19:.$C$50"/>
            <chart:data-point chart:repeated="31"/>
          </chart:series>
          <chart:series chart:label-cell-address="lehr_OpertionalAnalysis.$G$18" chart:values-cell-range-address="lehr_OpertionalAnalysis.$G$19:.$G$50" chart:class="chart:scatter" chart:attached-axis="primary-y" chart:style-name="G0S3">
            <chart:domain table:cell-range-address="lehr_OpertionalAnalysis.$C$19:.$C$50"/>
            <chart:data-point chart:repeated="32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6">
      <number:scientific-number number:decimal-places="2" number:min-decimal-places="2" number:min-integer-digits="1" number:min-exponent-digits="3" number:exponent-interval="1" number:forced-exponent-sign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36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>
      <style:graphic-properties draw:fill="none" draw:stroke="solid" svg:stroke-width="0.0315in" svg:stroke-color="#4472c4" svg:stroke-opacity="100%" draw:stroke-linejoin="round" svg:stroke-linecap="round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70ad47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ed7d31" svg:stroke-opacity="100%" draw:stroke-linejoin="round" svg:stroke-linecap="round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502.4037007874016pt" svg:width="531.602598425197pt" chart:style-name="Crt0">
        <chart:title chart:style-name="CT00">
          <text:p text:style-name="a0" text:class-names="" text:cond-style-name="">Operational Analysi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Number of Operation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Array Size</text:p>
            </chart:title>
          </chart:axis>
          <chart:series chart:label-cell-address="df_OperationalAnalysis.$D$13" chart:values-cell-range-address="df_OperationalAnalysis.$D$16:.$D$20" chart:class="chart:scatter" chart:attached-axis="primary-y" chart:style-name="G0S0">
            <chart:domain table:cell-range-address="df_OperationalAnalysis.$C$16:.$C$20"/>
            <chart:data-point chart:repeated="4"/>
            <chart:data-point chart:style-name="G0S0P4"/>
          </chart:series>
          <chart:series chart:label-cell-address="df_OperationalAnalysis.$N$14" chart:values-cell-range-address="df_OperationalAnalysis.$N$15:.$N$51" chart:class="chart:scatter" chart:attached-axis="primary-y" chart:style-name="G0S1">
            <chart:domain table:cell-range-address="df_OperationalAnalysis.$L$15:.$L$51"/>
            <chart:data-point chart:repeated="33"/>
          </chart:series>
          <chart:series chart:label-cell-address="df_OperationalAnalysis.$O$13" chart:values-cell-range-address="df_OperationalAnalysis.$O$15:.$O$51" chart:class="chart:scatter" chart:attached-axis="primary-y" chart:style-name="G0S2">
            <chart:domain table:cell-range-address="df_OperationalAnalysis.$L$15:.$L$51"/>
            <chart:data-point chart:repeated="33"/>
          </chart:series>
          <chart:series chart:label-cell-address="df_OperationalAnalysis.$P$14" chart:values-cell-range-address="df_OperationalAnalysis.$P$15:.$P$51" chart:class="chart:scatter" chart:attached-axis="primary-y" chart:style-name="G0S3">
            <chart:domain table:cell-range-address="df_OperationalAnalysis.$L$15:.$L$51"/>
            <chart:data-point chart:repeated="33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